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580000001F501C3D662BC8CC2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1" svg:font-family="Consolas"/>
    <style:font-face style:name="Liberation Serif1" svg:font-family="'Liberation Serif'"/>
    <style:font-face style:name="Times New Roman" svg:font-family="'Times New Roman'"/>
    <style:font-face style:name="sans-serif" svg:font-family="sans-serif"/>
    <style:font-face style:name="LiberationSerif1" svg:font-family="LiberationSerif" style:font-family-generic="roman"/>
    <style:font-face style:name="Lucida Sans1" svg:font-family="'Lucida Sans'" style:font-family-generic="swiss"/>
    <style:font-face style:name="Consolas2" svg:font-family="Consolas" style:font-family-generic="modern" style:font-pitch="fixed"/>
    <style:font-face style:name="Consolas" svg:font-family="Consolas" style:font-adornments="Normal"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LiberationSerif-Bold" svg:font-family="LiberationSerif-Bold" style:font-family-generic="roman" style:font-pitch="variable"/>
    <style:font-face style:name="OpenSymbol1" svg:font-family="OpenSymbol"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4.249cm" style:rel-column-width="16383*"/>
    </style:style>
    <style:style style:name="Tableau2.D" style:family="table-column">
      <style:table-column-properties style:column-width="4.251cm" style:rel-column-width="16386*"/>
    </style:style>
    <style:style style:name="Tableau2.A1" style:family="table-cell">
      <style:table-cell-properties fo:background-color="transparent" fo:padding="0.097cm" fo:border="none" style:writing-mode="page">
        <style:background-image/>
      </style:table-cell-properties>
    </style:style>
    <style:style style:name="Tableau3" style:family="table">
      <style:table-properties style:width="17cm" table:align="margins"/>
    </style:style>
    <style:style style:name="Tableau3.A" style:family="table-column">
      <style:table-column-properties style:column-width="4.249cm" style:rel-column-width="16383*"/>
    </style:style>
    <style:style style:name="Tableau3.D" style:family="table-column">
      <style:table-column-properties style:column-width="4.251cm" style:rel-column-width="16386*"/>
    </style:style>
    <style:style style:name="Tableau3.A1" style:family="table-cell">
      <style:table-cell-properties fo:background-color="transparent" fo:padding="0.097cm" fo:border="none" style:writing-mode="page">
        <style:background-image/>
      </style:table-cell-properties>
    </style:style>
    <style:style style:name="Tableau1" style:family="table">
      <style:table-properties style:width="17.013cm" fo:margin-left="0cm" table:align="left"/>
    </style:style>
    <style:style style:name="Tableau1.A" style:family="table-column">
      <style:table-column-properties style:column-width="5.666cm"/>
    </style:style>
    <style:style style:name="Tableau1.B" style:family="table-column">
      <style:table-column-properties style:column-width="5.024cm"/>
    </style:style>
    <style:style style:name="Tableau1.C" style:family="table-column">
      <style:table-column-properties style:column-width="6.324cm"/>
    </style:style>
    <style:style style:name="Tableau1.A1" style:family="table-cell">
      <style:table-cell-properties fo:background-color="transparent" fo:padding="0.097cm" fo:border="none" style:writing-mode="page">
        <style:background-image/>
      </style:table-cell-properties>
    </style:style>
    <style:style style:name="P1" style:family="paragraph" style:parent-style-name="Header">
      <style:paragraph-properties fo:text-align="end" style:justify-single-word="false"/>
      <style:text-properties officeooo:rsid="00056bbc" officeooo:paragraph-rsid="00056bbc"/>
    </style:style>
    <style:style style:name="P2" style:family="paragraph" style:parent-style-name="Footer">
      <style:paragraph-properties fo:text-align="center" style:justify-single-word="false"/>
    </style:style>
    <style:style style:name="P3" style:family="paragraph" style:parent-style-name="Heading_20_1">
      <style:paragraph-properties fo:break-before="page"/>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Heading_20_3">
      <style:paragraph-properties fo:margin-left="1.482cm" fo:margin-right="0cm" fo:text-indent="0cm" style:auto-text-indent="false"/>
      <style:text-properties fo:font-variant="normal" fo:text-transform="none" fo:color="#000000" style:font-name="sans-serif" fo:font-size="9pt" fo:letter-spacing="normal" fo:font-style="normal" fo:font-weight="normal" officeooo:rsid="0083cd7b" officeooo:paragraph-rsid="00056bbc" style:font-size-asian="9pt" style:font-size-complex="9pt"/>
    </style:style>
    <style:style style:name="P6" style:family="paragraph" style:parent-style-name="Text_20_body">
      <style:paragraph-properties fo:margin-left="1.482cm" fo:margin-right="0cm" fo:orphans="2" fo:widows="2" fo:text-indent="0cm" style:auto-text-indent="false"/>
      <style:text-properties officeooo:paragraph-rsid="00056bbc"/>
    </style:style>
    <style:style style:name="P7" style:family="paragraph" style:parent-style-name="Text_20_body">
      <style:paragraph-properties fo:margin-left="1.482cm" fo:margin-right="0cm" fo:orphans="2" fo:widows="2" fo:text-indent="0cm" style:auto-text-indent="false"/>
      <style:text-properties fo:font-variant="normal" fo:text-transform="none" fo:color="#222222" style:font-name="sans-serif" fo:font-size="9pt" fo:letter-spacing="normal" fo:font-style="normal" fo:font-weight="normal" officeooo:paragraph-rsid="00056bbc" style:font-size-asian="9pt" style:font-size-complex="9pt"/>
    </style:style>
    <style:style style:name="P8" style:family="paragraph" style:parent-style-name="_5f_ensTP_5f__5f_Corps">
      <style:paragraph-properties fo:margin-left="1.482cm" fo:margin-right="0cm" fo:text-indent="0cm" style:auto-text-indent="false"/>
      <style:text-properties style:font-name="Consolas2" officeooo:rsid="00316925" officeooo:paragraph-rsid="00056bbc"/>
    </style:style>
    <style:style style:name="P9" style:family="paragraph" style:parent-style-name="_5f_ensTP_5f__5f_Corps">
      <style:paragraph-properties fo:margin-left="1.482cm" fo:margin-right="0cm" fo:text-indent="0cm" style:auto-text-indent="false"/>
      <style:text-properties style:font-name="Consolas2" officeooo:rsid="00326df2" officeooo:paragraph-rsid="00056bbc"/>
    </style:style>
    <style:style style:name="P10" style:family="paragraph" style:parent-style-name="_5f_ensTP_5f__5f_Corps">
      <style:paragraph-properties fo:margin-left="1.482cm" fo:margin-right="0cm" fo:text-indent="0cm" style:auto-text-indent="false"/>
      <style:text-properties style:font-name="Consolas2" officeooo:rsid="003499ed" officeooo:paragraph-rsid="00056bbc"/>
    </style:style>
    <style:style style:name="P11" style:family="paragraph" style:parent-style-name="_5f_ensTP_5f__5f_Corps">
      <style:paragraph-properties fo:margin-left="1.482cm" fo:margin-right="0cm" fo:text-indent="0cm" style:auto-text-indent="false"/>
      <style:text-properties style:font-name="Consolas2" officeooo:paragraph-rsid="00056bbc"/>
    </style:style>
    <style:style style:name="P12" style:family="paragraph" style:parent-style-name="_5f_ensTP_5f__5f_Corps">
      <style:paragraph-properties fo:margin-left="1.482cm" fo:margin-right="0cm" fo:text-indent="0cm" style:auto-text-indent="false"/>
      <style:text-properties officeooo:paragraph-rsid="00056bbc"/>
    </style:style>
    <style:style style:name="P13" style:family="paragraph" style:parent-style-name="Preformatted_20_Text">
      <style:text-properties officeooo:paragraph-rsid="00056bbc"/>
    </style:style>
    <style:style style:name="P14" style:family="paragraph" style:parent-style-name="Preformatted_20_Text">
      <style:paragraph-properties fo:margin-left="0cm" fo:margin-right="0cm" fo:line-height="115%" fo:text-align="start" style:justify-single-word="false" fo:text-indent="0cm" style:auto-text-indent="false"/>
      <style:text-properties officeooo:paragraph-rsid="00056bbc"/>
    </style:style>
    <style:style style:name="P15" style:family="paragraph" style:parent-style-name="Text_20_body">
      <style:paragraph-properties fo:margin-left="0cm" fo:margin-right="0cm" fo:margin-top="0cm" fo:margin-bottom="0.245cm" loext:contextual-spacing="false" fo:line-height="115%" fo:text-align="start" style:justify-single-word="false" fo:text-indent="0cm" style:auto-text-indent="false" style:writing-mode="lr-tb"/>
      <style:text-properties style:font-name="Liberation Serif1" fo:font-size="12pt" fo:language="fr" fo:country="FR" fo:font-weight="normal" officeooo:paragraph-rsid="00056bbc"/>
    </style:style>
    <style:style style:name="P16" style:family="paragraph" style:parent-style-name="Text_20_body">
      <style:paragraph-properties fo:margin-left="0cm" fo:margin-right="0cm" fo:margin-top="0cm" fo:margin-bottom="0.245cm" loext:contextual-spacing="false" fo:line-height="115%" fo:text-align="start" style:justify-single-word="false" fo:text-indent="0cm" style:auto-text-indent="false" style:writing-mode="lr-tb"/>
      <style:text-properties style:font-name="Liberation Serif1" fo:font-size="12pt" fo:language="fr" fo:country="FR" fo:font-weight="normal" officeooo:rsid="00248518" officeooo:paragraph-rsid="00056bbc"/>
    </style:style>
    <style:style style:name="P17" style:family="paragraph" style:parent-style-name="Text_20_body">
      <style:paragraph-properties fo:margin-left="0cm" fo:margin-right="0cm" fo:margin-top="0cm" fo:margin-bottom="0.245cm" loext:contextual-spacing="false" fo:line-height="115%" fo:text-align="start" style:justify-single-word="false" fo:text-indent="0cm" style:auto-text-indent="false" style:writing-mode="lr-tb"/>
      <style:text-properties officeooo:paragraph-rsid="00056bbc"/>
    </style:style>
    <style:style style:name="P18" style:family="paragraph" style:parent-style-name="Text_20_body">
      <style:paragraph-properties fo:margin-left="0cm" fo:margin-right="0cm" fo:margin-top="0cm" fo:margin-bottom="0.245cm" loext:contextual-spacing="false" fo:line-height="115%" fo:text-align="center" style:justify-single-word="false" fo:text-indent="0cm" style:auto-text-indent="false" style:writing-mode="lr-tb"/>
      <style:text-properties style:font-name="Consolas1" officeooo:paragraph-rsid="00056bbc"/>
    </style:style>
    <style:style style:name="P19" style:family="paragraph" style:parent-style-name="Text_20_body">
      <style:paragraph-properties fo:margin-left="0cm" fo:margin-right="0cm" fo:margin-top="0cm" fo:margin-bottom="0.245cm" loext:contextual-spacing="false" fo:line-height="115%" fo:text-align="center" style:justify-single-word="false" fo:text-indent="0cm" style:auto-text-indent="false" style:writing-mode="lr-tb"/>
      <style:text-properties fo:color="#000000" style:font-name="Consolas1" fo:font-size="12pt" fo:language="fr" fo:country="FR" fo:font-weight="normal" officeooo:paragraph-rsid="00056bbc"/>
    </style:style>
    <style:style style:name="P20" style:family="paragraph" style:parent-style-name="Text_20_body">
      <style:paragraph-properties fo:margin-left="0cm" fo:margin-right="0cm" fo:margin-top="0cm" fo:margin-bottom="0.245cm" loext:contextual-spacing="false" fo:line-height="115%" fo:text-align="start" style:justify-single-word="false" fo:text-indent="0cm" style:auto-text-indent="false" style:writing-mode="lr-tb"/>
      <style:text-properties fo:color="#000000" style:font-name="Liberation Serif1" fo:font-size="12pt" fo:language="fr" fo:country="FR" fo:font-weight="normal" officeooo:paragraph-rsid="00056bbc"/>
    </style:style>
    <style:style style:name="P21" style:family="paragraph" style:parent-style-name="Text_20_body">
      <style:paragraph-properties fo:margin-left="0cm" fo:margin-right="0cm" fo:margin-top="0cm" fo:margin-bottom="0.245cm" loext:contextual-spacing="false" fo:line-height="115%" fo:text-align="start" style:justify-single-word="false" fo:text-indent="0cm" style:auto-text-indent="false" style:writing-mode="lr-tb"/>
      <style:text-properties fo:color="#000000" style:font-name="Liberation Serif1" fo:font-size="12pt" fo:language="fr" fo:country="FR" fo:font-weight="bold" officeooo:paragraph-rsid="00056bbc"/>
    </style:style>
    <style:style style:name="P22" style:family="paragraph" style:parent-style-name="Text_20_body">
      <style:paragraph-properties fo:margin-left="0cm" fo:margin-right="0cm" fo:margin-top="0cm" fo:margin-bottom="0.243cm" loext:contextual-spacing="false" fo:line-height="115%" fo:text-align="start" style:justify-single-word="false" fo:text-indent="0cm" style:auto-text-indent="false" style:writing-mode="lr-tb"/>
      <style:text-properties style:font-name="Liberation Serif1" fo:font-size="12pt" fo:language="fr" fo:country="FR" fo:font-weight="normal" officeooo:paragraph-rsid="00056bbc"/>
    </style:style>
    <style:style style:name="P23" style:family="paragraph" style:parent-style-name="Text_20_body">
      <style:paragraph-properties fo:margin-left="0cm" fo:margin-right="0cm" fo:margin-top="0cm" fo:margin-bottom="0.243cm" loext:contextual-spacing="false" fo:line-height="115%" fo:text-align="start" style:justify-single-word="false" fo:text-indent="0cm" style:auto-text-indent="false" style:writing-mode="lr-tb"/>
      <style:text-properties style:font-name="Liberation Serif1" fo:font-size="12pt" fo:language="fr" fo:country="FR" fo:font-weight="normal" officeooo:rsid="00248518" officeooo:paragraph-rsid="00056bbc"/>
    </style:style>
    <style:style style:name="P24" style:family="paragraph" style:parent-style-name="Text_20_body">
      <style:paragraph-properties fo:margin-left="0cm" fo:margin-right="0cm" fo:margin-top="0cm" fo:margin-bottom="0.243cm" loext:contextual-spacing="false" fo:line-height="115%" fo:text-align="center" style:justify-single-word="false" fo:text-indent="0cm" style:auto-text-indent="false" style:writing-mode="lr-tb"/>
      <style:text-properties style:font-name="Consolas1" officeooo:paragraph-rsid="00056bbc"/>
    </style:style>
    <style:style style:name="P25" style:family="paragraph" style:parent-style-name="Text_20_body">
      <style:paragraph-properties fo:margin-left="0cm" fo:margin-right="0cm" fo:margin-top="0cm" fo:margin-bottom="0.243cm" loext:contextual-spacing="false" fo:line-height="115%" fo:text-align="center" style:justify-single-word="false" fo:text-indent="0cm" style:auto-text-indent="false" style:writing-mode="lr-tb"/>
      <style:text-properties style:font-name="Consolas1" officeooo:rsid="00248518" officeooo:paragraph-rsid="00056bbc"/>
    </style:style>
    <style:style style:name="P26" style:family="paragraph" style:parent-style-name="Text_20_body">
      <style:paragraph-properties fo:margin-left="0cm" fo:margin-right="0cm" fo:margin-top="0cm" fo:margin-bottom="0.243cm" loext:contextual-spacing="false" fo:line-height="115%" fo:text-align="start" style:justify-single-word="false" fo:text-indent="0cm" style:auto-text-indent="false" style:writing-mode="lr-tb"/>
      <style:text-properties officeooo:paragraph-rsid="00056bbc"/>
    </style:style>
    <style:style style:name="P27" style:family="paragraph" style:parent-style-name="Text_20_body">
      <style:paragraph-properties fo:margin-left="0cm" fo:margin-right="0cm" fo:margin-top="0cm" fo:margin-bottom="0.247cm" loext:contextual-spacing="false" fo:line-height="115%" fo:text-align="start" style:justify-single-word="false" fo:text-indent="0cm" style:auto-text-indent="false" style:writing-mode="lr-tb"/>
      <style:text-properties officeooo:paragraph-rsid="00056bbc"/>
    </style:style>
    <style:style style:name="P28" style:family="paragraph" style:parent-style-name="Text_20_body">
      <style:paragraph-properties fo:margin-left="0cm" fo:margin-right="0cm" fo:margin-top="0cm" fo:margin-bottom="0.247cm" loext:contextual-spacing="false" fo:line-height="115%" fo:text-align="center" style:justify-single-word="false" fo:text-indent="0cm" style:auto-text-indent="false" style:writing-mode="lr-tb"/>
      <style:text-properties officeooo:paragraph-rsid="00056bbc"/>
    </style:style>
    <style:style style:name="P29" style:family="paragraph" style:parent-style-name="Text_20_body">
      <style:paragraph-properties fo:margin-left="0cm" fo:margin-right="0cm" fo:margin-top="0cm" fo:margin-bottom="0.247cm" loext:contextual-spacing="false" fo:line-height="115%" fo:text-align="start" style:justify-single-word="false" fo:text-indent="0cm" style:auto-text-indent="false" style:writing-mode="lr-tb"/>
      <style:text-properties style:font-name="Liberation Serif1" fo:font-size="12pt" fo:language="fr" fo:country="FR" fo:font-weight="normal" officeooo:paragraph-rsid="00056bbc"/>
    </style:style>
    <style:style style:name="P30" style:family="paragraph" style:parent-style-name="Text_20_body">
      <style:paragraph-properties fo:margin-left="0cm" fo:margin-right="0cm" fo:margin-top="0cm" fo:margin-bottom="0.247cm" loext:contextual-spacing="false" fo:line-height="115%" fo:text-align="center" style:justify-single-word="false" fo:text-indent="0cm" style:auto-text-indent="false" style:writing-mode="lr-tb"/>
      <style:text-properties style:font-name="Consolas2" fo:font-size="12pt" fo:language="fr" fo:country="FR" fo:font-weight="normal" officeooo:paragraph-rsid="00056bbc"/>
    </style:style>
    <style:style style:name="P31" style:family="paragraph" style:parent-style-name="Text_20_body">
      <style:paragraph-properties fo:margin-left="0cm" fo:margin-right="0cm" fo:margin-top="0cm" fo:margin-bottom="0.247cm" loext:contextual-spacing="false" fo:line-height="115%" fo:text-align="start" style:justify-single-word="false" fo:text-indent="0cm" style:auto-text-indent="false" style:writing-mode="lr-tb"/>
      <style:text-properties fo:color="#000000" style:font-name="Liberation Serif1" fo:font-size="12pt" fo:language="fr" fo:country="FR" fo:font-weight="normal" officeooo:paragraph-rsid="00056bbc"/>
    </style:style>
    <style:style style:name="P32"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33"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34" style:family="paragraph" style:parent-style-name="Text_20_body">
      <style:text-properties officeooo:rsid="0024ae23" officeooo:paragraph-rsid="00056bbc"/>
    </style:style>
    <style:style style:name="P35" style:family="paragraph" style:parent-style-name="Text_20_body">
      <style:text-properties officeooo:rsid="00170c63" officeooo:paragraph-rsid="00056bbc"/>
    </style:style>
    <style:style style:name="P36" style:family="paragraph" style:parent-style-name="Text_20_body">
      <style:text-properties officeooo:rsid="0015d53f" officeooo:paragraph-rsid="00056bbc"/>
    </style:style>
    <style:style style:name="P37" style:family="paragraph" style:parent-style-name="Text_20_body">
      <style:text-properties officeooo:rsid="001afef7" officeooo:paragraph-rsid="00056bbc"/>
    </style:style>
    <style:style style:name="P38" style:family="paragraph" style:parent-style-name="Text_20_body">
      <style:text-properties officeooo:rsid="001b9621" officeooo:paragraph-rsid="00056bbc"/>
    </style:style>
    <style:style style:name="P39" style:family="paragraph" style:parent-style-name="Text_20_body">
      <style:text-properties officeooo:rsid="001c3998" officeooo:paragraph-rsid="00056bbc"/>
    </style:style>
    <style:style style:name="P40" style:family="paragraph" style:parent-style-name="Text_20_body">
      <style:text-properties officeooo:rsid="0023e213" officeooo:paragraph-rsid="00056bbc"/>
    </style:style>
    <style:style style:name="P41" style:family="paragraph" style:parent-style-name="Text_20_body">
      <style:text-properties officeooo:paragraph-rsid="00056bbc"/>
    </style:style>
    <style:style style:name="P42" style:family="paragraph" style:parent-style-name="Text_20_body">
      <style:text-properties fo:color="#000000" style:font-name="Liberation Serif1" fo:font-size="12pt" fo:language="fr" fo:country="FR" fo:font-weight="normal" officeooo:rsid="001b846c" officeooo:paragraph-rsid="00056bbc"/>
    </style:style>
    <style:style style:name="P43" style:family="paragraph" style:parent-style-name="Text_20_body">
      <style:text-properties fo:color="#000000" style:font-name="Liberation Serif1" fo:font-size="12pt" fo:language="fr" fo:country="FR" fo:font-weight="normal" officeooo:rsid="001b846c" officeooo:paragraph-rsid="00056bbc" style:font-weight-asian="bold" style:font-weight-complex="bold"/>
    </style:style>
    <style:style style:name="P44" style:family="paragraph" style:parent-style-name="Text_20_body">
      <style:text-properties fo:color="#000000" style:font-name="Liberation Serif1" fo:font-size="12pt" fo:language="fr" fo:country="FR" fo:font-weight="normal" officeooo:paragraph-rsid="00056bbc"/>
    </style:style>
    <style:style style:name="P45" style:family="paragraph" style:parent-style-name="Text_20_body">
      <style:paragraph-properties>
        <style:tab-stops>
          <style:tab-stop style:position="6.869cm"/>
        </style:tab-stops>
      </style:paragraph-properties>
      <style:text-properties fo:color="#000000" style:font-name="Liberation Serif1" fo:font-size="12pt" fo:language="fr" fo:country="FR" fo:font-weight="normal" officeooo:rsid="0005feea" officeooo:paragraph-rsid="0005feea"/>
    </style:style>
    <style:style style:name="P46" style:family="paragraph" style:parent-style-name="Text_20_body">
      <style:text-properties fo:color="#000000" style:font-name="Liberation Serif1" fo:font-size="12pt" fo:language="fr" fo:country="FR" fo:font-weight="bold" officeooo:paragraph-rsid="00056bbc"/>
    </style:style>
    <style:style style:name="P47" style:family="paragraph" style:parent-style-name="Text_20_body">
      <style:text-properties fo:color="#000000" style:font-name="Consolas2" fo:font-size="12pt" fo:language="fr" fo:country="FR" fo:font-weight="normal" officeooo:rsid="001c54db" officeooo:paragraph-rsid="00056bbc" style:font-weight-asian="bold" style:font-weight-complex="bold"/>
    </style:style>
    <style:style style:name="P48" style:family="paragraph" style:parent-style-name="Text_20_body">
      <style:text-properties style:font-name="Liberation Serif1" fo:font-size="12pt" fo:language="fr" fo:country="FR" fo:font-weight="normal" officeooo:paragraph-rsid="00056bbc"/>
    </style:style>
    <style:style style:name="P49" style:family="paragraph" style:parent-style-name="Text_20_body">
      <style:text-properties style:font-name="Consolas2" officeooo:rsid="001b846c" officeooo:paragraph-rsid="00056bbc"/>
    </style:style>
    <style:style style:name="P50" style:family="paragraph" style:parent-style-name="Text_20_body">
      <style:text-properties style:font-name="Consolas2" officeooo:paragraph-rsid="00056bbc"/>
    </style:style>
    <style:style style:name="P51" style:family="paragraph" style:parent-style-name="Text_20_body">
      <style:paragraph-properties fo:text-align="center" style:justify-single-word="false" style:writing-mode="lr-tb"/>
      <style:text-properties fo:color="#000000" style:font-name="Consolas1" fo:font-size="12pt" fo:language="fr" fo:country="FR" fo:font-weight="normal" officeooo:paragraph-rsid="00056bbc"/>
    </style:style>
    <style:style style:name="P52" style:family="paragraph" style:parent-style-name="Text_20_body">
      <style:paragraph-properties fo:text-align="start" style:justify-single-word="false" style:writing-mode="lr-tb"/>
      <style:text-properties fo:color="#000000" style:font-name="Liberation Serif1" fo:font-size="12pt" fo:language="fr" fo:country="FR" fo:font-weight="bold" officeooo:paragraph-rsid="00056bbc"/>
    </style:style>
    <style:style style:name="P53" style:family="paragraph" style:parent-style-name="_5f_ensTP_5f__5f_Corps">
      <style:paragraph-properties style:writing-mode="lr-tb"/>
      <style:text-properties officeooo:rsid="00326df2" officeooo:paragraph-rsid="00056bbc"/>
    </style:style>
    <style:style style:name="P54" style:family="paragraph" style:parent-style-name="_5f_ensTP_5f__5f_Code">
      <style:paragraph-properties fo:text-align="center" style:justify-single-word="false"/>
      <style:text-properties style:font-name="Liberation Sans" fo:font-size="12pt" fo:font-weight="bold" officeooo:rsid="000f610d" officeooo:paragraph-rsid="00056bbc" style:font-name-asian="Microsoft YaHei" style:font-size-asian="12pt" style:font-weight-asian="bold" style:font-name-complex="Lucida Sans" style:font-size-complex="18.2000007629395pt" style:font-weight-complex="bold"/>
    </style:style>
    <style:style style:name="P55" style:family="paragraph" style:parent-style-name="_5f_ensTP_5f__5f_Code">
      <style:text-properties officeooo:rsid="001c3998" officeooo:paragraph-rsid="00056bbc"/>
    </style:style>
    <style:style style:name="P56" style:family="paragraph" style:parent-style-name="_5f_ensTP_5f__5f_Code">
      <style:text-properties officeooo:rsid="0026921f" officeooo:paragraph-rsid="00056bbc"/>
    </style:style>
    <style:style style:name="P57" style:family="paragraph" style:parent-style-name="_5f_ensTP_5f__5f_Code">
      <style:text-properties officeooo:rsid="0024ae23" officeooo:paragraph-rsid="00056bbc"/>
    </style:style>
    <style:style style:name="P58" style:family="paragraph" style:parent-style-name="_5f_ensTP_5f__5f_Code">
      <style:text-properties officeooo:paragraph-rsid="00056bbc"/>
    </style:style>
    <style:style style:name="P59" style:family="paragraph" style:parent-style-name="_5f_ensTP_5f__5f_Code">
      <style:text-properties officeooo:rsid="002fd42e" officeooo:paragraph-rsid="00056bbc"/>
    </style:style>
    <style:style style:name="P60" style:family="paragraph" style:parent-style-name="_5f_ensTP_5f__5f_Code">
      <style:text-properties officeooo:rsid="0041bd0a" officeooo:paragraph-rsid="00056bbc"/>
    </style:style>
    <style:style style:name="P61" style:family="paragraph" style:parent-style-name="_5f_ensTP_5f__5f_Corps">
      <style:text-properties officeooo:paragraph-rsid="00056bbc"/>
    </style:style>
    <style:style style:name="P62" style:family="paragraph" style:parent-style-name="_5f_ensTP_5f__5f_Corps">
      <style:text-properties style:font-name="LiberationSerif1" fo:font-size="12pt" officeooo:paragraph-rsid="00056bbc" style:font-size-asian="12pt"/>
    </style:style>
    <style:style style:name="P63" style:family="paragraph" style:parent-style-name="_5f_ensTP_5f__5f_Corps">
      <style:paragraph-properties fo:text-align="center" style:justify-single-word="false"/>
      <style:text-properties fo:font-size="12pt" fo:font-weight="bold" officeooo:paragraph-rsid="00056bbc" style:font-size-asian="10.5pt" style:font-weight-asian="bold" style:font-size-complex="12pt" style:font-weight-complex="bold"/>
    </style:style>
    <style:style style:name="P64" style:family="paragraph" style:parent-style-name="_5f_ensTP_5f__5f_Corps">
      <style:paragraph-properties fo:text-align="center" style:justify-single-word="false"/>
      <style:text-properties style:font-name="Consolas2" officeooo:paragraph-rsid="00056bbc"/>
    </style:style>
    <style:style style:name="P65" style:family="paragraph" style:parent-style-name="_5f_ensTP_5f__5f_Corps">
      <style:text-properties style:font-name="Consolas2" officeooo:paragraph-rsid="00056bbc"/>
    </style:style>
    <style:style style:name="P66" style:family="paragraph" style:parent-style-name="_5f_ensTP_5f__5f_Corps">
      <style:text-properties style:font-name="Consolas2" officeooo:paragraph-rsid="00056bbc" fo:background-color="#ffffff"/>
    </style:style>
    <style:style style:name="P67" style:family="paragraph" style:parent-style-name="_5f_ensTP_5f__5f_Corps">
      <style:text-properties style:font-name="Consolas2" officeooo:rsid="002348e3" officeooo:paragraph-rsid="00056bbc"/>
    </style:style>
    <style:style style:name="P68" style:family="paragraph" style:parent-style-name="_5f_ensTP_5f__5f_Corps">
      <style:text-properties style:font-name="Consolas2" officeooo:rsid="002b9126" officeooo:paragraph-rsid="00056bbc"/>
    </style:style>
    <style:style style:name="P69" style:family="paragraph" style:parent-style-name="_5f_ensTP_5f__5f_Corps">
      <style:paragraph-properties fo:text-align="center" style:justify-single-word="false"/>
      <style:text-properties officeooo:paragraph-rsid="00056bbc"/>
    </style:style>
    <style:style style:name="P70" style:family="paragraph" style:parent-style-name="_5f_ensTP_5f__5f_Corps">
      <style:text-properties fo:font-weight="bold" officeooo:paragraph-rsid="00056bbc" style:font-weight-asian="bold" style:font-weight-complex="bold"/>
    </style:style>
    <style:style style:name="P71" style:family="paragraph" style:parent-style-name="_5f_ensTP_5f__5f_Corps">
      <style:text-properties fo:font-weight="bold" officeooo:rsid="00259f56" officeooo:paragraph-rsid="00056bbc" style:font-weight-asian="bold" style:font-weight-complex="bold"/>
    </style:style>
    <style:style style:name="P72" style:family="paragraph" style:parent-style-name="_5f_ensTP_5f__5f_Corps">
      <style:text-properties fo:font-weight="bold" officeooo:rsid="0027a59d" officeooo:paragraph-rsid="00056bbc" style:font-weight-asian="bold" style:font-weight-complex="bold"/>
    </style:style>
    <style:style style:name="P73" style:family="paragraph" style:parent-style-name="_5f_ensTP_5f__5f_Corps">
      <style:text-properties fo:font-weight="bold" officeooo:rsid="0025a915" officeooo:paragraph-rsid="00056bbc" style:font-weight-asian="bold" style:font-weight-complex="bold"/>
    </style:style>
    <style:style style:name="P74" style:family="paragraph" style:parent-style-name="_5f_ensTP_5f__5f_Corps">
      <style:text-properties fo:font-weight="bold" officeooo:rsid="00316925" officeooo:paragraph-rsid="00056bbc" style:font-weight-asian="bold" style:font-weight-complex="bold"/>
    </style:style>
    <style:style style:name="P75" style:family="paragraph" style:parent-style-name="_5f_ensTP_5f__5f_Corps">
      <style:text-properties fo:font-weight="bold" officeooo:rsid="002348e3" officeooo:paragraph-rsid="00056bbc" style:font-weight-asian="bold" style:font-weight-complex="bold"/>
    </style:style>
    <style:style style:name="P76" style:family="paragraph" style:parent-style-name="_5f_ensTP_5f__5f_Corps">
      <style:text-properties fo:font-weight="bold" officeooo:rsid="003cc3b8" officeooo:paragraph-rsid="00056bbc" style:font-weight-asian="bold" style:font-weight-complex="bold"/>
    </style:style>
    <style:style style:name="P77" style:family="paragraph" style:parent-style-name="_5f_ensTP_5f__5f_Corps">
      <style:text-properties fo:font-weight="bold" officeooo:rsid="00317bfd" officeooo:paragraph-rsid="00056bbc" style:font-weight-asian="bold" style:font-weight-complex="bold"/>
    </style:style>
    <style:style style:name="P78" style:family="paragraph" style:parent-style-name="_5f_ensTP_5f__5f_Corps">
      <style:text-properties fo:font-weight="bold" officeooo:rsid="0040257e" officeooo:paragraph-rsid="00056bbc" style:font-weight-asian="bold" style:font-weight-complex="bold"/>
    </style:style>
    <style:style style:name="P79" style:family="paragraph" style:parent-style-name="_5f_ensTP_5f__5f_Corps">
      <style:text-properties fo:font-weight="bold" officeooo:rsid="0041bd0a" officeooo:paragraph-rsid="00056bbc" style:font-weight-asian="bold" style:font-weight-complex="bold"/>
    </style:style>
    <style:style style:name="P80" style:family="paragraph" style:parent-style-name="_5f_ensTP_5f__5f_Corps">
      <style:paragraph-properties fo:text-align="center" style:justify-single-word="false"/>
      <style:text-properties fo:color="#000000" style:text-outline="false" style:text-line-through-style="none" style:text-line-through-type="none" style:font-name="Consolas2" fo:font-size="12pt" fo:font-style="normal" fo:text-shadow="none" style:text-underline-style="none" fo:font-weight="normal" officeooo:rsid="00557292" officeooo:paragraph-rsid="00056bbc" fo:background-color="#ffffff"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_5f_ensTP_5f__5f_Corps">
      <style:paragraph-properties fo:text-align="center" style:justify-single-word="false"/>
      <style:text-properties fo:color="#000000" style:text-outline="false" style:text-line-through-style="none" style:text-line-through-type="none" style:font-name="Consolas2" fo:font-size="12pt" fo:font-style="normal" fo:text-shadow="none" style:text-underline-style="none" fo:font-weight="normal" officeooo:paragraph-rsid="00056bbc" fo:background-color="#ffffff"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_5f_ensTP_5f__5f_Corps">
      <style:text-properties officeooo:rsid="00216fa5" officeooo:paragraph-rsid="00056bbc"/>
    </style:style>
    <style:style style:name="P83" style:family="paragraph" style:parent-style-name="_5f_ensTP_5f__5f_Corps">
      <style:text-properties officeooo:rsid="001ab93d" officeooo:paragraph-rsid="00056bbc"/>
    </style:style>
    <style:style style:name="P84" style:family="paragraph" style:parent-style-name="_5f_ensTP_5f__5f_Corps">
      <style:text-properties officeooo:rsid="00259f56" officeooo:paragraph-rsid="00056bbc"/>
    </style:style>
    <style:style style:name="P85" style:family="paragraph" style:parent-style-name="_5f_ensTP_5f__5f_Corps">
      <style:text-properties officeooo:rsid="0027a59d" officeooo:paragraph-rsid="00056bbc"/>
    </style:style>
    <style:style style:name="P86" style:family="paragraph" style:parent-style-name="_5f_ensTP_5f__5f_Corps">
      <style:text-properties officeooo:rsid="002b6de8" officeooo:paragraph-rsid="00056bbc"/>
    </style:style>
    <style:style style:name="P87" style:family="paragraph" style:parent-style-name="_5f_ensTP_5f__5f_Corps">
      <style:text-properties officeooo:rsid="0025a915" officeooo:paragraph-rsid="00056bbc"/>
    </style:style>
    <style:style style:name="P88" style:family="paragraph" style:parent-style-name="_5f_ensTP_5f__5f_Corps">
      <style:text-properties officeooo:rsid="00316925" officeooo:paragraph-rsid="00056bbc"/>
    </style:style>
    <style:style style:name="P89" style:family="paragraph" style:parent-style-name="_5f_ensTP_5f__5f_Corps">
      <style:text-properties officeooo:rsid="00326df2" officeooo:paragraph-rsid="00056bbc"/>
    </style:style>
    <style:style style:name="P90" style:family="paragraph" style:parent-style-name="_5f_ensTP_5f__5f_Corps">
      <style:text-properties officeooo:rsid="003499ed" officeooo:paragraph-rsid="00056bbc"/>
    </style:style>
    <style:style style:name="P91" style:family="paragraph" style:parent-style-name="_5f_ensTP_5f__5f_Corps">
      <style:text-properties officeooo:rsid="002348e3" officeooo:paragraph-rsid="00056bbc"/>
    </style:style>
    <style:style style:name="P92" style:family="paragraph" style:parent-style-name="_5f_ensTP_5f__5f_Corps">
      <style:text-properties officeooo:rsid="002b9126" officeooo:paragraph-rsid="00056bbc"/>
    </style:style>
    <style:style style:name="P93" style:family="paragraph" style:parent-style-name="_5f_ensTP_5f__5f_Corps">
      <style:text-properties officeooo:rsid="003b982a" officeooo:paragraph-rsid="00056bbc"/>
    </style:style>
    <style:style style:name="P94" style:family="paragraph" style:parent-style-name="_5f_ensTP_5f__5f_Corps">
      <style:text-properties officeooo:rsid="00317bfd" officeooo:paragraph-rsid="00056bbc"/>
    </style:style>
    <style:style style:name="P95" style:family="paragraph" style:parent-style-name="_5f_ensTP_5f__5f_Corps">
      <style:text-properties officeooo:rsid="0041bd0a" officeooo:paragraph-rsid="00056bbc"/>
    </style:style>
    <style:style style:name="P96" style:family="paragraph" style:parent-style-name="_5f_ensTP_5f__5f_Corps">
      <style:text-properties officeooo:rsid="0043a670" officeooo:paragraph-rsid="00056bbc"/>
    </style:style>
    <style:style style:name="P97" style:family="paragraph" style:parent-style-name="_5f_ensTP_5f__5f_Corps">
      <style:text-properties officeooo:rsid="0040257e" officeooo:paragraph-rsid="00056bbc"/>
    </style:style>
    <style:style style:name="P98" style:family="paragraph" style:parent-style-name="_5f_ensTP_5f__5f_Corps">
      <style:text-properties officeooo:rsid="004e4fc9" officeooo:paragraph-rsid="00056bbc"/>
    </style:style>
    <style:style style:name="P99" style:family="paragraph" style:parent-style-name="_5f_ensTP_5f__5f_Exercice">
      <style:text-properties officeooo:rsid="000f610d" officeooo:paragraph-rsid="00056bbc"/>
    </style:style>
    <style:style style:name="P100" style:family="paragraph" style:parent-style-name="_5f_ensTP_5f__5f_Exercice">
      <style:text-properties officeooo:paragraph-rsid="00056bbc"/>
    </style:style>
    <style:style style:name="P101" style:family="paragraph" style:parent-style-name="_5f_ensTP_5f__5f_Exercice">
      <style:text-properties style:font-name="LiberationSerif-Bold" fo:font-size="12pt" fo:font-weight="bold" officeooo:paragraph-rsid="00056bbc" style:font-size-asian="12pt" style:font-weight-asian="bold"/>
    </style:style>
    <style:style style:name="P102" style:family="paragraph" style:parent-style-name="_5f_ensTP_5f__5f_Exercice">
      <style:text-properties officeooo:rsid="0025a915" officeooo:paragraph-rsid="00056bbc"/>
    </style:style>
    <style:style style:name="P103" style:family="paragraph" style:parent-style-name="_5f_ensTP_5f__5f_Titre">
      <style:text-properties officeooo:paragraph-rsid="00056bbc"/>
    </style:style>
    <style:style style:name="P104" style:family="paragraph" style:parent-style-name="Contents_20_1">
      <style:paragraph-properties>
        <style:tab-stops>
          <style:tab-stop style:position="17cm" style:type="right" style:leader-style="dotted" style:leader-text="."/>
        </style:tab-stops>
      </style:paragraph-properties>
    </style:style>
    <style:style style:name="P105" style:family="paragraph" style:parent-style-name="Heading_20_2">
      <style:paragraph-properties fo:break-before="page"/>
    </style:style>
    <style:style style:name="P106" style:family="paragraph" style:parent-style-name="Preformatted_20_Text" style:list-style-name="L43">
      <style:text-properties officeooo:paragraph-rsid="00056bbc"/>
    </style:style>
    <style:style style:name="P107" style:family="paragraph" style:parent-style-name="Standard" style:list-style-name="L43">
      <style:text-properties officeooo:paragraph-rsid="00056bbc"/>
    </style:style>
    <style:style style:name="P108" style:family="paragraph" style:parent-style-name="Standard">
      <style:paragraph-properties fo:text-align="center" style:justify-single-word="false"/>
    </style:style>
    <style:style style:name="P109"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110" style:family="paragraph" style:parent-style-name="Standard">
      <style:paragraph-properties fo:text-align="center" style:justify-single-word="false"/>
      <style:text-properties fo:font-size="12pt" fo:font-weight="bold" officeooo:rsid="00070d83" officeooo:paragraph-rsid="00070d83" style:font-size-asian="10.5pt" style:font-weight-asian="bold" style:font-size-complex="12pt" style:font-weight-complex="bold"/>
    </style:style>
    <style:style style:name="P111"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112" style:family="paragraph" style:parent-style-name="Standard">
      <style:paragraph-properties fo:margin-left="0cm" fo:margin-right="0cm" fo:text-align="center" style:justify-single-word="false" fo:orphans="2" fo:widows="2" fo:text-indent="0cm" style:auto-text-indent="false"/>
      <style:text-properties fo:font-size="12pt" fo:font-weight="bold" officeooo:paragraph-rsid="00056bbc" style:font-size-asian="10.5pt" style:font-weight-asian="bold" style:font-size-complex="12pt" style:font-weight-complex="bold"/>
    </style:style>
    <style:style style:name="P113" style:family="paragraph" style:parent-style-name="_5f_ensTP_5f__5f_Corps" style:list-style-name="L1">
      <style:text-properties officeooo:paragraph-rsid="00056bbc"/>
    </style:style>
    <style:style style:name="P114" style:family="paragraph" style:parent-style-name="_5f_ensTP_5f__5f_Corps" style:list-style-name="L1">
      <style:paragraph-properties fo:text-align="center" style:justify-single-word="false"/>
      <style:text-properties style:font-name="Consolas2" officeooo:paragraph-rsid="00056bbc"/>
    </style:style>
    <style:style style:name="P115" style:family="paragraph" style:parent-style-name="_5f_ensTP_5f__5f_Corps" style:list-style-name="L2">
      <style:paragraph-properties fo:text-align="center" style:justify-single-word="false"/>
      <style:text-properties style:font-name="Consolas2" officeooo:paragraph-rsid="00056bbc"/>
    </style:style>
    <style:style style:name="P116" style:family="paragraph" style:parent-style-name="_5f_ensTP_5f__5f_Corps" style:list-style-name="L3">
      <style:paragraph-properties fo:text-align="center" style:justify-single-word="false"/>
      <style:text-properties style:font-name="Consolas2" officeooo:paragraph-rsid="00056bbc"/>
    </style:style>
    <style:style style:name="P117" style:family="paragraph" style:parent-style-name="_5f_ensTP_5f__5f_Corps" style:list-style-name="L4">
      <style:paragraph-properties fo:text-align="center" style:justify-single-word="false"/>
      <style:text-properties style:font-name="Consolas2" officeooo:paragraph-rsid="00056bbc"/>
    </style:style>
    <style:style style:name="P118" style:family="paragraph" style:parent-style-name="_5f_ensTP_5f__5f_Corps" style:list-style-name="L5">
      <style:paragraph-properties fo:text-align="center" style:justify-single-word="false"/>
      <style:text-properties style:font-name="Consolas2" officeooo:paragraph-rsid="00056bbc"/>
    </style:style>
    <style:style style:name="P119" style:family="paragraph" style:parent-style-name="_5f_ensTP_5f__5f_Corps" style:list-style-name="L6">
      <style:paragraph-properties fo:text-align="center" style:justify-single-word="false"/>
      <style:text-properties style:font-name="Consolas2" officeooo:paragraph-rsid="00056bbc"/>
    </style:style>
    <style:style style:name="P120" style:family="paragraph" style:parent-style-name="_5f_ensTP_5f__5f_Corps" style:list-style-name="L7">
      <style:paragraph-properties fo:text-align="center" style:justify-single-word="false"/>
      <style:text-properties style:font-name="Consolas2" officeooo:paragraph-rsid="00056bbc"/>
    </style:style>
    <style:style style:name="P121" style:family="paragraph" style:parent-style-name="_5f_ensTP_5f__5f_Corps" style:list-style-name="L8">
      <style:paragraph-properties fo:text-align="center" style:justify-single-word="false"/>
      <style:text-properties style:font-name="Consolas2" officeooo:paragraph-rsid="00056bbc"/>
    </style:style>
    <style:style style:name="P122" style:family="paragraph" style:parent-style-name="_5f_ensTP_5f__5f_Corps" style:list-style-name="L11">
      <style:paragraph-properties fo:text-align="center" style:justify-single-word="false"/>
      <style:text-properties style:font-name="Consolas2" officeooo:paragraph-rsid="00056bbc"/>
    </style:style>
    <style:style style:name="P123" style:family="paragraph" style:parent-style-name="_5f_ensTP_5f__5f_Corps" style:list-style-name="L15">
      <style:paragraph-properties fo:text-align="center" style:justify-single-word="false"/>
      <style:text-properties style:font-name="Consolas2" officeooo:paragraph-rsid="00056bbc"/>
    </style:style>
    <style:style style:name="P124" style:family="paragraph" style:parent-style-name="_5f_ensTP_5f__5f_Corps" style:list-style-name="L18">
      <style:paragraph-properties fo:text-align="center" style:justify-single-word="false"/>
      <style:text-properties style:font-name="Consolas2" officeooo:paragraph-rsid="00056bbc"/>
    </style:style>
    <style:style style:name="P125" style:family="paragraph" style:parent-style-name="_5f_ensTP_5f__5f_Corps" style:list-style-name="L26">
      <style:paragraph-properties fo:text-align="center" style:justify-single-word="false"/>
      <style:text-properties style:font-name="Consolas2" officeooo:paragraph-rsid="00056bbc"/>
    </style:style>
    <style:style style:name="P126" style:family="paragraph" style:parent-style-name="_5f_ensTP_5f__5f_Corps" style:list-style-name="L27">
      <style:paragraph-properties fo:text-align="center" style:justify-single-word="false"/>
      <style:text-properties style:font-name="Consolas2" officeooo:paragraph-rsid="00056bbc"/>
    </style:style>
    <style:style style:name="P127" style:family="paragraph" style:parent-style-name="_5f_ensTP_5f__5f_Corps" style:list-style-name="L32">
      <style:paragraph-properties fo:text-align="center" style:justify-single-word="false"/>
      <style:text-properties style:font-name="Consolas2" officeooo:paragraph-rsid="00056bbc"/>
    </style:style>
    <style:style style:name="P128" style:family="paragraph" style:parent-style-name="_5f_ensTP_5f__5f_Corps" style:list-style-name="L34">
      <style:paragraph-properties fo:text-align="center" style:justify-single-word="false"/>
      <style:text-properties style:font-name="Consolas2" officeooo:paragraph-rsid="00056bbc"/>
    </style:style>
    <style:style style:name="P129" style:family="paragraph" style:parent-style-name="_5f_ensTP_5f__5f_Corps" style:list-style-name="L1">
      <style:paragraph-properties fo:text-align="center" style:justify-single-word="false"/>
      <style:text-properties style:font-name="Consolas2" officeooo:rsid="0027513d" officeooo:paragraph-rsid="00056bbc"/>
    </style:style>
    <style:style style:name="P130" style:family="paragraph" style:parent-style-name="_5f_ensTP_5f__5f_Corps" style:list-style-name="L1">
      <style:paragraph-properties fo:text-align="center" style:justify-single-word="false"/>
      <style:text-properties style:font-name="Consolas2" officeooo:rsid="00293136" officeooo:paragraph-rsid="00056bbc"/>
    </style:style>
    <style:style style:name="P131" style:family="paragraph" style:parent-style-name="_5f_ensTP_5f__5f_Corps" style:list-style-name="L4">
      <style:paragraph-properties fo:text-align="center" style:justify-single-word="false"/>
      <style:text-properties style:font-name="Consolas2" officeooo:rsid="004ce735" officeooo:paragraph-rsid="00056bbc"/>
    </style:style>
    <style:style style:name="P132" style:family="paragraph" style:parent-style-name="_5f_ensTP_5f__5f_Corps" style:list-style-name="L4">
      <style:paragraph-properties fo:text-align="center" style:justify-single-word="false"/>
      <style:text-properties style:font-name="Consolas2" officeooo:rsid="00612e8b" officeooo:paragraph-rsid="00056bbc"/>
    </style:style>
    <style:style style:name="P133" style:family="paragraph" style:parent-style-name="_5f_ensTP_5f__5f_Corps" style:list-style-name="L4">
      <style:paragraph-properties fo:text-align="center" style:justify-single-word="false"/>
      <style:text-properties style:font-name="Consolas2" fo:font-style="normal" officeooo:rsid="003c7b4c" officeooo:paragraph-rsid="00056bbc" style:font-style-asian="normal" style:font-style-complex="normal"/>
    </style:style>
    <style:style style:name="P134" style:family="paragraph" style:parent-style-name="_5f_ensTP_5f__5f_Corps" style:list-style-name="L7">
      <style:paragraph-properties fo:text-align="center" style:justify-single-word="false"/>
      <style:text-properties style:font-name="Consolas2" officeooo:rsid="0046154b" officeooo:paragraph-rsid="00056bbc"/>
    </style:style>
    <style:style style:name="P135" style:family="paragraph" style:parent-style-name="_5f_ensTP_5f__5f_Corps" style:list-style-name="L7">
      <style:text-properties style:font-name="Consolas2" officeooo:paragraph-rsid="00056bbc"/>
    </style:style>
    <style:style style:name="P136" style:family="paragraph" style:parent-style-name="_5f_ensTP_5f__5f_Corps" style:list-style-name="L7">
      <style:text-properties style:font-name="Consolas2" officeooo:rsid="0048fdbe" officeooo:paragraph-rsid="00056bbc"/>
    </style:style>
    <style:style style:name="P137" style:family="paragraph" style:parent-style-name="_5f_ensTP_5f__5f_Corps" style:list-style-name="L7">
      <style:paragraph-properties fo:text-align="center" style:justify-single-word="false"/>
      <style:text-properties style:font-name="Consolas2" fo:font-size="11pt" officeooo:paragraph-rsid="00056bbc" style:font-size-asian="11pt" style:font-size-complex="11pt"/>
    </style:style>
    <style:style style:name="P138" style:family="paragraph" style:parent-style-name="_5f_ensTP_5f__5f_Corps" style:list-style-name="L8">
      <style:text-properties style:font-name="Consolas2" officeooo:paragraph-rsid="00056bbc"/>
    </style:style>
    <style:style style:name="P139" style:family="paragraph" style:parent-style-name="_5f_ensTP_5f__5f_Corps" style:list-style-name="L8">
      <style:paragraph-properties fo:text-align="center" style:justify-single-word="false"/>
      <style:text-properties style:font-name="Consolas2" officeooo:rsid="001d7a14" officeooo:paragraph-rsid="00056bbc"/>
    </style:style>
    <style:style style:name="P140" style:family="paragraph" style:parent-style-name="_5f_ensTP_5f__5f_Corps" style:list-style-name="L15">
      <style:text-properties style:font-name="Consolas2" officeooo:paragraph-rsid="00056bbc"/>
    </style:style>
    <style:style style:name="P141" style:family="paragraph" style:parent-style-name="_5f_ensTP_5f__5f_Corps" style:list-style-name="L15">
      <style:paragraph-properties fo:text-align="center" style:justify-single-word="false"/>
      <style:text-properties style:font-name="Consolas2" officeooo:rsid="005c95f4" officeooo:paragraph-rsid="00056bbc"/>
    </style:style>
    <style:style style:name="P142" style:family="paragraph" style:parent-style-name="_5f_ensTP_5f__5f_Corps" style:list-style-name="L26">
      <style:paragraph-properties fo:text-align="center" style:justify-single-word="false"/>
      <style:text-properties style:font-name="Consolas2" officeooo:rsid="006cdb63" officeooo:paragraph-rsid="00056bbc"/>
    </style:style>
    <style:style style:name="P143" style:family="paragraph" style:parent-style-name="_5f_ensTP_5f__5f_Corps" style:list-style-name="L26">
      <style:paragraph-properties fo:text-align="center" style:justify-single-word="false"/>
      <style:text-properties style:font-name="Consolas2" officeooo:rsid="007136f7" officeooo:paragraph-rsid="00056bbc"/>
    </style:style>
    <style:style style:name="P144" style:family="paragraph" style:parent-style-name="_5f_ensTP_5f__5f_Corps" style:list-style-name="L36">
      <style:text-properties style:font-name="Consolas2" officeooo:paragraph-rsid="00056bbc"/>
    </style:style>
    <style:style style:name="P145" style:family="paragraph" style:parent-style-name="_5f_ensTP_5f__5f_Corps" style:list-style-name="L44">
      <style:text-properties style:font-name="Consolas2" officeooo:rsid="00259f56" officeooo:paragraph-rsid="0009bf18"/>
    </style:style>
    <style:style style:name="P146" style:family="paragraph" style:parent-style-name="_5f_ensTP_5f__5f_Corps" style:list-style-name="L45">
      <style:text-properties style:font-name="Consolas2" officeooo:rsid="00259f56" officeooo:paragraph-rsid="0009bf18"/>
    </style:style>
    <style:style style:name="P147" style:family="paragraph" style:parent-style-name="_5f_ensTP_5f__5f_Corps" style:list-style-name="L49">
      <style:text-properties style:font-name="Consolas2" officeooo:rsid="00259f56" officeooo:paragraph-rsid="0009bf18"/>
    </style:style>
    <style:style style:name="P148" style:family="paragraph" style:parent-style-name="_5f_ensTP_5f__5f_Corps" style:list-style-name="L45">
      <style:text-properties style:font-name="Consolas2" officeooo:rsid="0025a915" officeooo:paragraph-rsid="0009bf18"/>
    </style:style>
    <style:style style:name="P149" style:family="paragraph" style:parent-style-name="_5f_ensTP_5f__5f_Corps" style:list-style-name="L49">
      <style:text-properties style:font-name="Consolas2" officeooo:rsid="0025a915" officeooo:paragraph-rsid="00056bbc"/>
    </style:style>
    <style:style style:name="P150" style:family="paragraph" style:parent-style-name="_5f_ensTP_5f__5f_Corps" style:list-style-name="L49">
      <style:text-properties style:font-name="Consolas2" officeooo:rsid="0025a915" officeooo:paragraph-rsid="0009bf18"/>
    </style:style>
    <style:style style:name="P151" style:family="paragraph" style:parent-style-name="_5f_ensTP_5f__5f_Corps" style:list-style-name="L46">
      <style:text-properties style:font-name="Consolas2" officeooo:rsid="0028f129" officeooo:paragraph-rsid="0009bf18"/>
    </style:style>
    <style:style style:name="P152" style:family="paragraph" style:parent-style-name="_5f_ensTP_5f__5f_Corps" style:list-style-name="L47">
      <style:text-properties style:font-name="Consolas2" officeooo:rsid="002b6de8" officeooo:paragraph-rsid="0009bf18"/>
    </style:style>
    <style:style style:name="P153" style:family="paragraph" style:parent-style-name="_5f_ensTP_5f__5f_Corps" style:list-style-name="L48">
      <style:text-properties style:font-name="Consolas2" officeooo:rsid="002b6de8" officeooo:paragraph-rsid="0009bf18"/>
    </style:style>
    <style:style style:name="P154" style:family="paragraph" style:parent-style-name="_5f_ensTP_5f__5f_Corps" style:list-style-name="L49">
      <style:text-properties style:font-name="Consolas2" officeooo:rsid="002e6535" officeooo:paragraph-rsid="0009bf18"/>
    </style:style>
    <style:style style:name="P155" style:family="paragraph" style:parent-style-name="_5f_ensTP_5f__5f_Corps" style:list-style-name="L1">
      <style:text-properties officeooo:rsid="0027513d" officeooo:paragraph-rsid="00056bbc"/>
    </style:style>
    <style:style style:name="P156" style:family="paragraph" style:parent-style-name="_5f_ensTP_5f__5f_Corps" style:list-style-name="L1">
      <style:paragraph-properties fo:text-align="center" style:justify-single-word="false"/>
      <style:text-properties officeooo:rsid="0027513d" officeooo:paragraph-rsid="00056bbc"/>
    </style:style>
    <style:style style:name="P157" style:family="paragraph" style:parent-style-name="_5f_ensTP_5f__5f_Corps" style:list-style-name="L1">
      <style:text-properties officeooo:rsid="00293136" officeooo:paragraph-rsid="00056bbc"/>
    </style:style>
    <style:style style:name="P158" style:family="paragraph" style:parent-style-name="_5f_ensTP_5f__5f_Corps" style:list-style-name="L2">
      <style:text-properties officeooo:paragraph-rsid="00056bbc"/>
    </style:style>
    <style:style style:name="P159" style:family="paragraph" style:parent-style-name="_5f_ensTP_5f__5f_Corps" style:list-style-name="L3">
      <style:text-properties officeooo:paragraph-rsid="00056bbc"/>
    </style:style>
    <style:style style:name="P160" style:family="paragraph" style:parent-style-name="_5f_ensTP_5f__5f_Corps" style:list-style-name="L3">
      <style:text-properties fo:font-style="normal" officeooo:rsid="003c7b4c" officeooo:paragraph-rsid="00056bbc" style:font-style-asian="normal" style:font-style-complex="normal"/>
    </style:style>
    <style:style style:name="P161" style:family="paragraph" style:parent-style-name="_5f_ensTP_5f__5f_Corps" style:list-style-name="L4">
      <style:text-properties fo:font-style="normal" officeooo:rsid="003c7b4c" officeooo:paragraph-rsid="00056bbc" style:font-style-asian="normal" style:font-style-complex="normal"/>
    </style:style>
    <style:style style:name="P162" style:family="paragraph" style:parent-style-name="_5f_ensTP_5f__5f_Corps" style:list-style-name="L6">
      <style:text-properties fo:font-style="normal" officeooo:rsid="0031e339" officeooo:paragraph-rsid="00056bbc" style:font-style-asian="normal" style:font-style-complex="normal"/>
    </style:style>
    <style:style style:name="P163" style:family="paragraph" style:parent-style-name="_5f_ensTP_5f__5f_Corps" style:list-style-name="L6">
      <style:text-properties fo:font-style="normal" officeooo:rsid="002b9b1c" officeooo:paragraph-rsid="00056bbc" style:font-style-asian="normal" style:font-style-complex="normal"/>
    </style:style>
    <style:style style:name="P164" style:family="paragraph" style:parent-style-name="_5f_ensTP_5f__5f_Corps" style:list-style-name="L3">
      <style:text-properties officeooo:rsid="003c7b4c" officeooo:paragraph-rsid="00056bbc"/>
    </style:style>
    <style:style style:name="P165" style:family="paragraph" style:parent-style-name="_5f_ensTP_5f__5f_Corps" style:list-style-name="L4">
      <style:text-properties officeooo:paragraph-rsid="00056bbc"/>
    </style:style>
    <style:style style:name="P166" style:family="paragraph" style:parent-style-name="_5f_ensTP_5f__5f_Corps" style:list-style-name="L4">
      <style:text-properties officeooo:rsid="004d5fa5" officeooo:paragraph-rsid="00056bbc"/>
    </style:style>
    <style:style style:name="P167" style:family="paragraph" style:parent-style-name="_5f_ensTP_5f__5f_Corps" style:list-style-name="L4">
      <style:text-properties officeooo:rsid="00539947" officeooo:paragraph-rsid="00056bbc"/>
    </style:style>
    <style:style style:name="P168" style:family="paragraph" style:parent-style-name="_5f_ensTP_5f__5f_Corps" style:list-style-name="L4">
      <style:text-properties officeooo:rsid="0050e98a" officeooo:paragraph-rsid="00056bbc"/>
    </style:style>
    <style:style style:name="P169" style:family="paragraph" style:parent-style-name="_5f_ensTP_5f__5f_Corps" style:list-style-name="L4">
      <style:paragraph-properties fo:text-align="center" style:justify-single-word="false"/>
      <style:text-properties officeooo:paragraph-rsid="00056bbc"/>
    </style:style>
    <style:style style:name="P170" style:family="paragraph" style:parent-style-name="_5f_ensTP_5f__5f_Corps" style:list-style-name="L5">
      <style:paragraph-properties fo:text-align="center" style:justify-single-word="false"/>
      <style:text-properties officeooo:paragraph-rsid="00056bbc"/>
    </style:style>
    <style:style style:name="P171" style:family="paragraph" style:parent-style-name="_5f_ensTP_5f__5f_Corps" style:list-style-name="L7">
      <style:paragraph-properties fo:text-align="center" style:justify-single-word="false"/>
      <style:text-properties officeooo:paragraph-rsid="00056bbc"/>
    </style:style>
    <style:style style:name="P172" style:family="paragraph" style:parent-style-name="_5f_ensTP_5f__5f_Corps" style:list-style-name="L11">
      <style:paragraph-properties fo:text-align="center" style:justify-single-word="false"/>
      <style:text-properties officeooo:paragraph-rsid="00056bbc"/>
    </style:style>
    <style:style style:name="P173" style:family="paragraph" style:parent-style-name="_5f_ensTP_5f__5f_Corps" style:list-style-name="L26">
      <style:paragraph-properties fo:text-align="center" style:justify-single-word="false"/>
      <style:text-properties officeooo:paragraph-rsid="00056bbc"/>
    </style:style>
    <style:style style:name="P174" style:family="paragraph" style:parent-style-name="_5f_ensTP_5f__5f_Corps" style:list-style-name="L4">
      <style:text-properties officeooo:rsid="00638cdc" officeooo:paragraph-rsid="00056bbc"/>
    </style:style>
    <style:style style:name="P175" style:family="paragraph" style:parent-style-name="_5f_ensTP_5f__5f_Corps" style:list-style-name="L4">
      <style:text-properties officeooo:rsid="00612e8b" officeooo:paragraph-rsid="00056bbc"/>
    </style:style>
    <style:style style:name="P176" style:family="paragraph" style:parent-style-name="_5f_ensTP_5f__5f_Corps" style:list-style-name="L5">
      <style:text-properties officeooo:paragraph-rsid="00056bbc"/>
    </style:style>
    <style:style style:name="P177" style:family="paragraph" style:parent-style-name="_5f_ensTP_5f__5f_Corps" style:list-style-name="L5">
      <style:text-properties officeooo:rsid="002f5543" officeooo:paragraph-rsid="00056bbc"/>
    </style:style>
    <style:style style:name="P178" style:family="paragraph" style:parent-style-name="_5f_ensTP_5f__5f_Corps" style:list-style-name="L6">
      <style:text-properties officeooo:paragraph-rsid="00056bbc"/>
    </style:style>
    <style:style style:name="P179" style:family="paragraph" style:parent-style-name="_5f_ensTP_5f__5f_Corps" style:list-style-name="L7">
      <style:text-properties officeooo:paragraph-rsid="00056bbc"/>
    </style:style>
    <style:style style:name="P180" style:family="paragraph" style:parent-style-name="_5f_ensTP_5f__5f_Corps" style:list-style-name="L7">
      <style:text-properties officeooo:rsid="0046154b" officeooo:paragraph-rsid="00056bbc"/>
    </style:style>
    <style:style style:name="P181" style:family="paragraph" style:parent-style-name="_5f_ensTP_5f__5f_Corps" style:list-style-name="L8">
      <style:text-properties officeooo:paragraph-rsid="00056bbc"/>
    </style:style>
    <style:style style:name="P182" style:family="paragraph" style:parent-style-name="_5f_ensTP_5f__5f_Corps" style:list-style-name="L9">
      <style:text-properties officeooo:paragraph-rsid="00056bbc"/>
    </style:style>
    <style:style style:name="P183" style:family="paragraph" style:parent-style-name="_5f_ensTP_5f__5f_Corps" style:list-style-name="L10">
      <style:text-properties officeooo:paragraph-rsid="00056bbc"/>
    </style:style>
    <style:style style:name="P184" style:family="paragraph" style:parent-style-name="_5f_ensTP_5f__5f_Corps" style:list-style-name="L11">
      <style:text-properties officeooo:paragraph-rsid="00056bbc"/>
    </style:style>
    <style:style style:name="P185" style:family="paragraph" style:parent-style-name="_5f_ensTP_5f__5f_Corps" style:list-style-name="L12">
      <style:text-properties officeooo:paragraph-rsid="00056bbc"/>
    </style:style>
    <style:style style:name="P186" style:family="paragraph" style:parent-style-name="_5f_ensTP_5f__5f_Corps" style:list-style-name="L13">
      <style:text-properties officeooo:paragraph-rsid="00056bbc"/>
    </style:style>
    <style:style style:name="P187" style:family="paragraph" style:parent-style-name="_5f_ensTP_5f__5f_Corps" style:list-style-name="L14">
      <style:text-properties officeooo:paragraph-rsid="00056bbc"/>
    </style:style>
    <style:style style:name="P188" style:family="paragraph" style:parent-style-name="_5f_ensTP_5f__5f_Corps" style:list-style-name="L15">
      <style:text-properties officeooo:paragraph-rsid="00056bbc"/>
    </style:style>
    <style:style style:name="P189" style:family="paragraph" style:parent-style-name="_5f_ensTP_5f__5f_Corps" style:list-style-name="L16">
      <style:text-properties officeooo:paragraph-rsid="00056bbc"/>
    </style:style>
    <style:style style:name="P190" style:family="paragraph" style:parent-style-name="_5f_ensTP_5f__5f_Corps" style:list-style-name="L15">
      <style:text-properties officeooo:rsid="005c95f4" officeooo:paragraph-rsid="00056bbc"/>
    </style:style>
    <style:style style:name="P191" style:family="paragraph" style:parent-style-name="_5f_ensTP_5f__5f_Corps" style:list-style-name="L17">
      <style:text-properties officeooo:paragraph-rsid="00056bbc"/>
    </style:style>
    <style:style style:name="P192" style:family="paragraph" style:parent-style-name="_5f_ensTP_5f__5f_Corps" style:list-style-name="L18">
      <style:text-properties officeooo:paragraph-rsid="00056bbc"/>
    </style:style>
    <style:style style:name="P193" style:family="paragraph" style:parent-style-name="_5f_ensTP_5f__5f_Corps" style:list-style-name="L19">
      <style:text-properties officeooo:paragraph-rsid="00056bbc"/>
    </style:style>
    <style:style style:name="P194" style:family="paragraph" style:parent-style-name="_5f_ensTP_5f__5f_Corps" style:list-style-name="L20">
      <style:text-properties officeooo:paragraph-rsid="00056bbc"/>
    </style:style>
    <style:style style:name="P195" style:family="paragraph" style:parent-style-name="_5f_ensTP_5f__5f_Corps" style:list-style-name="L21">
      <style:text-properties officeooo:paragraph-rsid="00056bbc"/>
    </style:style>
    <style:style style:name="P196" style:family="paragraph" style:parent-style-name="_5f_ensTP_5f__5f_Corps" style:list-style-name="L22">
      <style:text-properties officeooo:paragraph-rsid="00056bbc"/>
    </style:style>
    <style:style style:name="P197" style:family="paragraph" style:parent-style-name="_5f_ensTP_5f__5f_Corps" style:list-style-name="L23">
      <style:text-properties officeooo:paragraph-rsid="00056bbc"/>
    </style:style>
    <style:style style:name="P198" style:family="paragraph" style:parent-style-name="_5f_ensTP_5f__5f_Corps" style:list-style-name="L24">
      <style:text-properties officeooo:paragraph-rsid="00056bbc"/>
    </style:style>
    <style:style style:name="P199" style:family="paragraph" style:parent-style-name="_5f_ensTP_5f__5f_Corps" style:list-style-name="L25">
      <style:text-properties officeooo:paragraph-rsid="00056bbc"/>
    </style:style>
    <style:style style:name="P200" style:family="paragraph" style:parent-style-name="_5f_ensTP_5f__5f_Corps" style:list-style-name="L26">
      <style:text-properties officeooo:paragraph-rsid="00056bbc"/>
    </style:style>
    <style:style style:name="P201" style:family="paragraph" style:parent-style-name="_5f_ensTP_5f__5f_Corps" style:list-style-name="L26">
      <style:text-properties officeooo:rsid="006cdb63" officeooo:paragraph-rsid="00056bbc"/>
    </style:style>
    <style:style style:name="P202" style:family="paragraph" style:parent-style-name="_5f_ensTP_5f__5f_Corps" style:list-style-name="L26">
      <style:text-properties officeooo:rsid="00566cb6" officeooo:paragraph-rsid="00056bbc"/>
    </style:style>
    <style:style style:name="P203" style:family="paragraph" style:parent-style-name="_5f_ensTP_5f__5f_Corps" style:list-style-name="L26">
      <style:text-properties officeooo:rsid="006e41c4" officeooo:paragraph-rsid="00056bbc"/>
    </style:style>
    <style:style style:name="P204" style:family="paragraph" style:parent-style-name="_5f_ensTP_5f__5f_Corps" style:list-style-name="L26">
      <style:text-properties style:font-name="LiberationSerif1" officeooo:rsid="007136f7" officeooo:paragraph-rsid="00056bbc"/>
    </style:style>
    <style:style style:name="P205" style:family="paragraph" style:parent-style-name="_5f_ensTP_5f__5f_Corps" style:list-style-name="L26">
      <style:text-properties style:font-name="LiberationSerif1" officeooo:paragraph-rsid="00056bbc"/>
    </style:style>
    <style:style style:name="P206" style:family="paragraph" style:parent-style-name="_5f_ensTP_5f__5f_Corps" style:list-style-name="L43">
      <style:text-properties style:font-name="LiberationSerif1" fo:font-size="12pt" officeooo:rsid="000de0e7" officeooo:paragraph-rsid="00056bbc" style:font-size-asian="12pt"/>
    </style:style>
    <style:style style:name="P207" style:family="paragraph" style:parent-style-name="_5f_ensTP_5f__5f_Corps" style:list-style-name="L27">
      <style:text-properties officeooo:paragraph-rsid="00056bbc"/>
    </style:style>
    <style:style style:name="P208" style:family="paragraph" style:parent-style-name="_5f_ensTP_5f__5f_Corps" style:list-style-name="L28">
      <style:text-properties officeooo:paragraph-rsid="00056bbc"/>
    </style:style>
    <style:style style:name="P209" style:family="paragraph" style:parent-style-name="_5f_ensTP_5f__5f_Corps" style:list-style-name="L29">
      <style:text-properties officeooo:paragraph-rsid="00056bbc"/>
    </style:style>
    <style:style style:name="P210" style:family="paragraph" style:parent-style-name="_5f_ensTP_5f__5f_Corps" style:list-style-name="L30">
      <style:text-properties officeooo:paragraph-rsid="00056bbc"/>
    </style:style>
    <style:style style:name="P211" style:family="paragraph" style:parent-style-name="_5f_ensTP_5f__5f_Corps" style:list-style-name="L31">
      <style:text-properties officeooo:paragraph-rsid="00056bbc"/>
    </style:style>
    <style:style style:name="P212" style:family="paragraph" style:parent-style-name="_5f_ensTP_5f__5f_Corps" style:list-style-name="L31">
      <style:text-properties officeooo:rsid="007dfc95" officeooo:paragraph-rsid="00056bbc"/>
    </style:style>
    <style:style style:name="P213" style:family="paragraph" style:parent-style-name="_5f_ensTP_5f__5f_Corps" style:list-style-name="L32">
      <style:text-properties officeooo:paragraph-rsid="00056bbc"/>
    </style:style>
    <style:style style:name="P214" style:family="paragraph" style:parent-style-name="_5f_ensTP_5f__5f_Corps" style:list-style-name="L33">
      <style:text-properties officeooo:paragraph-rsid="00056bbc"/>
    </style:style>
    <style:style style:name="P215" style:family="paragraph" style:parent-style-name="_5f_ensTP_5f__5f_Corps" style:list-style-name="L34">
      <style:text-properties officeooo:paragraph-rsid="00056bbc"/>
    </style:style>
    <style:style style:name="P216" style:family="paragraph" style:parent-style-name="_5f_ensTP_5f__5f_Corps" style:list-style-name="L35">
      <style:text-properties officeooo:paragraph-rsid="00056bbc"/>
    </style:style>
    <style:style style:name="P217" style:family="paragraph" style:parent-style-name="_5f_ensTP_5f__5f_Corps" style:list-style-name="L37">
      <style:text-properties officeooo:paragraph-rsid="00056bbc"/>
    </style:style>
    <style:style style:name="P218" style:family="paragraph" style:parent-style-name="_5f_ensTP_5f__5f_Corps" style:list-style-name="L38">
      <style:text-properties officeooo:paragraph-rsid="00056bbc"/>
    </style:style>
    <style:style style:name="P219" style:family="paragraph" style:parent-style-name="_5f_ensTP_5f__5f_Corps" style:list-style-name="L38">
      <style:text-properties officeooo:rsid="00216fa5" officeooo:paragraph-rsid="00056bbc"/>
    </style:style>
    <style:style style:name="P220" style:family="paragraph" style:parent-style-name="_5f_ensTP_5f__5f_Corps" style:list-style-name="L38">
      <style:text-properties officeooo:rsid="0023cfce" officeooo:paragraph-rsid="00056bbc"/>
    </style:style>
    <style:style style:name="P221" style:family="paragraph" style:parent-style-name="_5f_ensTP_5f__5f_Corps" style:list-style-name="L38">
      <style:text-properties officeooo:rsid="0029b9c3" officeooo:paragraph-rsid="00056bbc"/>
    </style:style>
    <style:style style:name="P222" style:family="paragraph" style:parent-style-name="_5f_ensTP_5f__5f_Corps" style:list-style-name="L39">
      <style:text-properties officeooo:paragraph-rsid="00056bbc"/>
    </style:style>
    <style:style style:name="P223" style:family="paragraph" style:parent-style-name="_5f_ensTP_5f__5f_Corps" style:list-style-name="L39">
      <style:text-properties style:font-name="LiberationSerif" fo:font-size="12pt" officeooo:paragraph-rsid="00056bbc" style:font-size-asian="12pt"/>
    </style:style>
    <style:style style:name="P224" style:family="paragraph" style:parent-style-name="_5f_ensTP_5f__5f_Corps" style:list-style-name="L40">
      <style:text-properties style:font-name="LiberationSerif" fo:font-size="12pt" officeooo:paragraph-rsid="00056bbc" style:font-size-asian="12pt"/>
    </style:style>
    <style:style style:name="P225" style:family="paragraph" style:parent-style-name="_5f_ensTP_5f__5f_Corps" style:list-style-name="L41">
      <style:text-properties style:font-name="LiberationSerif" fo:font-size="12pt" officeooo:paragraph-rsid="00056bbc" style:font-size-asian="12pt"/>
    </style:style>
    <style:style style:name="P226" style:family="paragraph" style:parent-style-name="_5f_ensTP_5f__5f_Corps" style:list-style-name="L42">
      <style:text-properties style:font-name="LiberationSerif" fo:font-size="12pt" officeooo:paragraph-rsid="00056bbc" style:font-size-asian="12pt"/>
    </style:style>
    <style:style style:name="P227" style:family="paragraph" style:parent-style-name="_5f_ensTP_5f__5f_Corps" style:list-style-name="L43">
      <style:text-properties style:font-name="LiberationSerif" fo:font-size="12pt" officeooo:rsid="001daf6e" officeooo:paragraph-rsid="00056bbc" style:font-size-asian="12pt"/>
    </style:style>
    <style:style style:name="P228" style:family="paragraph" style:parent-style-name="_5f_ensTP_5f__5f_Corps" style:list-style-name="L43">
      <style:text-properties style:font-name="LiberationSerif" fo:font-size="12pt" officeooo:rsid="001fa0ec" officeooo:paragraph-rsid="00056bbc" style:font-size-asian="12pt"/>
    </style:style>
    <style:style style:name="P229" style:family="paragraph" style:parent-style-name="_5f_ensTP_5f__5f_Corps" style:list-style-name="L39">
      <style:text-properties style:font-name="LiberationSerif-Bold" fo:font-size="12pt" fo:font-weight="bold" officeooo:paragraph-rsid="00056bbc" style:font-size-asian="12pt" style:font-weight-asian="bold"/>
    </style:style>
    <style:style style:name="P230" style:family="paragraph" style:parent-style-name="_5f_ensTP_5f__5f_Corps" style:list-style-name="L40">
      <style:text-properties officeooo:paragraph-rsid="00056bbc"/>
    </style:style>
    <style:style style:name="P231" style:family="paragraph" style:parent-style-name="_5f_ensTP_5f__5f_Corps" style:list-style-name="L41">
      <style:text-properties officeooo:paragraph-rsid="00056bbc"/>
    </style:style>
    <style:style style:name="P232" style:family="paragraph" style:parent-style-name="_5f_ensTP_5f__5f_Corps" style:list-style-name="L42">
      <style:text-properties officeooo:paragraph-rsid="00056bbc"/>
    </style:style>
    <style:style style:name="P233" style:family="paragraph" style:parent-style-name="_5f_ensTP_5f__5f_Corps" style:list-style-name="L43">
      <style:text-properties officeooo:paragraph-rsid="00056bbc"/>
    </style:style>
    <style:style style:name="P234" style:family="paragraph" style:parent-style-name="_5f_ensTP_5f__5f_Corps" style:list-style-name="L43">
      <style:text-properties officeooo:rsid="001daf6e" officeooo:paragraph-rsid="00056bbc"/>
    </style:style>
    <style:style style:name="P235" style:family="paragraph" style:parent-style-name="_5f_ensTP_5f__5f_Corps" style:list-style-name="L48">
      <style:text-properties style:font-name="Liberation Serif" officeooo:rsid="002b6de8" officeooo:paragraph-rsid="00056bbc"/>
    </style:style>
    <style:style style:name="T1" style:family="text">
      <style:text-properties officeooo:rsid="00056bbc"/>
    </style:style>
    <style:style style:name="T2" style:family="text">
      <style:text-properties fo:font-variant="normal" fo:text-transform="none" fo:letter-spacing="normal"/>
    </style:style>
    <style:style style:name="T3" style:family="text">
      <style:text-properties fo:font-variant="normal" fo:text-transform="none" fo:color="#000000" style:font-name="Times New Roman" fo:font-size="14pt" fo:letter-spacing="normal" fo:font-style="normal" fo:font-weight="normal"/>
    </style:style>
    <style:style style:name="T4" style:family="text">
      <style:text-properties fo:font-variant="normal" fo:text-transform="none" fo:color="#000000" fo:letter-spacing="normal"/>
    </style:style>
    <style:style style:name="T5" style:family="text">
      <style:text-properties fo:font-variant="normal" fo:text-transform="none" style:font-name="Times New Roman" fo:font-size="14pt" fo:letter-spacing="normal" fo:font-style="normal" fo:font-weight="normal"/>
    </style:style>
    <style:style style:name="T6" style:family="text">
      <style:text-properties fo:font-variant="normal" fo:text-transform="none" fo:color="#0b0080" style:font-name="sans-serif" fo:font-size="9pt" fo:letter-spacing="normal" fo:font-style="normal" style:text-underline-style="solid" style:text-underline-width="auto" style:text-underline-color="font-color" fo:font-weight="normal" style:font-size-asian="9pt" style:font-size-complex="9pt"/>
    </style:style>
    <style:style style:name="T7" style:family="text">
      <style:text-properties fo:font-variant="normal" fo:text-transform="none" fo:color="#0b0080" style:text-line-through-style="none" style:text-line-through-type="none" style:font-name="sans-serif" fo:font-size="9pt" fo:letter-spacing="normal" fo:font-style="normal" style:text-underline-style="none" fo:font-weight="normal" style:text-blinking="false" style:font-size-asian="9pt" style:font-size-complex="9pt"/>
    </style:style>
    <style:style style:name="T8" style:family="text">
      <style:text-properties fo:font-variant="normal" fo:text-transform="none" fo:color="#222222" style:font-name="sans-serif" fo:font-size="9pt" fo:letter-spacing="normal" fo:font-style="normal" fo:font-weight="normal" style:font-size-asian="9pt" style:font-size-complex="9pt"/>
    </style:style>
    <style:style style:name="T9" style:family="text">
      <style:text-properties fo:font-variant="normal" fo:text-transform="none" fo:color="#222222" style:font-name="sans-serif" fo:font-size="9pt" fo:letter-spacing="normal" fo:font-style="italic" fo:font-weight="normal" style:font-size-asian="9pt" style:font-size-complex="9pt"/>
    </style:style>
    <style:style style:name="T10" style:family="text">
      <style:text-properties fo:color="#000000" style:font-name="Liberation Serif1" fo:font-size="12pt" fo:language="fr" fo:country="FR" fo:font-weight="normal"/>
    </style:style>
    <style:style style:name="T11" style:family="text">
      <style:text-properties fo:color="#000000" style:font-name="Liberation Serif1" fo:font-size="12pt" fo:language="fr" fo:country="FR" fo:font-weight="normal" officeooo:rsid="0015a27c"/>
    </style:style>
    <style:style style:name="T12" style:family="text">
      <style:text-properties fo:color="#000000" style:font-name="Liberation Serif1" fo:font-size="12pt" fo:language="fr" fo:country="FR" fo:font-weight="normal" officeooo:rsid="0013fd8c"/>
    </style:style>
    <style:style style:name="T13" style:family="text">
      <style:text-properties fo:color="#000000" style:font-name="Liberation Serif1" fo:font-size="12pt" fo:language="fr" fo:country="FR" fo:font-style="italic" fo:font-weight="normal"/>
    </style:style>
    <style:style style:name="T14" style:family="text">
      <style:text-properties fo:color="#000000" style:font-name="Liberation Serif1" fo:font-size="12pt" fo:language="fr" fo:country="FR" fo:font-style="italic" fo:font-weight="normal" officeooo:rsid="0015a27c"/>
    </style:style>
    <style:style style:name="T15" style:family="text">
      <style:text-properties fo:color="#000000" style:font-name="Liberation Serif1" fo:font-size="12pt" fo:language="fr" fo:country="FR" fo:font-weight="bold"/>
    </style:style>
    <style:style style:name="T16" style:family="text">
      <style:text-properties fo:color="#000000" style:font-name="Liberation Serif1" fo:font-size="12pt" fo:language="fr" fo:country="FR" fo:font-weight="bold" officeooo:rsid="001a4385"/>
    </style:style>
    <style:style style:name="T17" style:family="text">
      <style:text-properties fo:color="#000000" style:font-name="Liberation Serif1" fo:font-size="12pt" fo:language="fr" fo:country="FR" fo:font-weight="bold" officeooo:rsid="002064bd"/>
    </style:style>
    <style:style style:name="T18" style:family="text">
      <style:text-properties fo:color="#000000" style:font-name="Liberation Serif1" fo:font-size="12pt" fo:language="fr" fo:country="FR" fo:font-weight="bold" officeooo:rsid="002c55ef"/>
    </style:style>
    <style:style style:name="T19" style:family="text">
      <style:text-properties fo:color="#000000" style:font-name="Liberation Serif1" fo:font-size="12pt" fo:language="fr" fo:country="FR" fo:font-weight="bold" officeooo:rsid="002ba629"/>
    </style:style>
    <style:style style:name="T20" style:family="text">
      <style:text-properties fo:color="#000000" fo:font-size="12pt" fo:language="fr" fo:country="FR" fo:font-weight="normal" style:font-weight-asian="bold" style:font-weight-complex="bold"/>
    </style:style>
    <style:style style:name="T21" style:family="text">
      <style:text-properties fo:color="#000000" fo:font-size="12pt" fo:language="fr" fo:country="FR" fo:font-weight="normal" officeooo:rsid="001c54db" style:font-weight-asian="bold" style:font-weight-complex="bold"/>
    </style:style>
    <style:style style:name="T22" style:family="text">
      <style:text-properties fo:color="#000000" fo:font-size="12pt" fo:language="fr" fo:country="FR" fo:font-weight="normal" officeooo:rsid="00225c18" style:font-weight-asian="bold" style:font-weight-complex="bold"/>
    </style:style>
    <style:style style:name="T23" style:family="text">
      <style:text-properties fo:color="#000000" fo:font-size="12pt" fo:language="fr" fo:country="FR" fo:font-weight="normal" officeooo:rsid="001da2ed" style:font-weight-asian="bold" style:font-weight-complex="bold"/>
    </style:style>
    <style:style style:name="T24" style:family="text">
      <style:text-properties fo:color="#000000" style:font-name="Consolas2" fo:font-size="12pt" fo:language="fr" fo:country="FR" fo:font-weight="normal" officeooo:rsid="001c54db" style:font-weight-asian="bold" style:font-weight-complex="bold"/>
    </style:style>
    <style:style style:name="T25" style:family="text">
      <style:text-properties fo:color="#000000" style:font-name="Consolas2" fo:font-size="12pt" fo:language="fr" fo:country="FR" fo:font-weight="normal" officeooo:rsid="00225c18" style:font-weight-asian="bold" style:font-weight-complex="bold"/>
    </style:style>
    <style:style style:name="T26" style:family="text">
      <style:text-properties fo:font-style="normal" style:font-style-asian="normal" style:font-style-complex="normal"/>
    </style:style>
    <style:style style:name="T27" style:family="text">
      <style:text-properties fo:font-style="normal" officeooo:rsid="003cfdf7" style:font-style-asian="normal" style:font-style-complex="normal"/>
    </style:style>
    <style:style style:name="T28" style:family="text">
      <style:text-properties fo:font-style="normal" officeooo:rsid="003c7b4c" style:font-style-asian="normal" style:font-style-complex="normal"/>
    </style:style>
    <style:style style:name="T29" style:family="text">
      <style:text-properties fo:font-style="normal" officeooo:rsid="0051f766" style:font-style-asian="normal" style:font-style-complex="normal"/>
    </style:style>
    <style:style style:name="T30" style:family="text">
      <style:text-properties fo:font-style="normal" officeooo:rsid="0053afb5" style:font-style-asian="normal" style:font-style-complex="normal"/>
    </style:style>
    <style:style style:name="T31" style:family="text">
      <style:text-properties fo:font-style="normal" officeooo:rsid="0067d4c5" style:font-style-asian="normal" style:font-style-complex="normal"/>
    </style:style>
    <style:style style:name="T32" style:family="text">
      <style:text-properties fo:font-style="normal" officeooo:rsid="005b641e" style:font-style-asian="normal" style:font-style-complex="normal"/>
    </style:style>
    <style:style style:name="T33" style:family="text">
      <style:text-properties fo:font-style="normal" officeooo:rsid="001a56f0" style:font-style-asian="normal" style:font-style-complex="normal"/>
    </style:style>
    <style:style style:name="T34" style:family="text">
      <style:text-properties fo:font-style="normal" officeooo:rsid="002b9b1c" style:font-style-asian="normal" style:font-style-complex="normal"/>
    </style:style>
    <style:style style:name="T35" style:family="text">
      <style:text-properties fo:font-style="normal" officeooo:rsid="0031e339" style:font-style-asian="normal" style:font-style-complex="normal"/>
    </style:style>
    <style:style style:name="T36" style:family="text">
      <style:text-properties fo:font-style="normal" officeooo:rsid="00498e6d" style:font-style-asian="normal" style:font-style-complex="normal"/>
    </style:style>
    <style:style style:name="T37" style:family="text">
      <style:text-properties style:font-name="Liberation Sans" fo:font-size="18pt" officeooo:rsid="0037676f" style:font-name-asian="Microsoft YaHei" style:font-size-asian="14pt" style:font-name-complex="Lucida Sans" style:font-size-complex="14pt"/>
    </style:style>
    <style:style style:name="T38" style:family="text">
      <style:text-properties style:font-name="Liberation Sans" fo:font-size="18pt" officeooo:rsid="001046e6" style:font-name-asian="Microsoft YaHei" style:font-size-asian="14pt" style:font-name-complex="Lucida Sans" style:font-size-complex="14pt"/>
    </style:style>
    <style:style style:name="T39" style:family="text">
      <style:text-properties style:font-name="Liberation Sans" fo:font-size="18pt" officeooo:rsid="0007d564" style:font-name-asian="Microsoft YaHei" style:font-size-asian="14pt" style:font-name-complex="Lucida Sans" style:font-size-complex="14pt"/>
    </style:style>
    <style:style style:name="T40" style:family="text">
      <style:text-properties style:font-name="Liberation Sans" fo:font-size="18pt" officeooo:rsid="0048d3dd" style:font-name-asian="Microsoft YaHei" style:font-size-asian="14pt" style:font-name-complex="Lucida Sans" style:font-size-complex="14pt"/>
    </style:style>
    <style:style style:name="T41" style:family="text">
      <style:text-properties style:font-name="Liberation Sans" fo:font-size="18pt" officeooo:rsid="002a9571" style:font-name-asian="Microsoft YaHei" style:font-size-asian="14pt" style:font-name-complex="Lucida Sans" style:font-size-complex="14pt"/>
    </style:style>
    <style:style style:name="T42" style:family="text">
      <style:text-properties style:font-name="Liberation Sans" fo:font-size="18pt" officeooo:rsid="0052243a" style:font-name-asian="Microsoft YaHei" style:font-size-asian="14pt" style:font-name-complex="Lucida Sans" style:font-size-complex="14pt"/>
    </style:style>
    <style:style style:name="T43" style:family="text">
      <style:text-properties style:font-name="Liberation Sans" fo:font-size="12pt" fo:font-weight="bold" officeooo:rsid="000f610d" style:font-name-asian="Microsoft YaHei" style:font-size-asian="18.2000007629395pt" style:font-weight-asian="bold" style:font-name-complex="Lucida Sans" style:font-size-complex="18.2000007629395pt" style:font-weight-complex="bold"/>
    </style:style>
    <style:style style:name="T44" style:family="text">
      <style:text-properties style:font-name="Liberation Sans" fo:font-size="12pt" fo:font-weight="bold" officeooo:rsid="00318ae6" style:font-name-asian="Microsoft YaHei" style:font-size-asian="18.2000007629395pt" style:font-weight-asian="bold" style:font-name-complex="Lucida Sans" style:font-size-complex="18.2000007629395pt" style:font-weight-complex="bold"/>
    </style:style>
    <style:style style:name="T45" style:family="text">
      <style:text-properties officeooo:rsid="003290e0"/>
    </style:style>
    <style:style style:name="T46" style:family="text">
      <style:text-properties officeooo:rsid="000dae03"/>
    </style:style>
    <style:style style:name="T47" style:family="text">
      <style:text-properties officeooo:rsid="0024ae23"/>
    </style:style>
    <style:style style:name="T48" style:family="text">
      <style:text-properties officeooo:rsid="000f610d"/>
    </style:style>
    <style:style style:name="T49" style:family="text">
      <style:text-properties officeooo:rsid="00132f35"/>
    </style:style>
    <style:style style:name="T50" style:family="text">
      <style:text-properties officeooo:rsid="00170c63"/>
    </style:style>
    <style:style style:name="T51" style:family="text">
      <style:text-properties officeooo:rsid="0015d53f"/>
    </style:style>
    <style:style style:name="T52" style:family="text">
      <style:text-properties officeooo:rsid="001afef7"/>
    </style:style>
    <style:style style:name="T53" style:family="text">
      <style:text-properties officeooo:rsid="001b9621"/>
    </style:style>
    <style:style style:name="T54" style:family="text">
      <style:text-properties officeooo:rsid="001d3474"/>
    </style:style>
    <style:style style:name="T55" style:family="text">
      <style:text-properties officeooo:rsid="0021edc9"/>
    </style:style>
    <style:style style:name="T56" style:family="text">
      <style:text-properties style:font-name="LiberationSerif" fo:font-size="12pt" style:font-size-asian="12pt"/>
    </style:style>
    <style:style style:name="T57" style:family="text">
      <style:text-properties style:font-name="LiberationSerif" fo:font-size="12pt" officeooo:rsid="0023e213" style:font-size-asian="12pt"/>
    </style:style>
    <style:style style:name="T58" style:family="text">
      <style:text-properties style:font-name="LiberationSerif" fo:font-size="12pt" officeooo:rsid="000f610d" style:font-size-asian="12pt"/>
    </style:style>
    <style:style style:name="T59" style:family="text">
      <style:text-properties style:font-name="LiberationSerif" fo:font-size="12pt" officeooo:rsid="0035a961" style:font-size-asian="12pt"/>
    </style:style>
    <style:style style:name="T60" style:family="text">
      <style:text-properties style:font-name="LiberationSerif" fo:font-size="12pt" officeooo:rsid="0035f316" style:font-size-asian="12pt"/>
    </style:style>
    <style:style style:name="T61" style:family="text">
      <style:text-properties style:font-name="LiberationSerif" fo:font-size="12pt" officeooo:rsid="000de0e7" style:font-size-asian="12pt"/>
    </style:style>
    <style:style style:name="T62" style:family="text">
      <style:text-properties style:font-name="LiberationSerif" fo:font-size="12pt" officeooo:rsid="001bb055" style:font-size-asian="12pt"/>
    </style:style>
    <style:style style:name="T63" style:family="text">
      <style:text-properties style:font-name="LiberationSerif" fo:font-size="12pt" officeooo:rsid="00178d29" style:font-size-asian="12pt"/>
    </style:style>
    <style:style style:name="T64" style:family="text">
      <style:text-properties style:font-name="LiberationSerif" fo:font-size="12pt" officeooo:rsid="000f7c2c" style:font-size-asian="12pt"/>
    </style:style>
    <style:style style:name="T65" style:family="text">
      <style:text-properties style:font-name="LiberationSerif" fo:font-size="12pt" officeooo:rsid="00216fa5" style:font-size-asian="12pt"/>
    </style:style>
    <style:style style:name="T66" style:family="text">
      <style:text-properties officeooo:rsid="00230cc8"/>
    </style:style>
    <style:style style:name="T67" style:family="text">
      <style:text-properties officeooo:rsid="00284cc7"/>
    </style:style>
    <style:style style:name="T68" style:family="text">
      <style:text-properties style:font-size-asian="12pt"/>
    </style:style>
    <style:style style:name="T69" style:family="text">
      <style:text-properties officeooo:rsid="000f610d" style:font-size-asian="12pt"/>
    </style:style>
    <style:style style:name="T70" style:family="text">
      <style:text-properties officeooo:rsid="0031621e"/>
    </style:style>
    <style:style style:name="T71" style:family="text">
      <style:text-properties officeooo:rsid="00318ae6"/>
    </style:style>
    <style:style style:name="T72" style:family="text">
      <style:text-properties officeooo:rsid="0033cc6b"/>
    </style:style>
    <style:style style:name="T73" style:family="text">
      <style:text-properties officeooo:rsid="00330ffa"/>
    </style:style>
    <style:style style:name="T74" style:family="text">
      <style:text-properties officeooo:rsid="002bd36e"/>
    </style:style>
    <style:style style:name="T75" style:family="text">
      <style:text-properties officeooo:rsid="0007d564"/>
    </style:style>
    <style:style style:name="T76" style:family="text">
      <style:text-properties officeooo:rsid="0021fa11"/>
    </style:style>
    <style:style style:name="T77" style:family="text">
      <style:text-properties fo:font-style="italic"/>
    </style:style>
    <style:style style:name="T78" style:family="text">
      <style:text-properties fo:font-style="italic" style:font-style-asian="italic" style:font-style-complex="italic"/>
    </style:style>
    <style:style style:name="T79" style:family="text">
      <style:text-properties fo:font-style="italic" officeooo:rsid="003c7b4c" style:font-style-asian="italic" style:font-style-complex="italic"/>
    </style:style>
    <style:style style:name="T80" style:family="text">
      <style:text-properties fo:font-style="italic" officeooo:rsid="0053afb5" style:font-style-asian="italic" style:font-style-complex="italic"/>
    </style:style>
    <style:style style:name="T81" style:family="text">
      <style:text-properties fo:font-style="italic" officeooo:rsid="001a56f0" style:font-style-asian="italic" style:font-style-complex="italic"/>
    </style:style>
    <style:style style:name="T82" style:family="text">
      <style:text-properties fo:font-style="italic" officeooo:rsid="002b9b1c" style:font-style-asian="italic" style:font-style-complex="italic"/>
    </style:style>
    <style:style style:name="T83" style:family="text">
      <style:text-properties fo:font-style="italic" officeooo:rsid="005c95f4" style:font-style-asian="italic" style:font-style-complex="italic"/>
    </style:style>
    <style:style style:name="T84" style:family="text">
      <style:text-properties fo:font-style="italic" officeooo:rsid="006c5e01" style:font-style-asian="italic" style:font-style-complex="italic"/>
    </style:style>
    <style:style style:name="T85" style:family="text">
      <style:text-properties fo:font-style="italic" officeooo:rsid="00316925" style:font-style-asian="italic" style:font-style-complex="italic"/>
    </style:style>
    <style:style style:name="T86" style:family="text">
      <style:text-properties fo:font-style="italic" officeooo:rsid="004a5b7a" style:font-style-asian="italic" style:font-style-complex="italic"/>
    </style:style>
    <style:style style:name="T87" style:family="text">
      <style:text-properties fo:font-style="italic" officeooo:rsid="003499ed" style:font-style-asian="italic" style:font-style-complex="italic"/>
    </style:style>
    <style:style style:name="T88" style:family="text">
      <style:text-properties fo:font-style="italic" officeooo:rsid="0024106e" style:font-style-asian="italic" style:font-style-complex="italic"/>
    </style:style>
    <style:style style:name="T89" style:family="text">
      <style:text-properties fo:font-style="italic" officeooo:rsid="003ca350" style:font-style-asian="italic" style:font-style-complex="italic"/>
    </style:style>
    <style:style style:name="T90" style:family="text">
      <style:text-properties fo:font-style="italic" officeooo:rsid="0047b18c" style:font-style-asian="italic" style:font-style-complex="italic"/>
    </style:style>
    <style:style style:name="T91" style:family="text">
      <style:text-properties fo:font-style="italic" officeooo:rsid="004f00f3" style:font-style-asian="italic" style:font-style-complex="italic"/>
    </style:style>
    <style:style style:name="T92" style:family="text">
      <style:text-properties fo:font-style="italic" officeooo:rsid="002461c6"/>
    </style:style>
    <style:style style:name="T93" style:family="text">
      <style:text-properties fo:background-color="#cccccc" loext:char-shading-value="0"/>
    </style:style>
    <style:style style:name="T94" style:family="text">
      <style:text-properties officeooo:rsid="0034c89b"/>
    </style:style>
    <style:style style:name="T95" style:family="text">
      <style:text-properties officeooo:rsid="00301001"/>
    </style:style>
    <style:style style:name="T96" style:family="text">
      <style:text-properties officeooo:rsid="002e74d1"/>
    </style:style>
    <style:style style:name="T97" style:family="text">
      <style:text-properties style:font-name="Consolas2"/>
    </style:style>
    <style:style style:name="T98" style:family="text">
      <style:text-properties style:font-name="Consolas2" fo:font-style="normal" style:font-style-asian="normal" style:font-style-complex="normal"/>
    </style:style>
    <style:style style:name="T99" style:family="text">
      <style:text-properties style:font-name="Consolas2" fo:font-style="normal" officeooo:rsid="0031e339" style:font-style-asian="normal" style:font-style-complex="normal"/>
    </style:style>
    <style:style style:name="T100" style:family="text">
      <style:text-properties style:font-name="Consolas2" officeooo:rsid="0056109b"/>
    </style:style>
    <style:style style:name="T101" style:family="text">
      <style:text-properties style:font-name="Consolas2" officeooo:rsid="0056b5f1"/>
    </style:style>
    <style:style style:name="T102" style:family="text">
      <style:text-properties style:font-name="Consolas2" officeooo:rsid="00493df4"/>
    </style:style>
    <style:style style:name="T103" style:family="text">
      <style:text-properties style:font-name="Consolas2" officeooo:rsid="005c95f4"/>
    </style:style>
    <style:style style:name="T104" style:family="text">
      <style:text-properties style:font-name="Consolas2" officeooo:rsid="006e41c4"/>
    </style:style>
    <style:style style:name="T105" style:family="text">
      <style:text-properties style:font-name="Consolas2" officeooo:rsid="006fed93"/>
    </style:style>
    <style:style style:name="T106" style:family="text">
      <style:text-properties style:font-name="Consolas2" officeooo:rsid="007136f7"/>
    </style:style>
    <style:style style:name="T107" style:family="text">
      <style:text-properties style:font-name="Consolas2" officeooo:rsid="007a17eb"/>
    </style:style>
    <style:style style:name="T108" style:family="text">
      <style:text-properties style:font-name="Consolas2" officeooo:rsid="0083a67c"/>
    </style:style>
    <style:style style:name="T109" style:family="text">
      <style:text-properties style:font-name="Consolas2" officeooo:rsid="00326df2"/>
    </style:style>
    <style:style style:name="T110" style:family="text">
      <style:text-properties style:font-name="Consolas2" officeooo:rsid="0044fc0a"/>
    </style:style>
    <style:style style:name="T111" style:family="text">
      <style:text-properties style:font-name="Consolas2" officeooo:rsid="003499ed"/>
    </style:style>
    <style:style style:name="T112" style:family="text">
      <style:text-properties officeooo:rsid="000c89df"/>
    </style:style>
    <style:style style:name="T113" style:family="text">
      <style:text-properties officeooo:rsid="00385031"/>
    </style:style>
    <style:style style:name="T114" style:family="text">
      <style:text-properties officeooo:rsid="000d76f5"/>
    </style:style>
    <style:style style:name="T115" style:family="text">
      <style:text-properties officeooo:rsid="003b942e"/>
    </style:style>
    <style:style style:name="T116" style:family="text">
      <style:text-properties officeooo:rsid="0015f4b4"/>
    </style:style>
    <style:style style:name="T117" style:family="text">
      <style:text-properties officeooo:rsid="0046945a"/>
    </style:style>
    <style:style style:name="T118" style:family="text">
      <style:text-properties officeooo:rsid="00170f39"/>
    </style:style>
    <style:style style:name="T119" style:family="text">
      <style:text-properties officeooo:rsid="004d747d"/>
    </style:style>
    <style:style style:name="T120" style:family="text">
      <style:text-properties officeooo:rsid="00474ba6"/>
    </style:style>
    <style:style style:name="T121" style:family="text">
      <style:text-properties officeooo:rsid="0049fcb9"/>
    </style:style>
    <style:style style:name="T122" style:family="text">
      <style:text-properties officeooo:rsid="0056109b"/>
    </style:style>
    <style:style style:name="T123" style:family="text">
      <style:text-properties officeooo:rsid="0056b5f1"/>
    </style:style>
    <style:style style:name="T124" style:family="text">
      <style:text-properties officeooo:rsid="004f989a"/>
    </style:style>
    <style:style style:name="T125" style:family="text">
      <style:text-properties officeooo:rsid="0064f5c6"/>
    </style:style>
    <style:style style:name="T126" style:family="text">
      <style:text-properties officeooo:rsid="005a9db1"/>
    </style:style>
    <style:style style:name="T127" style:family="text">
      <style:text-properties officeooo:rsid="0057b1c2"/>
    </style:style>
    <style:style style:name="T128" style:family="text">
      <style:text-properties officeooo:rsid="0023caa2"/>
    </style:style>
    <style:style style:name="T129" style:family="text">
      <style:text-properties officeooo:rsid="00292cb0"/>
    </style:style>
    <style:style style:name="T130" style:family="text">
      <style:text-properties officeooo:rsid="002d47e9"/>
    </style:style>
    <style:style style:name="T131" style:family="text">
      <style:text-properties officeooo:rsid="002de986"/>
    </style:style>
    <style:style style:name="T132" style:family="text">
      <style:text-properties officeooo:rsid="002af967"/>
    </style:style>
    <style:style style:name="T133" style:family="text">
      <style:text-properties officeooo:rsid="001a56f0"/>
    </style:style>
    <style:style style:name="T134" style:family="text">
      <style:text-properties officeooo:rsid="0044577a"/>
    </style:style>
    <style:style style:name="T135" style:family="text">
      <style:text-properties officeooo:rsid="002b9b1c"/>
    </style:style>
    <style:style style:name="T136" style:family="text">
      <style:text-properties officeooo:rsid="00300b72"/>
    </style:style>
    <style:style style:name="T137" style:family="text">
      <style:text-properties officeooo:rsid="002a302e"/>
    </style:style>
    <style:style style:name="T138" style:family="text">
      <style:text-properties officeooo:rsid="0031e339"/>
    </style:style>
    <style:style style:name="T139" style:family="text">
      <style:text-properties officeooo:rsid="004538b7"/>
    </style:style>
    <style:style style:name="T140" style:family="text">
      <style:text-properties officeooo:rsid="004cad72"/>
    </style:style>
    <style:style style:name="T141" style:family="text">
      <style:text-properties officeooo:rsid="004aea98"/>
    </style:style>
    <style:style style:name="T142" style:family="text">
      <style:text-properties officeooo:rsid="002ae43e"/>
    </style:style>
    <style:style style:name="T143" style:family="text">
      <style:text-properties officeooo:rsid="0035b8ae"/>
    </style:style>
    <style:style style:name="T144" style:family="text">
      <style:text-properties officeooo:rsid="003456c9"/>
    </style:style>
    <style:style style:name="T145" style:family="text">
      <style:text-properties officeooo:rsid="001c64a7"/>
    </style:style>
    <style:style style:name="T146" style:family="text">
      <style:text-properties officeooo:rsid="003a4d9c"/>
    </style:style>
    <style:style style:name="T147" style:family="text">
      <style:text-properties officeooo:rsid="00384e18"/>
    </style:style>
    <style:style style:name="T148" style:family="text">
      <style:text-properties officeooo:rsid="00493df4"/>
    </style:style>
    <style:style style:name="T149" style:family="text">
      <style:text-properties officeooo:rsid="003d4a16"/>
    </style:style>
    <style:style style:name="T150" style:family="text">
      <style:text-properties officeooo:rsid="004a5913"/>
    </style:style>
    <style:style style:name="T151" style:family="text">
      <style:text-properties officeooo:rsid="006bd7fc"/>
    </style:style>
    <style:style style:name="T152" style:family="text">
      <style:text-properties officeooo:rsid="0047d206"/>
    </style:style>
    <style:style style:name="T153" style:family="text">
      <style:text-properties officeooo:rsid="001b8a98"/>
    </style:style>
    <style:style style:name="T154" style:family="text">
      <style:text-properties officeooo:rsid="005f6404"/>
    </style:style>
    <style:style style:name="T155" style:family="text">
      <style:text-properties officeooo:rsid="00655223"/>
    </style:style>
    <style:style style:name="T156" style:family="text">
      <style:text-properties officeooo:rsid="005bdb44"/>
    </style:style>
    <style:style style:name="T157" style:family="text">
      <style:text-properties officeooo:rsid="005bf8ee"/>
    </style:style>
    <style:style style:name="T158" style:family="text">
      <style:text-properties officeooo:rsid="001e4c87"/>
    </style:style>
    <style:style style:name="T159" style:family="text">
      <style:text-properties officeooo:rsid="00627ef8"/>
    </style:style>
    <style:style style:name="T160" style:family="text">
      <style:text-properties officeooo:rsid="0022331d"/>
    </style:style>
    <style:style style:name="T161" style:family="text">
      <style:text-properties officeooo:rsid="0062c212"/>
    </style:style>
    <style:style style:name="T162" style:family="text">
      <style:text-properties officeooo:rsid="008bb158"/>
    </style:style>
    <style:style style:name="T163" style:family="text">
      <style:text-properties officeooo:rsid="0048d3dd"/>
    </style:style>
    <style:style style:name="T164" style:family="text">
      <style:text-properties officeooo:rsid="005c936e"/>
    </style:style>
    <style:style style:name="T165" style:family="text">
      <style:text-properties officeooo:rsid="004ce8b7"/>
    </style:style>
    <style:style style:name="T166" style:family="text">
      <style:text-properties officeooo:rsid="00589f59"/>
    </style:style>
    <style:style style:name="T167" style:family="text">
      <style:text-properties officeooo:rsid="005c0ed1"/>
    </style:style>
    <style:style style:name="T168" style:family="text">
      <style:text-properties officeooo:rsid="0022f4e4"/>
    </style:style>
    <style:style style:name="T169" style:family="text">
      <style:text-properties officeooo:rsid="00538a00"/>
    </style:style>
    <style:style style:name="T170" style:family="text">
      <style:text-properties officeooo:rsid="0051f1d9"/>
    </style:style>
    <style:style style:name="T171" style:family="text">
      <style:text-properties officeooo:rsid="005c95f4"/>
    </style:style>
    <style:style style:name="T172" style:family="text">
      <style:text-properties officeooo:rsid="0027fa40"/>
    </style:style>
    <style:style style:name="T173" style:family="text">
      <style:text-properties officeooo:rsid="008a42eb"/>
    </style:style>
    <style:style style:name="T174" style:family="text">
      <style:text-properties officeooo:rsid="0040820d"/>
    </style:style>
    <style:style style:name="T175" style:family="text">
      <style:text-properties officeooo:rsid="00287605"/>
    </style:style>
    <style:style style:name="T176" style:family="text">
      <style:text-properties officeooo:rsid="005f0b63"/>
    </style:style>
    <style:style style:name="T177" style:family="text">
      <style:text-properties officeooo:rsid="0062a188"/>
    </style:style>
    <style:style style:name="T178" style:family="text">
      <style:text-properties officeooo:rsid="0065d415"/>
    </style:style>
    <style:style style:name="T179" style:family="text">
      <style:text-properties officeooo:rsid="0067534e"/>
    </style:style>
    <style:style style:name="T180" style:family="text">
      <style:text-properties officeooo:rsid="00678ec0"/>
    </style:style>
    <style:style style:name="T181" style:family="text">
      <style:text-properties officeooo:rsid="002943f3"/>
    </style:style>
    <style:style style:name="T182" style:family="text">
      <style:text-properties officeooo:rsid="006ac1bf"/>
    </style:style>
    <style:style style:name="T183" style:family="text">
      <style:text-properties officeooo:rsid="006c5e01"/>
    </style:style>
    <style:style style:name="T184" style:family="text">
      <style:text-properties officeooo:rsid="006cdb63"/>
    </style:style>
    <style:style style:name="T185" style:family="text">
      <style:text-properties officeooo:rsid="006e41c4"/>
    </style:style>
    <style:style style:name="T186" style:family="text">
      <style:text-properties officeooo:rsid="002b7056"/>
    </style:style>
    <style:style style:name="T187" style:family="text">
      <style:text-properties officeooo:rsid="0068f9d5"/>
    </style:style>
    <style:style style:name="T188" style:family="text">
      <style:text-properties officeooo:rsid="002e1fd5"/>
    </style:style>
    <style:style style:name="T189" style:family="text">
      <style:text-properties officeooo:rsid="0073bd08"/>
    </style:style>
    <style:style style:name="T190" style:family="text">
      <style:text-properties officeooo:rsid="002e4b4a"/>
    </style:style>
    <style:style style:name="T191" style:family="text">
      <style:text-properties officeooo:rsid="00303500"/>
    </style:style>
    <style:style style:name="T192" style:family="text">
      <style:text-properties officeooo:rsid="00566cb6"/>
    </style:style>
    <style:style style:name="T193" style:family="text">
      <style:text-properties officeooo:rsid="00305fd2"/>
    </style:style>
    <style:style style:name="T194" style:family="text">
      <style:text-properties officeooo:rsid="007dfc95"/>
    </style:style>
    <style:style style:name="T195" style:family="text">
      <style:text-properties officeooo:rsid="0083cd7b"/>
    </style:style>
    <style:style style:name="T196" style:family="text">
      <style:text-properties officeooo:rsid="0037c75e"/>
    </style:style>
    <style:style style:name="T197" style:family="text">
      <style:text-properties officeooo:rsid="00879706"/>
    </style:style>
    <style:style style:name="T198" style:family="text">
      <style:text-properties officeooo:rsid="00377686"/>
    </style:style>
    <style:style style:name="T199" style:family="text">
      <style:text-properties officeooo:rsid="000de0e7"/>
    </style:style>
    <style:style style:name="T200" style:family="text">
      <style:text-properties style:font-name="LiberationSerif-Bold" fo:font-size="12pt" fo:font-weight="bold" style:font-size-asian="12pt" style:font-weight-asian="bold"/>
    </style:style>
    <style:style style:name="T201" style:family="text">
      <style:text-properties style:font-name="LiberationSerif-Bold" fo:font-size="12pt" fo:font-weight="bold" officeooo:rsid="000de0e7" style:font-size-asian="12pt" style:font-weight-asian="bold"/>
    </style:style>
    <style:style style:name="T202" style:family="text">
      <style:text-properties style:font-name="LiberationSerif-Bold" fo:font-size="12pt" fo:font-weight="bold" officeooo:rsid="00178d29" style:font-size-asian="12pt" style:font-weight-asian="bold"/>
    </style:style>
    <style:style style:name="T203" style:family="text">
      <style:text-properties style:font-name="LiberationSerif-Bold" fo:font-size="12pt" fo:font-weight="bold" officeooo:rsid="000de0e7" style:font-name-asian="Microsoft YaHei" style:font-size-asian="12pt" style:font-weight-asian="bold" style:font-name-complex="Lucida Sans" style:font-size-complex="18.2000007629395pt" style:font-weight-complex="bold"/>
    </style:style>
    <style:style style:name="T204" style:family="text">
      <style:text-properties officeooo:rsid="00178d29"/>
    </style:style>
    <style:style style:name="T205" style:family="text">
      <style:text-properties style:font-name="Liberation Mono" fo:font-size="10pt" officeooo:rsid="00216fa5" style:font-name-asian="NSimSun1" style:font-size-asian="10pt" style:font-name-complex="Liberation Mono" style:font-size-complex="10pt"/>
    </style:style>
    <style:style style:name="T206" style:family="text">
      <style:text-properties style:font-name="LiberationSerif1" fo:font-size="12pt" style:font-size-asian="12pt"/>
    </style:style>
    <style:style style:name="T207" style:family="text">
      <style:text-properties style:font-name="LiberationSerif1" fo:font-size="12pt" officeooo:rsid="000de0e7" style:font-size-asian="12pt"/>
    </style:style>
    <style:style style:name="T208" style:family="text">
      <style:text-properties style:font-name="LiberationSerif1" fo:font-size="12pt" officeooo:rsid="00216fa5" style:font-size-asian="12pt"/>
    </style:style>
    <style:style style:name="T209" style:family="text">
      <style:text-properties style:font-name="LiberationSerif1" fo:font-size="12pt" officeooo:rsid="001daf6e" style:font-size-asian="12pt"/>
    </style:style>
    <style:style style:name="T210" style:family="text">
      <style:text-properties style:font-name="OpenSymbol1" fo:font-size="12pt" officeooo:rsid="000de0e7" style:font-size-asian="12pt"/>
    </style:style>
    <style:style style:name="T211" style:family="text">
      <style:text-properties officeooo:rsid="00316925"/>
    </style:style>
    <style:style style:name="T212" style:family="text">
      <style:text-properties officeooo:rsid="0052ba39"/>
    </style:style>
    <style:style style:name="T213" style:family="text">
      <style:text-properties officeooo:rsid="0037d4ff"/>
    </style:style>
    <style:style style:name="T214" style:family="text">
      <style:text-properties officeooo:rsid="0025a915"/>
    </style:style>
    <style:style style:name="T215" style:family="text">
      <style:text-properties style:font-name="Consolas" fo:font-size="12pt" officeooo:rsid="002b6de8" style:font-name-asian="NSimSun1" style:font-size-asian="10pt" style:font-name-complex="Liberation Mono" style:font-size-complex="10pt"/>
    </style:style>
    <style:style style:name="T216" style:family="text">
      <style:text-properties style:font-name="Consolas" fo:font-size="12pt" officeooo:rsid="002d0552" style:font-name-asian="NSimSun1" style:font-size-asian="10pt" style:font-name-complex="Liberation Mono" style:font-size-complex="10pt"/>
    </style:style>
    <style:style style:name="T217" style:family="text">
      <style:text-properties style:font-name="Consolas" fo:font-size="12pt" officeooo:rsid="003f7da3" style:font-name-asian="NSimSun1" style:font-size-asian="10pt" style:font-name-complex="Liberation Mono" style:font-size-complex="10pt"/>
    </style:style>
    <style:style style:name="T218" style:family="text">
      <style:text-properties style:font-name="Consolas" fo:font-size="12pt" officeooo:rsid="003619cf" style:font-name-asian="NSimSun1" style:font-size-asian="10pt" style:font-name-complex="Liberation Mono" style:font-size-complex="10pt"/>
    </style:style>
    <style:style style:name="T219" style:family="text">
      <style:text-properties style:font-name="Consolas" fo:font-size="12pt" officeooo:rsid="003acd27" style:font-name-asian="NSimSun1" style:font-size-asian="10pt" style:font-name-complex="Liberation Mono" style:font-size-complex="10pt"/>
    </style:style>
    <style:style style:name="T220" style:family="text">
      <style:text-properties officeooo:rsid="002d0552"/>
    </style:style>
    <style:style style:name="T221" style:family="text">
      <style:text-properties officeooo:rsid="002b6de8"/>
    </style:style>
    <style:style style:name="T222" style:family="text">
      <style:text-properties officeooo:rsid="002e6535"/>
    </style:style>
    <style:style style:name="T223" style:family="text">
      <style:text-properties fo:font-weight="bold" style:font-weight-asian="bold" style:font-weight-complex="bold"/>
    </style:style>
    <style:style style:name="T224" style:family="text">
      <style:text-properties fo:font-weight="bold" officeooo:rsid="0025a915" style:font-weight-asian="bold" style:font-weight-complex="bold"/>
    </style:style>
    <style:style style:name="T225" style:family="text">
      <style:text-properties fo:font-weight="bold" officeooo:rsid="002d0552" style:font-weight-asian="bold" style:font-weight-complex="bold"/>
    </style:style>
    <style:style style:name="T226" style:family="text">
      <style:text-properties fo:font-weight="bold" officeooo:rsid="00316925" style:font-weight-asian="bold" style:font-weight-complex="bold"/>
    </style:style>
    <style:style style:name="T227" style:family="text">
      <style:text-properties fo:font-weight="bold" officeooo:rsid="00405df4" style:font-weight-asian="bold" style:font-weight-complex="bold"/>
    </style:style>
    <style:style style:name="T228" style:family="text">
      <style:text-properties fo:font-weight="bold" officeooo:rsid="0044fc0a" style:font-weight-asian="bold" style:font-weight-complex="bold"/>
    </style:style>
    <style:style style:name="T229" style:family="text">
      <style:text-properties fo:font-weight="bold" officeooo:rsid="004c78f3" style:font-weight-asian="bold" style:font-weight-complex="bold"/>
    </style:style>
    <style:style style:name="T230" style:family="text">
      <style:text-properties fo:font-weight="bold" officeooo:rsid="00317bfd" style:font-weight-asian="bold" style:font-weight-complex="bold"/>
    </style:style>
    <style:style style:name="T231" style:family="text">
      <style:text-properties fo:font-weight="bold" officeooo:rsid="00332253" style:font-weight-asian="bold" style:font-weight-complex="bold"/>
    </style:style>
    <style:style style:name="T232" style:family="text">
      <style:text-properties fo:font-weight="bold" officeooo:rsid="0047b18c" style:font-weight-asian="bold" style:font-weight-complex="bold"/>
    </style:style>
    <style:style style:name="T233" style:family="text">
      <style:text-properties officeooo:rsid="002fd42e"/>
    </style:style>
    <style:style style:name="T234" style:family="text">
      <style:text-properties officeooo:rsid="003499ed"/>
    </style:style>
    <style:style style:name="T235" style:family="text">
      <style:text-properties officeooo:rsid="00326df2"/>
    </style:style>
    <style:style style:name="T236" style:family="text">
      <style:text-properties officeooo:rsid="0046485e"/>
    </style:style>
    <style:style style:name="T237" style:family="text">
      <style:text-properties officeooo:rsid="0044fc0a"/>
    </style:style>
    <style:style style:name="T238" style:family="text">
      <style:text-properties officeooo:rsid="005963a5"/>
    </style:style>
    <style:style style:name="T239" style:family="text">
      <style:text-properties officeooo:rsid="0058cdad"/>
    </style:style>
    <style:style style:name="T240" style:family="text">
      <style:text-properties officeooo:rsid="0027f442"/>
    </style:style>
    <style:style style:name="T241" style:family="text">
      <style:text-properties officeooo:rsid="0024106e"/>
    </style:style>
    <style:style style:name="T242" style:family="text">
      <style:text-properties officeooo:rsid="002ce6b8"/>
    </style:style>
    <style:style style:name="T243" style:family="text">
      <style:text-properties officeooo:rsid="002dd5ee"/>
    </style:style>
    <style:style style:name="T244" style:family="text">
      <style:text-properties officeooo:rsid="003ca350"/>
    </style:style>
    <style:style style:name="T245" style:family="text">
      <style:text-properties officeooo:rsid="00332253"/>
    </style:style>
    <style:style style:name="T246" style:family="text">
      <style:text-properties officeooo:rsid="00344d79"/>
    </style:style>
    <style:style style:name="T247" style:family="text">
      <style:text-properties officeooo:rsid="003619cf"/>
    </style:style>
    <style:style style:name="T248" style:family="text">
      <style:text-properties officeooo:rsid="00463544"/>
    </style:style>
    <style:style style:name="T249" style:family="text">
      <style:text-properties officeooo:rsid="0043a670"/>
    </style:style>
    <style:style style:name="T250" style:family="text">
      <style:text-properties officeooo:rsid="00447e92"/>
    </style:style>
    <style:style style:name="T251" style:family="text">
      <style:text-properties officeooo:rsid="004dc4d9"/>
    </style:style>
    <style:style style:name="T252" style:family="text">
      <style:text-properties officeooo:rsid="0047b18c"/>
    </style:style>
    <style:style style:name="T253" style:family="text">
      <style:text-properties officeooo:rsid="0011adbb"/>
    </style:style>
    <style:style style:name="T254" style:family="text">
      <style:text-properties officeooo:rsid="00121a4d"/>
    </style:style>
    <style:style style:name="T255" style:family="text">
      <style:text-properties style:font-name="Liberation Serif1" fo:font-size="12pt" fo:language="fr" fo:country="FR" fo:font-weight="normal"/>
    </style:style>
    <style:style style:name="T256" style:family="text">
      <style:text-properties style:font-name="Liberation Serif1" fo:font-size="12pt" fo:language="fr" fo:country="FR" fo:font-weight="normal" officeooo:rsid="00121a4d"/>
    </style:style>
    <style:style style:name="T257" style:family="text">
      <style:text-properties style:font-name="Liberation Serif1" fo:font-size="12pt" fo:language="fr" fo:country="FR" fo:font-weight="normal" officeooo:rsid="001308ec"/>
    </style:style>
    <style:style style:name="T258" style:family="text">
      <style:text-properties style:font-name="Liberation Serif1" fo:font-size="12pt" fo:language="fr" fo:country="FR" fo:font-weight="normal" officeooo:rsid="0013fd8c"/>
    </style:style>
    <style:style style:name="T259" style:family="text">
      <style:text-properties style:font-name="Liberation Serif1" fo:font-size="12pt" fo:language="fr" fo:country="FR" fo:font-weight="normal" officeooo:rsid="0015a27c"/>
    </style:style>
    <style:style style:name="T260" style:family="text">
      <style:text-properties style:font-name="Liberation Serif1" fo:font-size="12pt" fo:language="fr" fo:country="FR" fo:font-style="italic" fo:font-weight="normal"/>
    </style:style>
    <style:style style:name="T261" style:family="text">
      <style:text-properties style:font-name="Liberation Serif1" fo:font-size="12pt" fo:language="fr" fo:country="FR" fo:font-style="italic" fo:font-weight="normal" officeooo:rsid="0015a27c"/>
    </style:style>
    <style:style style:name="T262" style:family="text">
      <style:text-properties officeooo:rsid="00248518"/>
    </style:style>
    <style:style style:name="T263" style:family="text">
      <style:text-properties officeooo:rsid="0024ac28"/>
    </style:style>
    <style:style style:name="T264" style:family="text">
      <style:text-properties officeooo:rsid="00250211"/>
    </style:style>
    <style:style style:name="T265" style:family="text">
      <style:text-properties officeooo:rsid="0025dd76"/>
    </style:style>
    <style:style style:name="T266" style:family="text">
      <style:text-properties officeooo:rsid="0013fd8c"/>
    </style:style>
    <style:style style:name="T267" style:family="text">
      <style:text-properties officeooo:rsid="00178500"/>
    </style:style>
    <style:style style:name="T268" style:family="text">
      <style:text-properties style:text-underline-style="solid" style:text-underline-width="auto" style:text-underline-color="font-color"/>
    </style:style>
    <style:style style:name="T269" style:family="text">
      <style:text-properties style:text-underline-style="solid" style:text-underline-width="auto" style:text-underline-color="font-color" officeooo:rsid="0015a27c"/>
    </style:style>
    <style:style style:name="T270" style:family="text">
      <style:text-properties officeooo:rsid="0015a27c"/>
    </style:style>
    <style:style style:name="T271" style:family="text">
      <style:text-properties officeooo:rsid="001b35e9"/>
    </style:style>
    <style:style style:name="T272" style:family="text">
      <style:text-properties officeooo:rsid="002461c6"/>
    </style:style>
    <style:style style:name="T273" style:family="text">
      <style:text-properties officeooo:rsid="00089013"/>
    </style:style>
    <style:style style:name="T274" style:family="text">
      <style:text-properties officeooo:rsid="0009bf18"/>
    </style:style>
    <style:style style:name="T275" style:family="text">
      <style:text-properties officeooo:rsid="000c56aa"/>
    </style:style>
    <style:style style:name="T276" style:family="text">
      <style:text-properties officeooo:rsid="000d64e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ext:p text:style-name="P32">Travaux Pratiques -- Scripts <text:span text:style-name="T1">Systèmes</text:span></text:p>
      <text:p text:style-name="P33"/>
      <text:p text:style-name="P110">v1.<text:span text:style-name="T276">2</text:spa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pan text:style-name="T2"><draw:a xlink:type="simple" xlink:href="http://creativecommons.org/licenses/by/4.0/"><draw:frame draw:style-name="fr1" draw:name="Image2" text:anchor-type="as-char" svg:width="2.381cm" svg:height="0.873cm" draw:z-index="0"><draw:image xlink:href="Pictures/10000201000000580000001F501C3D662BC8CC27.png" xlink:type="simple" xlink:show="embed" xlink:actuate="onLoad" loext:mime-type="image/png"/><svg:title>Licence Creative Commons</svg:title></draw:frame></draw:a></text:span><text:line-break/><text:span text:style-name="T3">Travaux Pratiques -- Scripts Systèmes</text:span><text:span text:style-name="T4"> </text:span><text:span text:style-name="T3">de </text:span><text:a xlink:type="simple" xlink:href="https://github.com/michaelguedj/ens__scripts_systemes" text:style-name="Internet_20_link" text:visited-style-name="Visited_20_Internet_20_Link"><text:span text:style-name="T5">Dr Michaël GUEDJ</text:span></text:a><text:span text:style-name="T4"> </text:span><text:span text:style-name="T3">est mis à disposition selon les termes de la </text:span><text:a xlink:type="simple" xlink:href="http://creativecommons.org/licenses/by/4.0/" text:style-name="Internet_20_link" text:visited-style-name="Visited_20_Internet_20_Link"><text:span text:style-name="T5">licence Creative Commons Attribution 4.0 International</text:span></text:a><text:span text:style-name="T3">.</text:span><text:line-break/><text:span text:style-name="T3">Fondé(e) sur une œuvre à </text:span><text:a xlink:type="simple" xlink:href="https://github.com/michaelguedj/ens__scripts_systemes" text:style-name="Internet_20_link" text:visited-style-name="Visited_20_Internet_20_Link"><text:span text:style-name="T5">https://github.com/michaelguedj/ens__scripts_systemes</text:span></text:a><text:span text:style-name="T3">.</text:span> </text:p>
      <text:p text:style-name="P33"/>
      <text:p text:style-name="P33"/>
      <text:table-of-content text:style-name="Sect1" text:protected="true" text:name="Table des matières1">
        <text:table-of-content-source text:outline-level="1">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4"><text:a xlink:type="simple" xlink:href="#__RefHeading___Toc24912_2416982214" text:style-name="Index_20_Link" text:visited-style-name="Index_20_Link">TP 1 – Introduction aux scripts Bash – 1<text:tab/>3</text:a></text:p>
          <text:p text:style-name="P4"><text:a xlink:type="simple" xlink:href="#__RefHeading___Toc24914_2416982214" text:style-name="Index_20_Link" text:visited-style-name="Index_20_Link">TP 2 – Introduction aux scripts Bash – 2<text:tab/>7</text:a></text:p>
          <text:p text:style-name="P4"><text:a xlink:type="simple" xlink:href="#__RefHeading___Toc24916_2416982214" text:style-name="Index_20_Link" text:visited-style-name="Index_20_Link">TP 3 – Groupes et utilisateurs – 1<text:tab/>9</text:a></text:p>
          <text:p text:style-name="P4"><text:a xlink:type="simple" xlink:href="#__RefHeading___Toc24918_2416982214" text:style-name="Index_20_Link" text:visited-style-name="Index_20_Link">TP 4 – Groupes et utilisateurs – 2<text:tab/>16</text:a></text:p>
          <text:p text:style-name="P4"><text:a xlink:type="simple" xlink:href="#__RefHeading___Toc33839_2416982214" text:style-name="Index_20_Link" text:visited-style-name="Index_20_Link">TP 5 – Gestion des permissions – 1<text:tab/>21</text:a></text:p>
          <text:p text:style-name="P4"><text:a xlink:type="simple" xlink:href="#__RefHeading___Toc24920_2416982214" text:style-name="Index_20_Link" text:visited-style-name="Index_20_Link">TP 6 – Gestion des permissions – 2<text:tab/>25</text:a></text:p>
          <text:p text:style-name="P4"><text:a xlink:type="simple" xlink:href="#__RefHeading___Toc24922_2416982214" text:style-name="Index_20_Link" text:visited-style-name="Index_20_Link">TP 7 – Scripts Bash, Utilisateurs et Permissions<text:tab/>34</text:a></text:p>
          <text:p text:style-name="P4"><text:a xlink:type="simple" xlink:href="#__RefHeading___Toc24924_2416982214" text:style-name="Index_20_Link" text:visited-style-name="Index_20_Link">TP 8 – Scripts Bash, arguments d’un script Bash<text:tab/>37</text:a></text:p>
          <text:p text:style-name="P4"><text:a xlink:type="simple" xlink:href="#__RefHeading___Toc24926_2416982214" text:style-name="Index_20_Link" text:visited-style-name="Index_20_Link">TP 9 – Scripts Bash, grep, sed, wc et regex<text:tab/>44</text:a></text:p>
          <text:p text:style-name="P4"><text:a xlink:type="simple" xlink:href="#__RefHeading___Toc24928_2416982214" text:style-name="Index_20_Link" text:visited-style-name="Index_20_Link">TP 10 – Scripts Bash, grep, find et awk<text:tab/>49</text:a></text:p>
        </text:index-body>
      </text:table-of-content>
      <text:p text:style-name="P103"/>
      <text:h text:style-name="P3" text:outline-level="1"><text:bookmark-start text:name="__RefHeading___Toc24912_2416982214"/>TP <text:span text:style-name="T37">1</text:span> – Introduction aux scripts Bash – <text:span text:style-name="T45">1</text:span><text:bookmark-end text:name="__RefHeading___Toc24912_2416982214"/></text:h>
      <text:p text:style-name="P100">Exercice <text:span text:style-name="T46">1</text:span></text:p>
      <text:p text:style-name="P41"><text:span text:style-name="T47">a) </text:span>Que fait le script <text:span text:style-name="T48">Bash</text:span> suivant<text:span text:style-name="T46"> ?</text:span></text:p>
      <text:p text:style-name="P58">#!/bin/bash</text:p>
      <text:p text:style-name="P58"/>
      <text:p text:style-name="P58">for i in {1..50}</text:p>
      <text:p text:style-name="P58">do</text:p>
      <text:p text:style-name="P58"><text:s text:c="4"/>mkdir toto$i</text:p>
      <text:p text:style-name="P58">done</text:p>
      <text:p text:style-name="P41"/>
      <text:p text:style-name="P34">b) Sauver le script sous « 1.sh ».</text:p>
      <text:p text:style-name="P34">c) Faire « bash 1.sh ».</text:p>
      <text:p text:style-name="P34">d) Faire « chmod +x 1.sh » puis « ./1.sh ».</text:p>
      <text:p text:style-name="P34"/>
      <text:p text:style-name="P100">Exercice <text:span text:style-name="T49">2</text:span></text:p>
      <text:p text:style-name="P41">Que fait le script <text:span text:style-name="T48">Bash</text:span> suivant<text:span text:style-name="T46"> ?</text:span></text:p>
      <text:p text:style-name="P58">#!/bin/bash</text:p>
      <text:p text:style-name="P58"/>
      <text:p text:style-name="P58">for i in {1..50}</text:p>
      <text:p text:style-name="P58">do</text:p>
      <text:p text:style-name="P58"><text:span text:style-name="T49"><text:s text:c="4"/>rm</text:span>dir toto$i</text:p>
      <text:p text:style-name="P58">done</text:p>
      <text:p text:style-name="P100"/>
      <text:p text:style-name="P100">E<text:span text:style-name="T46">xercice 3</text:span></text:p>
      <text:p text:style-name="P41"><text:span text:style-name="T50">a) </text:span>Que fait le script <text:span text:style-name="T48">Bash</text:span> suivant<text:span text:style-name="T48"> ?</text:span></text:p>
      <text:p text:style-name="P58">#!/bin/bash</text:p>
      <text:p text:style-name="P58"/>
      <text:p text:style-name="P58">for i in {1..<text:span text:style-name="T51">5</text:span>}</text:p>
      <text:p text:style-name="P58">do</text:p>
      <text:p text:style-name="P58"><text:s text:c="4"/>mkdir toto$i</text:p>
      <text:p text:style-name="P58"><text:s/>  <text:s/>cd toto$i</text:p>
      <text:p text:style-name="P58">done</text:p>
      <text:p text:style-name="P41"/>
      <text:p text:style-name="P35">b) Faire « ls ».</text:p>
      <text:p text:style-name="P35"><text:soft-page-break/>c) Faire « tree toto1/ ».</text:p>
      <text:p text:style-name="P36"><text:span text:style-name="T50">d) </text:span>Effacer « toto1/ ».</text:p>
      <text:p text:style-name="P99"/>
      <text:p text:style-name="P99">Exercice 4</text:p>
      <text:p text:style-name="P41"><text:span text:style-name="T52">a) </text:span>Que fait le script <text:span text:style-name="T48">Bash</text:span> suivant<text:span text:style-name="T48"> ?</text:span></text:p>
      <text:p text:style-name="P58">#!/bin/bash</text:p>
      <text:p text:style-name="P58"/>
      <text:p text:style-name="P58">mkdir test_script</text:p>
      <text:p text:style-name="P58">cd test_script</text:p>
      <text:p text:style-name="P58">for i in {1..50}</text:p>
      <text:p text:style-name="P58">do</text:p>
      <text:p text:style-name="P58"><text:s text:c="4"/>touch info_$i.txt</text:p>
      <text:p text:style-name="P58">done</text:p>
      <text:p text:style-name="P41"/>
      <text:p text:style-name="P37">b) Faire « ls test_script/ ».</text:p>
      <text:p text:style-name="P37">c) Effacer « test_script/ ».</text:p>
      <text:p text:style-name="P99"/>
      <text:p text:style-name="P99">Exercice 5</text:p>
      <text:p text:style-name="P41"><text:span text:style-name="T53">a) </text:span>Que fait le script <text:span text:style-name="T48">Bash</text:span> suivant<text:span text:style-name="T48"> ?</text:span></text:p>
      <text:p text:style-name="P58">#!/bin/bash</text:p>
      <text:p text:style-name="P58"/>
      <text:p text:style-name="P58">mkdir test_script</text:p>
      <text:p text:style-name="P58">cd test_script</text:p>
      <text:p text:style-name="P58">for i in {1..50}</text:p>
      <text:p text:style-name="P58">do</text:p>
      <text:p text:style-name="P58"><text:s text:c="4"/>echo toto$i &gt; info_$i.txt</text:p>
      <text:p text:style-name="P58">done</text:p>
      <text:p text:style-name="P41"/>
      <text:p text:style-name="P38">b) <text:span text:style-name="T52">Faire « ls test_script/ ».</text:span></text:p>
      <text:p text:style-name="P39">c) <text:span text:style-name="T54">Faire « cat test_script/info_1.txt ».</text:span></text:p>
      <text:p text:style-name="P39">d) <text:span text:style-name="T54">Faire « cat test_script/info_50.txt ».</text:span></text:p>
      <text:p text:style-name="P41"><text:span text:style-name="T54">e) </text:span>Que fait le script <text:span text:style-name="T48">Bash</text:span> suivant<text:span text:style-name="T48"> ?</text:span></text:p>
      <text:p text:style-name="P58">#!/bin/bash</text:p>
      <text:p text:style-name="P58"/>
      <text:p text:style-name="P58">cd test_script</text:p>
      <text:p text:style-name="P58"><text:soft-page-break/>for i in {1..50}</text:p>
      <text:p text:style-name="P58">do</text:p>
      <text:p text:style-name="P58"><text:s text:c="4"/><text:span text:style-name="T54">cat </text:span>info_$i.txt</text:p>
      <text:p text:style-name="P55">done</text:p>
      <text:p text:style-name="P39"/>
      <text:p text:style-name="P39"><text:span text:style-name="T54">f</text:span>) <text:span text:style-name="T52">Effacer « test_script/ ».</text:span></text:p>
      <text:p text:style-name="P99"/>
      <text:p text:style-name="P99">Exercice <text:span text:style-name="T55">6</text:span></text:p>
      <text:p text:style-name="P61"><text:span text:style-name="T57">a) </text:span><text:span text:style-name="T56">Que fait le script </text:span><text:span text:style-name="T58">Bash</text:span><text:span text:style-name="T56"> suivant</text:span><text:span text:style-name="T58"> ?</text:span></text:p>
      <text:p text:style-name="P58">#!/bin/bash</text:p>
      <text:p text:style-name="P58"/>
      <text:p text:style-name="P58">for i in {1..50}</text:p>
      <text:p text:style-name="P58">do</text:p>
      <text:p text:style-name="P58"><text:s text:c="4"/><text:span text:style-name="T66">if [ "$i" = "$1" ]</text:span></text:p>
      <text:p text:style-name="P58"><text:s text:c="4"/><text:span text:style-name="T66">then </text:span></text:p>
      <text:p text:style-name="P58"><text:s text:c="8"/><text:span text:style-name="T66">echo "trouvé"</text:span></text:p>
      <text:p text:style-name="P58"><text:s text:c="4"/><text:span text:style-name="T66">fi</text:span></text:p>
      <text:p text:style-name="P58">done</text:p>
      <text:p text:style-name="P41"/>
      <text:p text:style-name="P40">b) Faire « ./6.sh ».</text:p>
      <text:p text:style-name="P40">c) Faire « ./6.sh toto».</text:p>
      <text:p text:style-name="P40">d) Faire « ./6.sh 1».</text:p>
      <text:p text:style-name="P40">e) Faire « ./6.sh 50».</text:p>
      <text:p text:style-name="P40">f) Faire « ./6.sh 100».</text:p>
      <text:p text:style-name="P99"/>
      <text:p text:style-name="P99">Exercice <text:span text:style-name="T47">7</text:span></text:p>
      <text:p text:style-name="P61"><text:span text:style-name="T56">Que fait le script </text:span><text:span text:style-name="T58">Bash</text:span><text:span text:style-name="T56"> suivant</text:span><text:span text:style-name="T58"> ?</text:span></text:p>
      <text:p text:style-name="P58">#!/bin/bash</text:p>
      <text:p text:style-name="P58"/>
      <text:p text:style-name="P56">res=0</text:p>
      <text:p text:style-name="P58"/>
      <text:p text:style-name="P58">for i in {1..50}</text:p>
      <text:p text:style-name="P58">do</text:p>
      <text:p text:style-name="P58"><text:s text:c="4"/><text:span text:style-name="T66">if [ "$i" = "$1" ]</text:span></text:p>
      <text:p text:style-name="P58"><text:s text:c="4"/><text:span text:style-name="T66">then </text:span></text:p>
      <text:p text:style-name="P58"><text:s text:c="8"/><text:span text:style-name="T66">echo "trouvé"</text:span></text:p>
      <text:p text:style-name="P58"><text:soft-page-break/><text:s text:c="8"/><text:span text:style-name="T67">res=1</text:span></text:p>
      <text:p text:style-name="P58"><text:s text:c="4"/><text:span text:style-name="T66">fi</text:span></text:p>
      <text:p text:style-name="P57">done</text:p>
      <text:p text:style-name="P57"/>
      <text:p text:style-name="P56">if [ "$res" = 0 ]</text:p>
      <text:p text:style-name="P56">then</text:p>
      <text:p text:style-name="P56"><text:s text:c="4"/>echo "non trouvé"</text:p>
      <text:p text:style-name="P56">fi</text:p>
      <text:p text:style-name="P54"/>
      <text:p text:style-name="P33"/>
      <text:p text:style-name="P33"/>
      <text:p text:style-name="P33"/>
      <text:p text:style-name="P33"/>
      <text:p text:style-name="P33"/>
      <text:p text:style-name="P33"/>
      <text:p text:style-name="P103"/>
      <text:h text:style-name="P3" text:outline-level="1"><text:bookmark-start text:name="__RefHeading___Toc24914_2416982214"/>TP <text:span text:style-name="T38">2</text:span> – Introduction aux scripts Bash – <text:span text:style-name="T70">2</text:span><text:bookmark-end text:name="__RefHeading___Toc24914_2416982214"/></text:h>
      <text:p text:style-name="P100"><text:span text:style-name="T43">Exercice </text:span><text:span text:style-name="T44">1</text:span></text:p>
      <text:p text:style-name="P61"><text:span text:style-name="T56">Que fait le script B</text:span><text:span text:style-name="T58">ash</text:span><text:span text:style-name="T56"> suivant</text:span><text:span text:style-name="T58"> ?</text:span></text:p>
      <text:p text:style-name="P58">#!/bin/bash</text:p>
      <text:p text:style-name="P58"/>
      <text:p text:style-name="P58">mkdir test_script</text:p>
      <text:p text:style-name="P58">cd test_script</text:p>
      <text:p text:style-name="P58"/>
      <text:p text:style-name="P58">for i in {1..50}</text:p>
      <text:p text:style-name="P58">do</text:p>
      <text:p text:style-name="P58"><text:s text:c="4"/>mkdir toto$i</text:p>
      <text:p text:style-name="P58"><text:s text:c="4"/>echo toto$i &gt; toto$i/info.txt</text:p>
      <text:p text:style-name="P58">done</text:p>
      <text:p text:style-name="P58"/>
      <text:p text:style-name="P58">mkdir info</text:p>
      <text:p text:style-name="P58"/>
      <text:p text:style-name="P58">for i in {1..50}</text:p>
      <text:p text:style-name="P58">do</text:p>
      <text:p text:style-name="P58"><text:s text:c="4"/>mv toto$i/info.txt toto$i/info_$i.txt</text:p>
      <text:p text:style-name="P58">done</text:p>
      <text:p text:style-name="P58"/>
      <text:p text:style-name="P58">for i in {1..50}</text:p>
      <text:p text:style-name="P58">do</text:p>
      <text:p text:style-name="P58"><text:s text:c="4"/>mv toto$i/info_$i.txt info</text:p>
      <text:p text:style-name="P58">done</text:p>
      <text:p text:style-name="P100"/>
      <text:p text:style-name="P100">Exercice <text:span text:style-name="T71">2</text:span></text:p>
      <text:p text:style-name="P61"><text:span text:style-name="T56">Corrigez le script </text:span><text:span text:style-name="T58">Bash</text:span><text:span text:style-name="T56"> suivant</text:span><text:span text:style-name="T58"> ?</text:span></text:p>
      <text:p text:style-name="P58">#!/bin/bash</text:p>
      <text:p text:style-name="P58"/>
      <text:p text:style-name="P58">mkdir test_script</text:p>
      <text:p text:style-name="P58">cd test_script</text:p>
      <text:p text:style-name="P58"/>
      <text:p text:style-name="P58">for i in {1..50}</text:p>
      <text:p text:style-name="P58">do</text:p>
      <text:p text:style-name="P58"><text:s text:c="4"/>mkdir toto$i</text:p>
      <text:p text:style-name="P58"><text:s text:c="4"/>echo toto$i &gt; toto$i/info.txt</text:p>
      <text:p text:style-name="P58">done</text:p>
      <text:p text:style-name="P58"/>
      <text:p text:style-name="P58">for i in {1..50}</text:p>
      <text:p text:style-name="P58">do</text:p>
      <text:p text:style-name="P58"><text:soft-page-break/><text:s text:c="4"/>rm<text:span text:style-name="T72">dir</text:span> toto$i</text:p>
      <text:p text:style-name="P58">done</text:p>
      <text:p text:style-name="P100"/>
      <text:p text:style-name="P100">Exercice <text:span text:style-name="T73">3</text:span></text:p>
      <text:p text:style-name="P61"><text:span text:style-name="T56">Que fait le script B</text:span><text:span text:style-name="T58">ash</text:span><text:span text:style-name="T56"> uni-ligne suivant</text:span><text:span text:style-name="T58"> ?</text:span></text:p>
      <text:p text:style-name="P58">___<text:span text:style-name="T74">$ </text:span>for i in {1..100}; do echo toto$i; done</text:p>
      <text:p text:style-name="P100"/>
      <text:p text:style-name="P100">Exercice <text:span text:style-name="T73">4</text:span></text:p>
      <text:p text:style-name="P61"><text:span text:style-name="T56">Que font l</text:span><text:span text:style-name="T59">es</text:span><text:span text:style-name="T56"> commande</text:span><text:span text:style-name="T59">s</text:span><text:span text:style-name="T56"> et les deux scripts B</text:span><text:span text:style-name="T60">ash</text:span><text:span text:style-name="T56"> uni-ligne suivant</text:span><text:span text:style-name="T58"> ?</text:span></text:p>
      <text:p text:style-name="P58">___<text:span text:style-name="T74">$ </text:span>mkdir test</text:p>
      <text:p text:style-name="P58">___<text:span text:style-name="T74">$ </text:span>cd test</text:p>
      <text:p text:style-name="P58">___<text:span text:style-name="T74">$ </text:span>for i in {1..100}; do mkdir a$i; done</text:p>
      <text:p text:style-name="P58">___<text:span text:style-name="T74">$ </text:span>for i in {1..100}; do echo "ok pour a$i" &gt; a$i/info.txt; done</text:p>
      <text:p text:style-name="P100"/>
      <text:p text:style-name="P100">Exercice <text:span text:style-name="T73">5</text:span></text:p>
      <text:p text:style-name="P61"><text:span text:style-name="T56">Écrire un script </text:span><text:span text:style-name="T58">Bash</text:span><text:span text:style-name="T56"> qui crée </text:span><text:span text:style-name="T58">l’</text:span><text:span text:style-name="T56">arborescence suivante</text:span><text:span text:style-name="T58"> :</text:span></text:p>
      <text:p text:style-name="P13">toto/</text:p>
      <text:p text:style-name="P13"><text:tab/>-- A/</text:p>
      <text:p text:style-name="P13"><text:tab/><text:tab/>-- info1.txt</text:p>
      <text:p text:style-name="P13"><text:tab/><text:tab/>-- ...</text:p>
      <text:p text:style-name="P13"><text:tab/><text:tab/>-- info10.txt</text:p>
      <text:p text:style-name="P13"><text:tab/>-- B/</text:p>
      <text:p text:style-name="P13"><text:tab/><text:tab/>-- info11.txt</text:p>
      <text:p text:style-name="P13"><text:tab/><text:tab/>-- ...</text:p>
      <text:p text:style-name="P13"><text:tab/><text:tab/>-- info20.txt</text:p>
      <text:p text:style-name="P13"><text:tab/>-- C/</text:p>
      <text:p text:style-name="P13"><text:tab/><text:tab/>-- info21.txt</text:p>
      <text:p text:style-name="P13"><text:tab/><text:tab/>-- ...</text:p>
      <text:p text:style-name="P13"><text:tab/><text:tab/>-- info30.txt</text:p>
      <text:p text:style-name="P62"/>
      <text:p text:style-name="Text_20_body"><text:span text:style-name="T68">telle que « info</text:span><text:span text:style-name="T69">&lt;</text:span><text:span text:style-name="T68">i</text:span><text:span text:style-name="T69">&gt;</text:span><text:span text:style-name="T68">.txt » contient le texte </text:span><text:span text:style-name="T69">« </text:span><text:span text:style-name="T68">blabla i</text:span><text:span text:style-name="T69"> ».</text:span></text:p>
      <text:p text:style-name="P33"/>
      <text:p text:style-name="P33"/>
      <text:h text:style-name="Heading_20_1" text:outline-level="1"><text:bookmark-start text:name="__RefHeading___Toc24916_2416982214"/><text:soft-page-break/><text:span text:style-name="T75">TP </text:span><text:span text:style-name="T39">3</text:span><text:span text:style-name="T75"> – </text:span>Groupes et utilisateurs – <text:span text:style-name="T76">1</text:span><text:bookmark-end text:name="__RefHeading___Toc24916_2416982214"/></text:h>
      <text:p text:style-name="P100"/>
      <text:p text:style-name="P100">Exercice 1</text:p>
      <text:list xml:id="list3682100778" text:style-name="L1">
        <text:list-item>
          <text:p text:style-name="P113">Le fichier <text:span text:style-name="T78">/etc/group</text:span> est un fichier de configuration qui permet de définir les groupes et les droits d’accès des utilisateurs.</text:p>
          <text:p text:style-name="P113">(Le répertoire <text:span text:style-name="T78">/etc</text:span> contient les fichiers de configuration).</text:p>
          <text:p text:style-name="P113">Observez le fichier <text:span text:style-name="T78">/etc/group</text:span> par la commande :</text:p>
          <text:p text:style-name="P114">cat /etc/group</text:p>
          <text:p text:style-name="P155">puis</text:p>
          <text:p text:style-name="P129">cat /etc/group | less</text:p>
          <text:p text:style-name="P156"/>
          <text:p text:style-name="P113">Le fichier <text:span text:style-name="T78">/etc/group</text:span> est constitué d’un ensemble de lignes qui respectent la syntaxe suivante :</text:p>
          <text:p text:style-name="P114"><text:span text:style-name="T93">groupe </text:span>: champ_special :<text:span text:style-name="T93"> numero </text:span>: utilisateur_1, utilisateur_n ...</text:p>
          <text:list>
            <text:list-item>
              <text:list>
                <text:list-header>
                  <text:p text:style-name="P113"/>
                </text:list-header>
              </text:list>
            </text:list-item>
          </text:list>
          <text:p text:style-name="P113">Une ligne de ce fichier comporte les champs suivants, séparés par des caractères « : » :</text:p>
          <text:list>
            <text:list-item>
              <text:list>
                <text:list-item text:start-value="1">
                  <text:p text:style-name="P113">Le nom du groupe.</text:p>
                </text:list-item>
                <text:list-item>
                  <text:p text:style-name="P113">Le mot de passe encrypté du groupe. Si ce champ est vide (presque toujours), aucun mot de passe <text:span text:style-name="T94">n’</text:span>est nécessaire.</text:p>
                </text:list-item>
                <text:list-item>
                  <text:p text:style-name="P113">numéro du groupe (gid).</text:p>
                </text:list-item>
                <text:list-item>
                  <text:p text:style-name="P113">liste des utilisateurs appartenant au groupe <text:span text:style-name="T94">(</text:span>séparés par des virgules<text:span text:style-name="T94">)</text:span>.</text:p>
                </text:list-item>
              </text:list>
            </text:list-item>
          </text:list>
          <text:p text:style-name="P113"/>
        </text:list-item>
        <text:list-item>
          <text:p text:style-name="P113">Créez un groupe utilisateur « toto » par la commande :</text:p>
          <text:p text:style-name="P114">groupadd toto</text:p>
          <text:p text:style-name="P157">Si la commande est non définie faites :</text:p>
          <text:p text:style-name="P130">find / -name "groupadd"</text:p>
          <text:p text:style-name="P157">et résoudre le problème.</text:p>
          <text:p text:style-name="P157"/>
        </text:list-item>
        <text:list-item>
          <text:p text:style-name="P113">Contrôlez que le groupe « toto » a bien été créé par la commande :</text:p>
          <text:p text:style-name="P114"><text:soft-page-break/>cat /etc/group</text:p>
          <text:p text:style-name="P113"/>
          <text:p text:style-name="P113">ou :</text:p>
          <text:p text:style-name="P114">tail /etc/group</text:p>
          <text:p text:style-name="P113"/>
          <text:p text:style-name="P113">pour n’afficher que les 10 dernières lignes du fichier <text:span text:style-name="T78">/etc/group</text:span><text:span text:style-name="T26">.</text:span></text:p>
          <text:p text:style-name="P113">ou encore :</text:p>
          <text:p text:style-name="P114">cat /etc/group | grep ^toto</text:p>
          <text:p text:style-name="P113"/>
          <text:p text:style-name="P113">pour n’afficher que la ligne correspondante au groupe « toto ».</text:p>
          <text:p text:style-name="P113"/>
        </text:list-item>
        <text:list-item>
          <text:p text:style-name="P113">Ajoutez deux utilisateurs « util1 » et « util2 » au groupe « toto » par les commandes :</text:p>
          <text:p text:style-name="P114">useradd util1 -g toto</text:p>
          <text:p text:style-name="P114">useradd util2 -g toto</text:p>
          <text:p text:style-name="P113"/>
        </text:list-item>
        <text:list-item>
          <text:p text:style-name="P113">Le fichier <text:span text:style-name="T78">/etc/passwd</text:span> contient les informations relatives aux utilisateurs. Chaque entrée du fichier est composé<text:span text:style-name="T95">e</text:span> de 7 champs (ou colonnes):</text:p>
          <text:list>
            <text:list-item>
              <text:list>
                <text:list-item>
                  <text:list>
                    <text:list-item>
                      <text:p text:style-name="P113">nom de connexion (login) ;</text:p>
                    </text:list-item>
                    <text:list-item>
                      <text:p text:style-name="P113">mot de passe optionnel (ou x pour utiliser les mots de passes masquées (<text:span text:style-name="T78">shadow</text:span>)) ;</text:p>
                    </text:list-item>
                    <text:list-item>
                      <text:p text:style-name="P113">identifiant <text:span text:style-name="T95">d’</text:span>utilisateur (UID) ;</text:p>
                    </text:list-item>
                    <text:list-item>
                      <text:p text:style-name="P113">identifiant de groupe (GID) ;</text:p>
                    </text:list-item>
                    <text:list-item>
                      <text:p text:style-name="P113">informations libres ;</text:p>
                    </text:list-item>
                    <text:list-item>
                      <text:p text:style-name="P113">répertoire utilisateur ;</text:p>
                    </text:list-item>
                    <text:list-item>
                      <text:p text:style-name="P113">interpréteur de commande (shell) par défaut ;</text:p>
                    </text:list-item>
                    <text:list-item>
                      <text:p text:style-name="P113">Les champs sont séparés par le caractère « double point » (:).</text:p>
                    </text:list-item>
                  </text:list>
                </text:list-item>
              </text:list>
            </text:list-item>
          </text:list>
        </text:list-item>
      </text:list>
      <text:p text:style-name="P61"/>
      <text:list xml:id="list205542485096757" text:continue-numbering="true" text:style-name="L1">
        <text:list-header>
          <text:p text:style-name="P113">Contrôlez la création des deux comptes « util1 » et « util2 ».</text:p>
          <text:p text:style-name="P113"/>
        </text:list-header>
        <text:list-item>
          <text:p text:style-name="P113">Affichez les seules lignes concernant « util1 » et « util2 » dans le fichier <text:span text:style-name="T78">/etc/passwd</text:span> par :</text:p>
          <text:p text:style-name="P114"><text:soft-page-break/>cat /etc/passwd | grep <text:span text:style-name="T96">^</text:span>util</text:p>
          <text:p text:style-name="P113"/>
          <text:p text:style-name="P113">Pourquoi ces deux lignes nous assurent que les utilisateurs « util1 » et « util2 » appartiennent bien au groupe « toto » ?</text:p>
          <text:p text:style-name="P113"/>
        </text:list-item>
      </text:list>
      <text:p text:style-name="P100">Exercice 2</text:p>
      <text:p text:style-name="P61">(Suite de l’Exercice 1)</text:p>
      <text:list xml:id="list2340870622" text:style-name="L2">
        <text:list-item>
          <text:p text:style-name="P158">Installez le paquet <text:span text:style-name="T98">members</text:span>, qui permet d’afficher les membres d’<text:span text:style-name="T112">u</text:span>n groupe, par la commande :</text:p>
          <text:p text:style-name="P115">apt-get install members</text:p>
          <text:p text:style-name="P158"/>
        </text:list-item>
        <text:list-item>
          <text:p text:style-name="P158">Affichez les utilisateurs qui appartiennent au groupe « toto » par la commande :</text:p>
          <text:p text:style-name="P115">members toto</text:p>
        </text:list-item>
      </text:list>
      <text:p text:style-name="P61"/>
      <text:list xml:id="list205541408739451" text:continue-numbering="true" text:style-name="L2">
        <text:list-item>
          <text:p text:style-name="P158">Supprimez l’utilisateur « util2 » par la commande :</text:p>
          <text:p text:style-name="P115">userdel <text:span text:style-name="T113">util2</text:span></text:p>
          <text:p text:style-name="P158"/>
        </text:list-item>
        <text:list-item>
          <text:p text:style-name="P158">Contrôler la bonne suppression de « util2 » par :</text:p>
          <text:p text:style-name="P115">cat /etc/passwd</text:p>
          <text:p text:style-name="P158"/>
          <text:p text:style-name="P158">ainsi que :</text:p>
          <text:p text:style-name="P115">cat /etc/passwd | grep <text:span text:style-name="T113">^</text:span>util2</text:p>
          <text:p text:style-name="P158"/>
        </text:list-item>
        <text:list-item>
          <text:p text:style-name="P158">De nouveau affichez les utilisateurs appartenant au groupe « toto » via la commande : <text:span text:style-name="T98">members</text:span><text:span text:style-name="T26">.</text:span></text:p>
        </text:list-item>
      </text:list>
      <text:p text:style-name="P100"/>
      <text:p text:style-name="P100">Exercice 3</text:p>
      <text:p text:style-name="P61">(Suite des Exercices 1 et 2)</text:p>
      <text:list xml:id="list3195598355" text:style-name="L3">
        <text:list-item>
          <text:p text:style-name="P159">Considérez la ligne du fichier <text:span text:style-name="T78">/etc/passwd</text:span> relative à <text:span text:style-name="T114">l’</text:span>utilisateur « util1 » :</text:p>
          <text:p text:style-name="P116"><text:soft-page-break/>cat /etc/passwd | grep <text:span text:style-name="T115">^</text:span>util</text:p>
          <text:p text:style-name="P159"/>
        </text:list-item>
        <text:list-item>
          <text:p text:style-name="P159">Définir un mot de passe par défaut pour <text:span text:style-name="T114">l’</text:span>utilisateur « util1 » :</text:p>
          <text:p text:style-name="P116">passwd util1</text:p>
          <text:p text:style-name="P159"/>
        </text:list-item>
        <text:list-item>
          <text:p text:style-name="P159">Connectez-vous en tant que « util1 » :</text:p>
          <text:p text:style-name="P116">su util1</text:p>
          <text:p text:style-name="P159"/>
        </text:list-item>
        <text:list-item>
          <text:p text:style-name="P159">En tant qu’ « util1 », modifiez votre mot de passe par la commande :</text:p>
          <text:p text:style-name="P116">passwd</text:p>
          <text:p text:style-name="P159"/>
        </text:list-item>
        <text:list-item>
          <text:p text:style-name="P159"><text:span text:style-name="T115">Tapez la</text:span> command<text:span text:style-name="T115">e ci-dessous</text:span></text:p>
          <text:p text:style-name="P116">groupdel toto</text:p>
          <text:p text:style-name="P159"/>
          <text:p text:style-name="P159"><text:span text:style-name="T115">Elle est utilisée </text:span>pour supprimer le groupe « toto » ; <text:span text:style-name="T115">cependant, l’opération demandée n’est pas effectuée. </text:span>Pourquoi ?</text:p>
          <text:p text:style-name="P159"/>
        </text:list-item>
        <text:list-item>
          <text:p text:style-name="P159">Supprimez le groupe « toto » ainsi que l’utilisateur « util1 ». Dans quel ordre doit s’effectuer cette suppression ?</text:p>
          <text:p text:style-name="P160"/>
        </text:list-item>
        <text:list-item>
          <text:p text:style-name="P164"><text:span text:style-name="T26">Assurez-vous de la bonne suppression du groupe « toto » et de l’utilisateur « util1 » </text:span><text:span text:style-name="T27">p</text:span><text:span text:style-name="T26">a</text:span><text:span text:style-name="T27">r considération des </text:span><text:span text:style-name="T26">fichiers </text:span><text:span text:style-name="T78">/etc/group</text:span><text:span text:style-name="T26"> et </text:span><text:span text:style-name="T78">/etc/passwd</text:span><text:span text:style-name="T26">.</text:span></text:p>
        </text:list-item>
      </text:list>
      <text:p text:style-name="P100"/>
      <text:p text:style-name="P100">Exercice 4</text:p>
      <text:list xml:id="list2124999421" text:style-name="L4">
        <text:list-item>
          <text:p text:style-name="P165">Créez un groupe « joueurs ». Vérifiez la création de ce groupe en affichant le fichier <text:span text:style-name="T78">/etc/group</text:span>.</text:p>
          <text:p text:style-name="P165"/>
          <text:p text:style-name="P165">La commande :</text:p>
          <text:p text:style-name="P117">members joueurs</text:p>
          <text:p text:style-name="P165"/>
          <text:p text:style-name="P165"><text:soft-page-break/>vous donne les utilisateurs du groupe « joueurs ».</text:p>
          <text:p text:style-name="P165"/>
        </text:list-item>
        <text:list-item>
          <text:p text:style-name="P165">Ajoutez les utilisateurs : « will », « max », « soso », « ikar » et « gigi » au groupe « joueurs ».</text:p>
          <text:p text:style-name="P165"/>
        </text:list-item>
        <text:list-item>
          <text:p text:style-name="P165">Vérifiez la bonne création des utilisateurs en affichant le fichier <text:span text:style-name="T78">/etc/passwd</text:span><text:span text:style-name="T26">.</text:span></text:p>
        </text:list-item>
        <text:list-item>
          <text:p text:style-name="P165"><text:span text:style-name="T116">E</text:span>n utilisant la commande :</text:p>
          <text:p text:style-name="P117">cat /etc/group | grep <text:span text:style-name="T117">^</text:span>joueurs</text:p>
          <text:p text:style-name="P165"/>
          <text:p text:style-name="P165"><text:span text:style-name="T118">A</text:span>ssurez-vous que les utilisateurs cré<text:span text:style-name="T118">é</text:span>s appartiennent bien au groupe « joueurs ».</text:p>
          <text:p text:style-name="P165"/>
        </text:list-item>
        <text:list-item>
          <text:p text:style-name="P165">Tapez :</text:p>
          <text:p text:style-name="P117">members joueurs</text:p>
          <text:p text:style-name="P165"/>
          <text:p text:style-name="P165">pour connaître les membres du groupe « joueurs ».</text:p>
          <text:p text:style-name="P165"/>
        </text:list-item>
        <text:list-item>
          <text:p text:style-name="P165">Initialisez les mots de passe des utilisateurs du groupe « joueurs ».</text:p>
          <text:p text:style-name="P165"/>
        </text:list-item>
        <text:list-item>
          <text:p text:style-name="P165">Trouvez le.<text:span text:style-name="T119">s</text:span> groupe.<text:span text:style-name="T119">s</text:span> de « ikar » par la commande :</text:p>
          <text:p text:style-name="P117">groups ikar</text:p>
          <text:p text:style-name="P165"/>
        </text:list-item>
        <text:list-item>
          <text:p text:style-name="P165">Supprimez les utilisateurs « will » et « gigi ». </text:p>
          <text:list>
            <text:list-item>
              <text:p text:style-name="P165">Constatez leurs suppressions en affichant le fichier <text:span text:style-name="T78">/etc/passwd </text:span>;</text:p>
            </text:list-item>
            <text:list-item>
              <text:p text:style-name="P165"><text:span text:style-name="T120">P</text:span>uis tapez :</text:p>
            </text:list-item>
          </text:list>
          <text:p text:style-name="P117">members joueurs</text:p>
          <text:p text:style-name="P165"/>
        </text:list-item>
        <text:list-item>
          <text:p text:style-name="P165">Ajoutez les utilisateurs « tim » et « tina » <text:span text:style-name="T121">sans spécifier leur groupe, via les commandes :</text:span></text:p>
          <text:p text:style-name="P131">useradd tim</text:p>
          <text:p text:style-name="P131">useradd tina</text:p>
          <text:p text:style-name="P165"/>
        </text:list-item>
        <text:list-item>
          <text:p text:style-name="P165"><text:soft-page-break/>Assurez-vous de la bonne création de « tim » et de « tina » en affichant le fichier <text:span text:style-name="T78">/etc/passwd</text:span>.</text:p>
          <text:p text:style-name="P166"/>
        </text:list-item>
        <text:list-item>
          <text:p text:style-name="P166">À quels groupes appartiennent « tim » et « tina » ?</text:p>
          <text:p text:style-name="P167"/>
        </text:list-item>
        <text:list-item>
          <text:p text:style-name="P167">Affichez le fichier <text:span text:style-name="T78">/etc/group</text:span>. Que remarquez-vous ?</text:p>
          <text:p text:style-name="P168"/>
        </text:list-item>
        <text:list-item>
          <text:p text:style-name="P168">Supprimez les utilisateurs « tim » et « tina ».</text:p>
          <text:p text:style-name="P168"/>
        </text:list-item>
        <text:list-item>
          <text:p text:style-name="P165"><text:span text:style-name="T28">Assurez-vous de la bonne suppression d</text:span><text:span text:style-name="T29">es utilisateurs « tim » et « tina »</text:span><text:span text:style-name="T28"> </text:span><text:span text:style-name="T27">p</text:span><text:span text:style-name="T28">a</text:span><text:span text:style-name="T27">r considération d</text:span><text:span text:style-name="T29">e</text:span><text:span text:style-name="T30">s</text:span><text:span text:style-name="T27"> </text:span><text:span text:style-name="T28">fichier</text:span><text:span text:style-name="T30">s</text:span><text:span text:style-name="T28"> </text:span><text:span text:style-name="T79">/etc/passwd</text:span><text:span text:style-name="T28"> </text:span><text:span text:style-name="T30">et </text:span><text:span text:style-name="T80">/etc/group</text:span><text:span text:style-name="T30">.</text:span></text:p>
          <text:p text:style-name="P165"/>
        </text:list-item>
        <text:list-item>
          <text:p text:style-name="P165">Ajoutez les utilisateurs « <text:span text:style-name="T122">jean</text:span> » et « <text:span text:style-name="T122">corinne</text:span> » <text:span text:style-name="T122">de groupe « joueurs », via les commandes :</text:span></text:p>
          <text:p text:style-name="P169"><text:span text:style-name="T97">useradd </text:span><text:span text:style-name="T100">jean</text:span><text:span text:style-name="T97"> -g </text:span><text:span text:style-name="T101">joueurs</text:span></text:p>
          <text:p text:style-name="P117">useradd <text:span text:style-name="T122">corinne</text:span> -g <text:span text:style-name="T123">joueurs</text:span></text:p>
          <text:p text:style-name="P165"/>
        </text:list-item>
        <text:list-item>
          <text:p text:style-name="P165">Affichez les membres du groupe « joueurs » <text:span text:style-name="T124">en utilisant</text:span> la commande <text:span text:style-name="T97">members</text:span>.</text:p>
          <text:p text:style-name="P165"/>
        </text:list-item>
        <text:list-item>
          <text:p text:style-name="P165">Supprimez les utilisateurs « max », « soso » <text:span text:style-name="T125">et </text:span>« ikar ».</text:p>
          <text:p text:style-name="P161"/>
        </text:list-item>
        <text:list-item>
          <text:p text:style-name="P165"><text:span text:style-name="T28">Assurez-vous de la bonne suppression d</text:span><text:span text:style-name="T29">e </text:span><text:span text:style-name="T31">ce</text:span><text:span text:style-name="T29">s utilisateurs</text:span><text:span text:style-name="T28"> </text:span><text:span text:style-name="T27">p</text:span><text:span text:style-name="T28">a</text:span><text:span text:style-name="T27">r considération d</text:span><text:span text:style-name="T32">u</text:span><text:span text:style-name="T27"> </text:span><text:span text:style-name="T28">fichier </text:span><text:span text:style-name="T79">/etc/passwd</text:span><text:span text:style-name="T28">.</text:span></text:p>
          <text:p text:style-name="P174"/>
        </text:list-item>
        <text:list-item>
          <text:p text:style-name="P175">Que donne la commande :</text:p>
          <text:p text:style-name="P132">members joueurs</text:p>
          <text:p text:style-name="P165"/>
        </text:list-item>
        <text:list-item>
          <text:p text:style-name="P165">Supprimez les utilisateurs « <text:span text:style-name="T126">jean » et « corinne »</text:span>.</text:p>
          <text:p text:style-name="P174"/>
        </text:list-item>
        <text:list-item>
          <text:p text:style-name="P175"><text:span text:style-name="T28">Assurez-vous de la bonne suppression d</text:span><text:span text:style-name="T29">e </text:span><text:span text:style-name="T31">ce</text:span><text:span text:style-name="T29">s utilisateurs</text:span><text:span text:style-name="T28"> </text:span><text:span text:style-name="T27">p</text:span><text:span text:style-name="T28">a</text:span><text:span text:style-name="T27">r considération d</text:span><text:span text:style-name="T32">u</text:span><text:span text:style-name="T27"> </text:span><text:span text:style-name="T28">fichier </text:span><text:span text:style-name="T79">/etc/passwd</text:span><text:span text:style-name="T28">.</text:span></text:p>
          <text:p text:style-name="P175"><text:soft-page-break/></text:p>
        </text:list-item>
        <text:list-item>
          <text:p text:style-name="P175">Que donne la commande :</text:p>
          <text:p text:style-name="P133">members joueurs</text:p>
          <text:p text:style-name="P165"/>
        </text:list-item>
        <text:list-item>
          <text:p text:style-name="P165">Supprimez le groupe « joueur<text:span text:style-name="T122">s</text:span> ».</text:p>
          <text:p text:style-name="P165"/>
        </text:list-item>
        <text:list-item>
          <text:p text:style-name="P165">Assurez-vous de la bonne suppression du groupe « joueur » par la commande :</text:p>
          <text:p text:style-name="P117">cat /etc/group | grep <text:span text:style-name="T127">^</text:span>joueurs</text:p>
        </text:list-item>
      </text:list>
      <text:p text:style-name="P63"/>
      <text:p text:style-name="P63"/>
      <text:p text:style-name="P103"/>
      <text:h text:style-name="P3" text:outline-level="1"><text:bookmark-start text:name="__RefHeading___Toc24918_2416982214"/><text:span text:style-name="T75">TP 4 – </text:span>Groupes et utilisateurs – <text:span text:style-name="T128">2</text:span><text:bookmark-end text:name="__RefHeading___Toc24918_2416982214"/></text:h>
      <text:p text:style-name="P100"/>
      <text:p text:style-name="P100">Exercice <text:span text:style-name="T129">1</text:span></text:p>
      <text:list xml:id="list1311836720" text:style-name="L5">
        <text:list-item>
          <text:p text:style-name="P176">Créez un groupe « bureau ».</text:p>
          <text:p text:style-name="P176"/>
        </text:list-item>
        <text:list-item>
          <text:p text:style-name="P176">Vérifiez la création de ce groupe en affichant le fichier <text:span text:style-name="T78">/etc/group</text:span>.</text:p>
          <text:p text:style-name="P176"/>
        </text:list-item>
        <text:list-item>
          <text:p text:style-name="P176"><text:span text:style-name="T130">Tapez l</text:span>a commande :</text:p>
          <text:p text:style-name="P118">members bureau</text:p>
          <text:p text:style-name="P176"/>
          <text:p text:style-name="P176"><text:span text:style-name="T131">qui </text:span>vous donne les utilisateurs du groupe « bureau ».</text:p>
          <text:p text:style-name="P176"/>
        </text:list-item>
        <text:list-item>
          <text:p text:style-name="P176">Ajoutez les utilisateurs : « marie », « martine », « paul » et « pierre » au groupe « bureau ».</text:p>
          <text:p text:style-name="P176"/>
        </text:list-item>
        <text:list-item>
          <text:p text:style-name="P176">Vérifiez la bonne création des utilisateurs <text:span text:style-name="T132">par considération des fichiers</text:span> <text:span text:style-name="T78">/etc/passwd</text:span> <text:span text:style-name="T133">et </text:span><text:span text:style-name="T81">/etc/group</text:span><text:span text:style-name="T33">.</text:span></text:p>
          <text:p text:style-name="P176"/>
        </text:list-item>
        <text:list-item>
          <text:p text:style-name="P176">Tapez :</text:p>
          <text:p text:style-name="P118">members bureau</text:p>
          <text:p text:style-name="P176"/>
          <text:p text:style-name="P176">pour connaître les membres du groupe « bureau ».</text:p>
        </text:list-item>
      </text:list>
      <text:p text:style-name="P61"/>
      <text:list xml:id="list205540989823291" text:continue-numbering="true" text:style-name="L5">
        <text:list-item>
          <text:p text:style-name="P176">Initialisez le mot de passe de « pierre ».</text:p>
          <text:p text:style-name="P176"/>
        </text:list-item>
        <text:list-item>
          <text:p text:style-name="P176">Connectez-vous en tant que « pierre », changez votre mot de passe, puis déconnectez-vous.</text:p>
          <text:p text:style-name="P176"/>
        </text:list-item>
        <text:list-item>
          <text:p text:style-name="P176">Connectez-vous en <text:span text:style-name="T78">root</text:span>, « pierre » vous informe qu’il a perdu son mot de passe. Réinitialisez le mot de passe de « pierre ».</text:p>
          <text:p text:style-name="P176"><text:soft-page-break/></text:p>
        </text:list-item>
        <text:list-item>
          <text:p text:style-name="P176">Connectez-vous en tant que « pierre », changez de nouveau votre mot de passe puis déconnectez-vous.</text:p>
          <text:p text:style-name="P176"/>
        </text:list-item>
        <text:list-item>
          <text:p text:style-name="P176">Supprimez tous les utilisateurs <text:span text:style-name="T134">ayant pour</text:span> groupe « bureau ».</text:p>
          <text:p text:style-name="P177"/>
        </text:list-item>
        <text:list-item>
          <text:p text:style-name="P176">Assurez-vous de<text:span text:style-name="T135">s suppressions demandées par considération d</text:span>u<text:span text:style-name="T135"> fichier </text:span><text:span text:style-name="T82">/etc/passwd </text:span><text:span text:style-name="T34">; </text:span><text:span text:style-name="T35">ainsi que de la commande </text:span><text:span text:style-name="T99">members</text:span><text:span text:style-name="T35">.</text:span></text:p>
          <text:p text:style-name="P176"/>
        </text:list-item>
        <text:list-item>
          <text:p text:style-name="P176">Supprimez le groupe « bureau ».</text:p>
          <text:p text:style-name="P176"/>
        </text:list-item>
        <text:list-item>
          <text:p text:style-name="P176">Assurez-vous d<text:span text:style-name="T136">e la suppression demandée par considération du fichier </text:span><text:span text:style-name="T82">/etc/group</text:span><text:span text:style-name="T135">.</text:span></text:p>
          <text:p text:style-name="P170"/>
          <text:p text:style-name="P176"/>
        </text:list-item>
      </text:list>
      <text:p text:style-name="P100">Exercice <text:span text:style-name="T137">2</text:span></text:p>
      <text:list xml:id="list2640207453" text:style-name="L6">
        <text:list-item>
          <text:p text:style-name="P178">Créer deux groupes « equipe_a » et « equipe_b ».</text:p>
          <text:p text:style-name="P178"/>
        </text:list-item>
        <text:list-item>
          <text:p text:style-name="P178">Créer :</text:p>
          <text:list>
            <text:list-item>
              <text:p text:style-name="P178">les utilisateurs « pim », « pam » et « pou<text:span text:style-name="T130">m</text:span> » de groupe « equipe_a » ;</text:p>
            </text:list-item>
            <text:list-item>
              <text:p text:style-name="P178">les utilisateurs « zim », « zam » et « zou<text:span text:style-name="T130">m</text:span> » de groupe « equipe_b ».</text:p>
            </text:list-item>
          </text:list>
          <text:p text:style-name="P178"/>
        </text:list-item>
        <text:list-item>
          <text:p text:style-name="P178">Affichez les utilisateurs du groupe « equipe_a » par la commande :</text:p>
          <text:p text:style-name="P119">members equipe_a</text:p>
          <text:p text:style-name="P178"/>
          <text:p text:style-name="P178">Faites de même pour afficher les utilisateurs du groupe « equipe_b ».</text:p>
          <text:p text:style-name="P178"/>
        </text:list-item>
        <text:list-item>
          <text:p text:style-name="P178">Supprimez l’utilisateur « pou<text:span text:style-name="T130">m</text:span> ».</text:p>
          <text:p text:style-name="P178"/>
        </text:list-item>
        <text:list-item>
          <text:p text:style-name="P178">Affichez les utilisateurs du groupe « equipe_a ».</text:p>
          <text:p text:style-name="P178"><text:soft-page-break/></text:p>
        </text:list-item>
        <text:list-item>
          <text:p text:style-name="P178">Changez l’utilisateur « zou<text:span text:style-name="T138">m</text:span> » de groupe en le plaçant dans le groupe « equipe_a » par la commande :</text:p>
          <text:p text:style-name="P119">usermod -g equipe_a zoum</text:p>
          <text:p text:style-name="P178"/>
        </text:list-item>
        <text:list-item>
          <text:p text:style-name="P178">Affichez les utilisateurs du groupe « equipe_a ». Puis de même, affichez les utilisateurs du groupe « equipe_b ».</text:p>
          <text:p text:style-name="P178"/>
        </text:list-item>
        <text:list-item>
          <text:p text:style-name="P178">Supprimez les utilisateurs <text:span text:style-name="T139">ayant pour </text:span>groupes « equipe_a » <text:span text:style-name="T139">ou</text:span> « equipe_b ». </text:p>
        </text:list-item>
      </text:list>
      <text:p text:style-name="P61"/>
      <text:list xml:id="list205541554237795" text:continue-numbering="true" text:style-name="L6">
        <text:list-item>
          <text:p text:style-name="P178">Assurez-vous de<text:span text:style-name="T135">s suppressions demandées par considération d</text:span>u<text:span text:style-name="T135"> fichier </text:span><text:span text:style-name="T82">/etc/passwd</text:span><text:span text:style-name="T35">.</text:span></text:p>
          <text:p text:style-name="P162"/>
        </text:list-item>
        <text:list-item>
          <text:p text:style-name="P178">Par la commande :</text:p>
          <text:p text:style-name="P119">members </text:p>
          <text:p text:style-name="P178"/>
          <text:p text:style-name="P178">Vérifiez que le<text:span text:style-name="T140">s</text:span> groupe<text:span text:style-name="T140">s</text:span> « <text:span text:style-name="T140">equipe_a</text:span> » <text:span text:style-name="T140">et « equipe_b »</text:span> ne possède<text:span text:style-name="T140">nt</text:span> pas <text:span text:style-name="T141">de membres</text:span>.</text:p>
          <text:p text:style-name="P163"/>
        </text:list-item>
        <text:list-item>
          <text:p text:style-name="P178">Supprimez les groupes « equipe_a » et « equipe_b ».</text:p>
          <text:p text:style-name="P178"/>
        </text:list-item>
        <text:list-item>
          <text:p text:style-name="P178">Assurez-vous d<text:span text:style-name="T136">e la suppression demandée par considération du fichier </text:span><text:span text:style-name="T82">/etc/group</text:span><text:span text:style-name="T135">.</text:span></text:p>
        </text:list-item>
      </text:list>
      <text:p text:style-name="P61"/>
      <text:p text:style-name="P61"/>
      <text:p text:style-name="P100">Exercice <text:span text:style-name="T142">3</text:span> [boucle « for » et ajout automatique de compte]</text:p>
      <text:list xml:id="list3583272856" text:style-name="L7">
        <text:list-item>
          <text:p text:style-name="P180">Faire :</text:p>
          <text:p text:style-name="P134">touch a b c</text:p>
          <text:p text:style-name="P180"/>
          <text:p text:style-name="P180">Puis :</text:p>
          <text:p text:style-name="P134">ls</text:p>
          <text:p text:style-name="P179"/>
        </text:list-item>
        <text:list-item>
          <text:p text:style-name="P179">Que fait l<text:span text:style-name="T143">e code</text:span> Bash suivant :</text:p>
          <text:p text:style-name="P120"><text:soft-page-break/>for i in *; do echo $i; done</text:p>
          <text:p text:style-name="P179"/>
        </text:list-item>
        <text:list-item>
          <text:p text:style-name="P179"><text:span text:style-name="T144">Créer</text:span> un fichier « utilisateurs.txt » contenant des logins les uns en <text:span text:style-name="T145">dessous</text:span> des autres comme suit :</text:p>
          <text:p text:style-name="P135">---------------------- utilisateurs.txt ----------------------</text:p>
          <text:p text:style-name="P135">paul</text:p>
          <text:p text:style-name="P136">marie</text:p>
          <text:p text:style-name="P135">max</text:p>
          <text:p text:style-name="P136">martine</text:p>
          <text:p text:style-name="P136">toto</text:p>
          <text:p text:style-name="P136">gogo</text:p>
          <text:p text:style-name="P136">gigi</text:p>
          <text:p text:style-name="P135">--------------------------------------------------------------</text:p>
          <text:p text:style-name="P179"/>
        </text:list-item>
        <text:list-item>
          <text:p text:style-name="P179">Créer un groupe « employes ».</text:p>
          <text:p text:style-name="P179"/>
        </text:list-item>
        <text:list-item>
          <text:p text:style-name="P179"><text:span text:style-name="T146">Que fait l</text:span>e <text:span text:style-name="T147">code</text:span> Bash suivant ? <text:span text:style-name="T146">(le fichier </text:span>« utilisateurs.txt » <text:span text:style-name="T148">doit se trouver dans le répertoire de travail).</text:span></text:p>
          <text:p text:style-name="P171"><text:span text:style-name="T97">for </text:span><text:span text:style-name="T102">lgn</text:span><text:span text:style-name="T97"> in $(cat utilisateurs.txt); do echo $</text:span><text:span text:style-name="T102">lgn</text:span><text:span text:style-name="T97">; done</text:span></text:p>
          <text:p text:style-name="P179"/>
        </text:list-item>
        <text:list-item>
          <text:p text:style-name="P179">La commande Bash suivante créé les utilisateurs ayant pour login les noms inscris dans le fichier « utilisateurs.txt », <text:span text:style-name="T149">en leurs donnant l</text:span>e groupe « employes » :</text:p>
          <text:p text:style-name="P137">for <text:span text:style-name="T148">lgn</text:span> in $(cat utilisateurs.txt); do useradd $<text:span text:style-name="T148">lgn</text:span> -g employes; done</text:p>
          <text:p text:style-name="P179"/>
        </text:list-item>
        <text:list-item>
          <text:p text:style-name="P179">Affichez le fichier <text:span text:style-name="T78">/etc/passwd</text:span> pour vérifier la bonne création des utilisateurs.</text:p>
          <text:p text:style-name="P179"/>
        </text:list-item>
        <text:list-item>
          <text:p text:style-name="P179">Par la commande :</text:p>
          <text:p text:style-name="P120">members </text:p>
          <text:p text:style-name="P179"/>
          <text:p text:style-name="P179">Affichez les utilisateurs du groupe « employes ».</text:p>
          <text:p text:style-name="P179"><text:soft-page-break/></text:p>
        </text:list-item>
        <text:list-item>
          <text:p text:style-name="P179">La commande Bash suivante supprime les utilisateurs ayant pour login les noms inscris dans le fichier « utilisateurs.txt » :</text:p>
          <text:p text:style-name="P120">for <text:span text:style-name="T150">lgn</text:span> in $(cat utilisateurs.txt); do userdel $<text:span text:style-name="T150">lgn</text:span>; done</text:p>
          <text:p text:style-name="P179"/>
        </text:list-item>
        <text:list-item>
          <text:p text:style-name="P179">Affichez le fichier <text:span text:style-name="T78">/etc/passwd</text:span> pour vérifier la bonne suppression des utilisateurs.</text:p>
          <text:p text:style-name="P179"/>
        </text:list-item>
        <text:list-item>
          <text:p text:style-name="P179">Par la commande :</text:p>
          <text:p text:style-name="P120">members </text:p>
          <text:p text:style-name="P179"/>
          <text:p text:style-name="P179">Vérifiez que le groupe « employes » ne possède pas <text:span text:style-name="T141">de membres</text:span>.</text:p>
          <text:p text:style-name="P179"/>
        </text:list-item>
        <text:list-item>
          <text:p text:style-name="P179">Supprimez le groupe « employes ».</text:p>
          <text:p text:style-name="P179"/>
        </text:list-item>
        <text:list-item>
          <text:p text:style-name="P179">Assurez-vous d<text:span text:style-name="T136">e la suppression demandée par considération du fichier </text:span><text:span text:style-name="T82">/etc/group</text:span><text:span text:style-name="T135">.</text:span></text:p>
        </text:list-item>
      </text:list>
      <text:p text:style-name="P61"/>
      <text:p text:style-name="P61"/>
      <text:p text:style-name="P61"/>
      <text:p text:style-name="P103"/>
      <text:h text:style-name="P3" text:outline-level="1"><text:bookmark-start text:name="__RefHeading___Toc33839_2416982214"/>TP <text:span text:style-name="T151">5 – </text:span>Gestion des permissions – <text:span text:style-name="T152">1</text:span><text:bookmark-end text:name="__RefHeading___Toc33839_2416982214"/></text:h>
      <text:p text:style-name="P61"/>
      <text:p text:style-name="P70"/>
      <text:p text:style-name="P70"><text:span text:style-name="T153">L</text:span>ecture des droits d’accès</text:p>
      <text:p text:style-name="P61">Les droits d’accès apparaissent comme une liste de 10 symboles.</text:p>
      <text:p text:style-name="P61">Par exemple :</text:p>
      <text:p text:style-name="P64">drwxr-xr-x</text:p>
      <text:p text:style-name="P61">Il faut lire ici 4 groupes de symboles comme suit :</text:p>
      <table:table table:name="Tableau2" table:style-name="Tableau2">
        <table:table-column table:style-name="Tableau2.A" table:number-columns-repeated="3"/>
        <table:table-column table:style-name="Tableau2.D"/>
        <table:table-row>
          <table:table-cell table:style-name="Tableau2.A1" office:value-type="string">
            <text:p text:style-name="P80">d</text:p>
          </table:table-cell>
          <table:table-cell table:style-name="Tableau2.A1" office:value-type="string">
            <text:p text:style-name="P81">rwx</text:p>
          </table:table-cell>
          <table:table-cell table:style-name="Tableau2.A1" office:value-type="string">
            <text:p text:style-name="P81">r-x</text:p>
          </table:table-cell>
          <table:table-cell table:style-name="Tableau2.A1" office:value-type="string">
            <text:p text:style-name="P81">r-x</text:p>
          </table:table-cell>
        </table:table-row>
      </table:table>
      <text:p text:style-name="P61"/>
      <text:p text:style-name="P69"/>
      <text:p text:style-name="P100">Exercice 1 [Concernant le 1er symbole]</text:p>
      <text:list xml:id="list702233887" text:style-name="L8">
        <text:list-item>
          <text:p text:style-name="P181">Créer l’arborescence suivante :</text:p>
          <text:p text:style-name="P138">exercice/</text:p>
          <text:p text:style-name="P138">├── toto</text:p>
          <text:p text:style-name="P138">└── toto.txt</text:p>
          <text:p text:style-name="P181"/>
          <text:p text:style-name="P181">où :</text:p>
        </text:list-item>
      </text:list>
      <text:list xml:id="list143349933" text:style-name="L9">
        <text:list-item>
          <text:list>
            <text:list-item>
              <text:p text:style-name="P182">« toto » est un dossier ;</text:p>
            </text:list-item>
            <text:list-item>
              <text:p text:style-name="P182">« toto.txt » est un « <text:span text:style-name="T154">simple »</text:span> fichier.</text:p>
            </text:list-item>
          </text:list>
        </text:list-item>
      </text:list>
      <text:list xml:id="list205542424882374" text:continue-list="list702233887" text:style-name="L8">
        <text:list-header>
          <text:p text:style-name="P181"/>
        </text:list-header>
        <text:list-item>
          <text:p text:style-name="P181">Par « tree » vérifiez que vous obtenez la bonne arborescence.</text:p>
          <text:p text:style-name="P181"/>
        </text:list-item>
        <text:list-item>
          <text:p text:style-name="P181">Dans le répertoire exercice tapez :</text:p>
          <text:p text:style-name="P121">ls</text:p>
          <text:p text:style-name="P181">puis :</text:p>
          <text:p text:style-name="P121">ls -l</text:p>
          <text:p text:style-name="P181"/>
        </text:list-item>
        <text:list-item>
          <text:p text:style-name="P181"><text:soft-page-break/>Par la commande <text:span text:style-name="T97">ls -l</text:span> les droits d’accès apparaissent. Nous nous intéressons ici au premier symbole :</text:p>
        </text:list-item>
      </text:list>
      <text:list xml:id="list3972832131" text:style-name="L10">
        <text:list-item>
          <text:list>
            <text:list-item>
              <text:p text:style-name="P183"><text:span text:style-name="T97">d</text:span> <text:tab/>signifie dossier (<text:span text:style-name="T78">directory</text:span>) ;</text:p>
            </text:list-item>
            <text:list-item>
              <text:p text:style-name="P183"><text:span text:style-name="T97">-</text:span> <text:tab/>signifie fichier.</text:p>
            </text:list-item>
          </text:list>
        </text:list-item>
      </text:list>
      <text:list xml:id="list205542192479230" text:continue-list="list205542424882374" text:style-name="L8">
        <text:list-header>
          <text:p text:style-name="P181">Assurez-vous de l’exactitude ce codage lorsque vous tapez :</text:p>
          <text:p text:style-name="P139">ls -l</text:p>
        </text:list-header>
      </text:list>
      <text:p text:style-name="P100"/>
      <text:p text:style-name="P100">Exercice 2 [Concernant le 1er symbole]</text:p>
      <text:p text:style-name="P61">Nous nous intéressons ici au compilateur gcc pour le langage C.</text:p>
      <text:list xml:id="list3996499671" text:style-name="L11">
        <text:list-item>
          <text:p text:style-name="P184">Trouvez où se situe gcc par la commande :</text:p>
          <text:p text:style-name="P172">which gcc</text:p>
          <text:p text:style-name="P184"/>
        </text:list-item>
        <text:list-item>
          <text:p text:style-name="P184">Normalement gcc se trouve dans <text:span text:style-name="T78">/usr/bin</text:span></text:p>
          <text:p text:style-name="P184">Listons le contenu de <text:span text:style-name="T78">/usr/bin</text:span> par la commande :</text:p>
          <text:p text:style-name="P122">ls /usr/bin</text:p>
          <text:p text:style-name="P172"/>
        </text:list-item>
        <text:list-item>
          <text:p text:style-name="P184">L’option « <text:span text:style-name="T97">-l</text:span><text:span text:style-name="T155"> » </text:span>de <text:span text:style-name="T97">ls</text:span> donne les informations sur les droits d’accès.</text:p>
          <text:p text:style-name="P184">Affichez le contenu de <text:span text:style-name="T78">/usr/bin</text:span> en affichant les informations de droit d’accès.</text:p>
          <text:p text:style-name="P184"/>
        </text:list-item>
        <text:list-item>
          <text:p text:style-name="P184">La commande suivante nous permet de localiser plus précisément le compilateur gcc :</text:p>
          <text:p text:style-name="P122">ls -l /usr/bin | grep gcc</text:p>
          <text:p text:style-name="P184"/>
        </text:list-item>
        <text:list-item>
          <text:p text:style-name="P184">Concernant gcc le premier symbole de droit d’accès est un <text:span text:style-name="T97">l</text:span> ce qui signifie que gcc est en fait un lien symbolique. Vers quel <text:span text:style-name="T156">fichier</text:span> pointe gcc ? <text:span text:style-name="T157">De quel type est ce fichier ?</text:span></text:p>
        </text:list-item>
      </text:list>
      <text:p text:style-name="P61"/>
      <text:p text:style-name="P103"/>
      <text:h text:style-name="P105" text:outline-level="2">Documentation : les droits d’accès</text:h>
      <text:p text:style-name="P61">Rappelons la manière dont les droits d’accès apparaissent comme liste de 10 symboles .</text:p>
      <text:p text:style-name="P61">Reprenons notre exemple :</text:p>
      <text:p text:style-name="P64">drwxr-xr-x</text:p>
      <text:p text:style-name="P61"/>
      <text:p text:style-name="P61"><text:span text:style-name="T158">Q</text:span>u’il faut lire comme 4 groupes de symboles comme ci-dessous :</text:p>
      <table:table table:name="Tableau3" table:style-name="Tableau3">
        <table:table-column table:style-name="Tableau3.A" table:number-columns-repeated="3"/>
        <table:table-column table:style-name="Tableau3.D"/>
        <table:table-row>
          <table:table-cell table:style-name="Tableau3.A1" office:value-type="string">
            <text:p text:style-name="P80">d</text:p>
          </table:table-cell>
          <table:table-cell table:style-name="Tableau3.A1" office:value-type="string">
            <text:p text:style-name="P81">rwx</text:p>
          </table:table-cell>
          <table:table-cell table:style-name="Tableau3.A1" office:value-type="string">
            <text:p text:style-name="P81">r-x</text:p>
          </table:table-cell>
          <table:table-cell table:style-name="Tableau3.A1" office:value-type="string">
            <text:p text:style-name="P81">r-x</text:p>
          </table:table-cell>
        </table:table-row>
      </table:table>
      <text:p text:style-name="P66"/>
      <text:p text:style-name="P61">Le premier groupe contient un seul symbole :</text:p>
      <text:list xml:id="list969897188" text:style-name="L12">
        <text:list-item>
          <text:list>
            <text:list-item>
              <text:p text:style-name="P185"><text:span text:style-name="T97">-</text:span> <text:tab/>pour un fichier ;</text:p>
            </text:list-item>
            <text:list-item>
              <text:p text:style-name="P185"><text:span text:style-name="T97">d</text:span> <text:tab/>pour un répertoire :</text:p>
            </text:list-item>
            <text:list-item>
              <text:p text:style-name="P185"><text:span text:style-name="T97">l</text:span> <text:tab/>pour un lien.</text:p>
            </text:list-item>
          </text:list>
        </text:list-item>
      </text:list>
      <text:p text:style-name="P61"/>
      <text:p text:style-name="P61">Suivent ensuite 3 groupes de 3 symboles chacun :</text:p>
      <table:table table:name="Tableau1" table:style-name="Tableau1">
        <table:table-column table:style-name="Tableau1.A"/>
        <table:table-column table:style-name="Tableau1.B"/>
        <table:table-column table:style-name="Tableau1.C"/>
        <table:table-row>
          <table:table-cell table:style-name="Tableau1.A1" office:value-type="string">
            <text:p text:style-name="P69">&lt;droits du propriétaire&gt;</text:p>
          </table:table-cell>
          <table:table-cell table:style-name="Tableau1.A1" office:value-type="string">
            <text:p text:style-name="P69">&lt;droits du groupe&gt;</text:p>
          </table:table-cell>
          <table:table-cell table:style-name="Tableau1.A1" office:value-type="string">
            <text:p text:style-name="P69">&lt;droits du reste des utilisateurs&gt;</text:p>
          </table:table-cell>
        </table:table-row>
        <table:table-row>
          <table:table-cell table:style-name="Tableau1.A1" office:value-type="string">
            <text:p text:style-name="P64">rwx</text:p>
          </table:table-cell>
          <table:table-cell table:style-name="Tableau1.A1" office:value-type="string">
            <text:p text:style-name="P64">r-x</text:p>
          </table:table-cell>
          <table:table-cell table:style-name="Tableau1.A1" office:value-type="string">
            <text:p text:style-name="P64">r-x</text:p>
          </table:table-cell>
        </table:table-row>
      </table:table>
      <text:p text:style-name="P61"/>
      <text:p text:style-name="P61"/>
      <text:p text:style-name="P61">Les permissions peuvent être :</text:p>
      <text:list xml:id="list2272710538" text:style-name="L13">
        <text:list-item>
          <text:list>
            <text:list-item>
              <text:p text:style-name="P186"><text:span text:style-name="T97">r</text:span><text:tab/>pour « permission en lecture » (<text:span text:style-name="T78">read</text:span>) ;</text:p>
            </text:list-item>
            <text:list-item>
              <text:p text:style-name="P186"><text:span text:style-name="T97">w</text:span><text:tab/>pour « permission en écriture » (<text:span text:style-name="T78">write</text:span>) ;</text:p>
            </text:list-item>
            <text:list-item>
              <text:p text:style-name="P186"><text:span text:style-name="T97">x</text:span><text:tab/>pour « permission d’exécution » pour un fichier et « permission d’entrer dans le répertoire » sinon.</text:p>
            </text:list-item>
          </text:list>
        </text:list-item>
      </text:list>
      <text:p text:style-name="P61"/>
      <text:p text:style-name="P61">Notre exemple :</text:p>
      <text:p text:style-name="P64">drwxr-xr-x</text:p>
      <text:p text:style-name="P61">se traduit de la manière suivante :</text:p>
      <text:list xml:id="list2744881217" text:style-name="L14">
        <text:list-item>
          <text:list>
            <text:list-item>
              <text:p text:style-name="P187"><text:span text:style-name="T97">d</text:span> <text:tab/><text:tab/>→ c'est un répertoire ;</text:p>
            </text:list-item>
            <text:list-item>
              <text:p text:style-name="P187"><text:soft-page-break/><text:span text:style-name="T97">rwx </text:span><text:tab/>→ son propriétaire peut lire <text:span text:style-name="T159">(</text:span>r<text:span text:style-name="T159">)</text:span>, écrire <text:span text:style-name="T159">(</text:span>w<text:span text:style-name="T159">)</text:span> et exécuter <text:span text:style-name="T159">(</text:span>x<text:span text:style-name="T159">)</text:span> <text:s/>(c-<text:span text:style-name="T160">à-</text:span>d. entrer dans le répertoire) ;</text:p>
            </text:list-item>
            <text:list-item>
              <text:p text:style-name="P187"><text:span text:style-name="T97">r-x</text:span> <text:tab/>→ le groupe peut lire <text:span text:style-name="T159">(</text:span>r<text:span text:style-name="T159">)</text:span> et exécuter <text:span text:style-name="T159">(</text:span>x<text:span text:style-name="T159">)</text:span> (sans pouvoir modifier) ;</text:p>
            </text:list-item>
            <text:list-item>
              <text:p text:style-name="P187"><text:span text:style-name="T97">r-x</text:span> <text:tab/>→ tous les autres utilisateurs peuvent lire (r<text:span text:style-name="T161">)</text:span> et exécuter <text:span text:style-name="T161">(</text:span>x<text:span text:style-name="T161">)</text:span> (sans pouvoir modifier).</text:p>
            </text:list-item>
          </text:list>
        </text:list-item>
      </text:list>
      <text:p text:style-name="P103"/>
      <text:h text:style-name="P3" text:outline-level="1"><text:bookmark-start text:name="__RefHeading___Toc24920_2416982214"/>TP <text:span text:style-name="T40">6</text:span><text:span text:style-name="T162"> – </text:span>Gestion des permissions – <text:span text:style-name="T163">2</text:span><text:bookmark-end text:name="__RefHeading___Toc24920_2416982214"/></text:h>
      <text:p text:style-name="P61"/>
      <text:p text:style-name="P100">Exercice <text:span text:style-name="T164">1</text:span></text:p>
      <text:list xml:id="list949671718" text:style-name="L15">
        <text:list-item>
          <text:p text:style-name="P188">Créer l’arborescence suivante :</text:p>
          <text:p text:style-name="P140">toto/</text:p>
          <text:p text:style-name="P140">├── 1.txt</text:p>
          <text:p text:style-name="P140">└── tata</text:p>
          <text:p text:style-name="P188"/>
          <text:p text:style-name="P188">où :</text:p>
          <text:p text:style-name="P188">« tata » est un dossier ;</text:p>
          <text:p text:style-name="P188">« 1.txt » est un « <text:span text:style-name="T165">simple » </text:span>fichier.</text:p>
          <text:p text:style-name="P188"/>
        </text:list-item>
        <text:list-item>
          <text:p text:style-name="P188">Par la commande « <text:span text:style-name="T97">ls -l</text:span> » affichez les droits d’accès du répertoire toto.</text:p>
          <text:p text:style-name="P188"/>
        </text:list-item>
        <text:list-item>
          <text:p text:style-name="P188">Utiliser la commande « <text:span text:style-name="T97">ls -l | grep toto</text:span> » pour afficher la ligne nous intéress<text:span text:style-name="T166">e</text:span>.</text:p>
          <text:p text:style-name="P188">Vous devez obtenir quelque chose du <text:span text:style-name="T167">genre</text:span> :</text:p>
          <text:p text:style-name="P123">drwxrwxr-x 3 user user 4096 févr. 18 08:42 toto</text:p>
          <text:p text:style-name="P188"/>
        </text:list-item>
      </text:list>
      <text:list xml:id="list1528080876" text:style-name="L16">
        <text:list-item>
          <text:list>
            <text:list-item>
              <text:p text:style-name="P189">drwxrwxr-x <text:tab/><text:tab/>→ mode et droits <text:span text:style-name="T168">d’accès ;</text:span></text:p>
            </text:list-item>
            <text:list-item>
              <text:p text:style-name="P189">3<text:tab/><text:tab/><text:tab/><text:tab/>→ nombre de lien<text:span text:style-name="T169">s</text:span> physique<text:span text:style-name="T169">s</text:span><text:span text:style-name="T78"> ;</text:span></text:p>
            </text:list-item>
            <text:list-item>
              <text:p text:style-name="P189">user<text:tab/><text:tab/><text:tab/><text:tab/>→ propriétaire ;</text:p>
            </text:list-item>
            <text:list-item>
              <text:p text:style-name="P189">user<text:tab/><text:tab/><text:tab/><text:tab/>→ groupe ;</text:p>
            </text:list-item>
            <text:list-item>
              <text:p text:style-name="P189">4096<text:tab/><text:tab/><text:tab/>→ taille <text:span text:style-name="T170">en octet</text:span> ;</text:p>
            </text:list-item>
            <text:list-item>
              <text:p text:style-name="P189">févr. 18 08:42<text:tab/>→ date et heure de dernière modification ;</text:p>
            </text:list-item>
            <text:list-item>
              <text:p text:style-name="P189">toto<text:tab/><text:tab/><text:tab/><text:tab/>→ nom.</text:p>
            </text:list-item>
          </text:list>
        </text:list-item>
      </text:list>
      <text:list xml:id="list205541908166296" text:continue-list="list949671718" text:style-name="L15">
        <text:list-header>
          <text:p text:style-name="P188"/>
        </text:list-header>
        <text:list-item>
          <text:p text:style-name="P188">Assurez-vous que toto est un répertoire.</text:p>
          <text:p text:style-name="P188"><text:soft-page-break/></text:p>
        </text:list-item>
        <text:list-item>
          <text:p text:style-name="P188">En <text:span text:style-name="T78">root</text:span> créer un groupe « groupe2 ».</text:p>
          <text:p text:style-name="P188"/>
        </text:list-item>
        <text:list-item>
          <text:p text:style-name="P188">En <text:span text:style-name="T78">root</text:span> créer un utilisateur « user2 » de groupe « groupe2 ». Initialisez son mot de passe.</text:p>
          <text:p text:style-name="P188"/>
        </text:list-item>
        <text:list-item>
          <text:p text:style-name="P188">Connectez-vous en tant que « user2 » <text:span text:style-name="T171">via la commande « </text:span><text:span text:style-name="T103">su</text:span><text:span text:style-name="T171"> » (</text:span><text:span text:style-name="T83">switch user</text:span><text:span text:style-name="T171">) par :</text:span></text:p>
          <text:p text:style-name="P141">su user2</text:p>
          <text:p text:style-name="P190"/>
        </text:list-item>
      </text:list>
      <text:list xml:id="list1905571787" text:style-name="L17">
        <text:list-item>
          <text:list>
            <text:list-item>
              <text:p text:style-name="P191">Pouvez-vous entrer dans le répertoire « toto »?</text:p>
            </text:list-item>
            <text:list-item>
              <text:p text:style-name="P191">Pouvez-vous lire le contenu du répertoire « toto » ?</text:p>
            </text:list-item>
            <text:list-item>
              <text:p text:style-name="P191">Pouvez-vous modifier le fichier « 1.txt » ?</text:p>
            </text:list-item>
          </text:list>
        </text:list-item>
      </text:list>
      <text:p text:style-name="P61"><text:s/></text:p>
      <text:p text:style-name="P100">Exercice <text:span text:style-name="T164">2</text:span> [droits pour les autres utilisateurs]</text:p>
      <text:p text:style-name="P61">(suite de l’<text:span text:style-name="T172">E</text:span>xercice <text:span text:style-name="T173">1</text:span>)</text:p>
      <text:p text:style-name="P61">Soit « user » le login de <text:span text:style-name="T174">l’</text:span>utilisateur courant, propriétaire de l’arborescence « toto ».</text:p>
      <text:list xml:id="list573522798" text:style-name="L18">
        <text:list-header>
          <text:p text:style-name="P192"/>
        </text:list-header>
        <text:list-item>
          <text:p text:style-name="P192">Par la commande : « <text:span text:style-name="T97">ls -l | grep toto</text:span> » remémorez-vous les droits d’accès du répertoire « toto ».</text:p>
          <text:p text:style-name="P192"/>
        </text:list-item>
        <text:list-item>
          <text:p text:style-name="P192">En tant que « user » supprimez le droit en lecture du répertoire toto pour les « autres utilisateurs » par la commande :</text:p>
          <text:p text:style-name="P124">chmod o-r toto</text:p>
          <text:p text:style-name="P192"/>
        </text:list-item>
      </text:list>
      <text:list xml:id="list47465133" text:style-name="L19">
        <text:list-item>
          <text:list>
            <text:list-item>
              <text:p text:style-name="P193"><text:span text:style-name="T97">o</text:span><text:tab/>pour autre (<text:span text:style-name="T78">other</text:span>) ;</text:p>
            </text:list-item>
            <text:list-item>
              <text:p text:style-name="P193"><text:span text:style-name="T97">-r</text:span><text:tab/>pour supprimer la lecture (<text:span text:style-name="T78">read</text:span>).</text:p>
            </text:list-item>
          </text:list>
        </text:list-item>
      </text:list>
      <text:list xml:id="list205542609932367" text:continue-list="list573522798" text:style-name="L18">
        <text:list-header>
          <text:p text:style-name="P192"/>
          <text:p text:style-name="P192">Affichez les droits <text:span text:style-name="T175">d’</text:span>accès concernant le répertoire toto par la commande :</text:p>
          <text:p text:style-name="P124">ls -l | grep toto</text:p>
          <text:p text:style-name="P192"/>
        </text:list-header>
        <text:list-item>
          <text:p text:style-name="P192"><text:soft-page-break/>Connectez-vous en tant que « user2 ».</text:p>
        </text:list-item>
      </text:list>
      <text:list xml:id="list1529379835" text:style-name="L20">
        <text:list-item>
          <text:list>
            <text:list-item>
              <text:p text:style-name="P194">Pouvez-vous entrer dans le répertoire « toto » ?</text:p>
            </text:list-item>
            <text:list-item>
              <text:p text:style-name="P194">Pouvez-vous lire le contenu du répertoire « toto » ?</text:p>
            </text:list-item>
          </text:list>
        </text:list-item>
      </text:list>
      <text:list xml:id="list205543147120552" text:continue-list="list205542609932367" text:style-name="L18">
        <text:list-header>
          <text:p text:style-name="P192"/>
        </text:list-header>
        <text:list-item>
          <text:p text:style-name="P192">En tant que « user » supprimez le droit en exécution du répertoire « toto » pour les « autres utilisateurs » par la commande :</text:p>
          <text:p text:style-name="P124">chmod o-x toto</text:p>
          <text:p text:style-name="P192"/>
        </text:list-item>
      </text:list>
      <text:list xml:id="list3446576952" text:style-name="L21">
        <text:list-item>
          <text:list>
            <text:list-item>
              <text:p text:style-name="P195"><text:span text:style-name="T97">o</text:span><text:tab/>pour autre (<text:span text:style-name="T78">other</text:span>) ;</text:p>
            </text:list-item>
            <text:list-item>
              <text:p text:style-name="P195"><text:span text:style-name="T97">-x</text:span><text:tab/>pour supprimer l’exécution (<text:span text:style-name="T78">eXecute</text:span>).</text:p>
            </text:list-item>
          </text:list>
        </text:list-item>
      </text:list>
      <text:list xml:id="list205542517297053" text:continue-list="list205543147120552" text:style-name="L18">
        <text:list-header>
          <text:p text:style-name="P192"/>
        </text:list-header>
        <text:list-item>
          <text:p text:style-name="P192"><text:s/>Affichez les droits d’accès concernant le répertoire « toto » par la commande :</text:p>
          <text:p text:style-name="P124">ls -l | grep toto<text:span text:style-name="T176">$</text:span></text:p>
          <text:p text:style-name="P192"/>
        </text:list-item>
        <text:list-item>
          <text:p text:style-name="P192">Connectez-vous en tant que « user2 ».</text:p>
        </text:list-item>
      </text:list>
      <text:list xml:id="list1355263730" text:style-name="L22">
        <text:list-item>
          <text:list>
            <text:list-item>
              <text:p text:style-name="P196">Pouvez-vous entrer dans le répertoire « toto » ?</text:p>
            </text:list-item>
            <text:list-item>
              <text:p text:style-name="P196">Pouvez-vous lire le contenu du répertoire « toto » ?</text:p>
            </text:list-item>
          </text:list>
        </text:list-item>
      </text:list>
      <text:list xml:id="list205543059675425" text:continue-list="list205542517297053" text:style-name="L18">
        <text:list-header>
          <text:p text:style-name="P192"/>
        </text:list-header>
        <text:list-item>
          <text:p text:style-name="P192">En tant que « user » ajouter le droit de lecture <text:span text:style-name="T177">au</text:span> répertoire « toto » pour les «  autres utilisateurs » par la commande :</text:p>
          <text:p text:style-name="P124">chmod o+r toto</text:p>
          <text:p text:style-name="P192"/>
        </text:list-item>
      </text:list>
      <text:list xml:id="list1244251204" text:style-name="L23">
        <text:list-item>
          <text:list>
            <text:list-item>
              <text:p text:style-name="P197"><text:span text:style-name="T97">o</text:span><text:tab/>pour autre (other)</text:p>
            </text:list-item>
            <text:list-item>
              <text:p text:style-name="P197"><text:span text:style-name="T97">+r</text:span><text:tab/>pour ajouter la lecture (read)</text:p>
            </text:list-item>
          </text:list>
        </text:list-item>
      </text:list>
      <text:list xml:id="list205542856030885" text:continue-list="list205543059675425" text:style-name="L18">
        <text:list-header>
          <text:p text:style-name="P192"/>
          <text:p text:style-name="P192">Affichez les droits d’accès concernant le répertoire toto par la commande :</text:p>
          <text:p text:style-name="P124">ls -l | grep toto<text:span text:style-name="T178">$</text:span></text:p>
          <text:p text:style-name="P192"/>
        </text:list-header>
        <text:list-item>
          <text:p text:style-name="P192">Connectez-vous en tant que « user2 ».</text:p>
        </text:list-item>
      </text:list>
      <text:list xml:id="list1235646859" text:style-name="L24">
        <text:list-item>
          <text:list>
            <text:list-item>
              <text:p text:style-name="P198"><text:soft-page-break/>Pouvez-vous entrer dans le répertoire « toto » ?</text:p>
            </text:list-item>
            <text:list-item>
              <text:p text:style-name="P198">Pouvez-vous lire le contenu du répertoire « toto » ?</text:p>
            </text:list-item>
          </text:list>
        </text:list-item>
      </text:list>
      <text:p text:style-name="P100"/>
      <text:p text:style-name="P100">Exercice <text:span text:style-name="T179">3</text:span> [groupe]</text:p>
      <text:p text:style-name="P61">(suite des exercices <text:span text:style-name="T180">1</text:span> et <text:span text:style-name="T180">2</text:span>)</text:p>
      <text:p text:style-name="P61">Rappel : l’utilisateur courant « user » a crée <text:span text:style-name="T181">l’</text:span>arborescence suivante :</text:p>
      <text:p text:style-name="P65">toto/</text:p>
      <text:p text:style-name="P65">├── 1.txt</text:p>
      <text:p text:style-name="P65">└── tata</text:p>
      <text:p text:style-name="P61">où :</text:p>
      <text:list xml:id="list83819707" text:style-name="L25">
        <text:list-item>
          <text:list>
            <text:list-item>
              <text:p text:style-name="P199">« tata » est un dossier ;</text:p>
            </text:list-item>
            <text:list-item>
              <text:p text:style-name="P199">« 1.txt » est un « <text:span text:style-name="T182">simple » </text:span>fichier.</text:p>
            </text:list-item>
          </text:list>
        </text:list-item>
      </text:list>
      <text:p text:style-name="P61"/>
      <text:p text:style-name="P61">Nous avons également <text:span text:style-name="T181">créé</text:span> un groupe « groupe2 » ainsi qu’un utilisateur « <text:span text:style-name="T181">u</text:span>ser2 » de groupe « groupe2 ».</text:p>
      <text:p text:style-name="P61"/>
      <text:list xml:id="list1010664957" text:style-name="L26">
        <text:list-item>
          <text:p text:style-name="P200">Visualisez les groupes de « user » et « user2 » <text:span text:style-name="T183">via le fichier </text:span><text:span text:style-name="T84">/etc/group</text:span>.</text:p>
          <text:p text:style-name="P200"/>
        </text:list-item>
        <text:list-item>
          <text:p text:style-name="P200">Créez un groupe « groupe3 ».</text:p>
          <text:p text:style-name="P200"/>
        </text:list-item>
        <text:list-item>
          <text:p text:style-name="P200">Ajoutez le groupe « groupe3 » aux utilisateurs « user » et « user2 » par les commandes :</text:p>
          <text:p text:style-name="P125">usermod -a -G groupe3 user</text:p>
          <text:p text:style-name="P200">et</text:p>
          <text:p text:style-name="P125">usermod -a -G groupe3 user2</text:p>
          <text:p text:style-name="P200"/>
        </text:list-item>
        <text:list-item>
          <text:p text:style-name="P201">Visualisez le groupe « groupe3 » via le fichier /etc/group.</text:p>
          <text:p text:style-name="P201"/>
        </text:list-item>
        <text:list-item>
          <text:p text:style-name="P202">Utilisez la commande :</text:p>
          <text:p text:style-name="P142"><text:soft-page-break/>members groupe3</text:p>
          <text:p text:style-name="P200"><text:span text:style-name="T184">pour connaître les membres du groupe « groupe3 »</text:span>.</text:p>
          <text:p text:style-name="P200"/>
        </text:list-item>
        <text:list-item>
          <text:p text:style-name="P203">Par la commande :</text:p>
          <text:p text:style-name="P173"><text:span text:style-name="T104">ls -l | grep toto</text:span><text:span text:style-name="T105">$</text:span></text:p>
          <text:p text:style-name="P200"/>
          <text:p text:style-name="P200"><text:span text:style-name="T185">trouvez le </text:span>groupe du répertoire « toto » ?</text:p>
          <text:p text:style-name="P200"/>
        </text:list-item>
        <text:list-item>
          <text:p text:style-name="P200">Changez le groupe du répertoire « toto », <text:span text:style-name="T186">de sorte</text:span> que son groupe soit désormais le groupe « groupe3 » par la commande :</text:p>
          <text:p text:style-name="P143">chgrp groupe3 toto</text:p>
          <text:p text:style-name="P204"/>
        </text:list-item>
        <text:list-item>
          <text:p text:style-name="P205">Visualisez la modification effectuée par la commande :</text:p>
          <text:p text:style-name="P173"><text:span text:style-name="T97">ls -l | grep toto</text:span><text:span text:style-name="T106">$</text:span></text:p>
        </text:list-item>
      </text:list>
      <text:p text:style-name="P100"/>
      <text:p text:style-name="P100">Exercice <text:span text:style-name="T187">4</text:span> [droits pour le groupe]</text:p>
      <text:p text:style-name="P61">(suite des exercices <text:span text:style-name="T187">1</text:span> → <text:span text:style-name="T187">3</text:span>)</text:p>
      <text:p text:style-name="P61"/>
      <text:list xml:id="list3421746109" text:style-name="L27">
        <text:list-item>
          <text:p text:style-name="P207">Listez les droits <text:span text:style-name="T188">d’</text:span>accès du répertoire toto par la commande ;</text:p>
          <text:p text:style-name="P126">ls -l | grep toto<text:span text:style-name="T189">$</text:span></text:p>
          <text:p text:style-name="P207"/>
          <text:p text:style-name="P207">Assurez-vous que :</text:p>
        </text:list-item>
      </text:list>
      <text:list xml:id="list1197711046" text:style-name="L28">
        <text:list-item>
          <text:list>
            <text:list-item>
              <text:p text:style-name="P208">le groupe de « toto » est « groupe3 » ;</text:p>
            </text:list-item>
            <text:list-item>
              <text:p text:style-name="P208">le propriétaire de « toto » est « user » ;</text:p>
            </text:list-item>
            <text:list-item>
              <text:p text:style-name="P208">la ligne de droits d’accès de « toto » est : <text:span text:style-name="T97">drwxrwxr--</text:span></text:p>
            </text:list-item>
          </text:list>
        </text:list-item>
      </text:list>
      <text:list xml:id="list205543060008980" text:continue-list="list3421746109" text:style-name="L27">
        <text:list-header>
          <text:p text:style-name="P207"/>
        </text:list-header>
        <text:list-item>
          <text:p text:style-name="P207">En tant que « user ».</text:p>
        </text:list-item>
      </text:list>
      <text:list xml:id="list43153271" text:style-name="L29">
        <text:list-item>
          <text:list>
            <text:list-item>
              <text:p text:style-name="P209">Pouvez-vous entrer dans le répertoire « toto » ?</text:p>
            </text:list-item>
            <text:list-item>
              <text:p text:style-name="P209"><text:soft-page-break/>Pouvez-vous lire le contenu du répertoire « toto » ?</text:p>
            </text:list-item>
          </text:list>
        </text:list-item>
      </text:list>
      <text:list xml:id="list205542299213639" text:continue-list="list205543060008980" text:style-name="L27">
        <text:list-header>
          <text:p text:style-name="P207"/>
        </text:list-header>
        <text:list-item>
          <text:p text:style-name="P207">Même question que précédemment pour « user2 ».</text:p>
          <text:p text:style-name="P207"/>
        </text:list-item>
        <text:list-item>
          <text:p text:style-name="P207">Les droits <text:span text:style-name="T190">d’</text:span>accès de « toto » sont : <text:span text:style-name="T97">drwxrwxr--</text:span></text:p>
          <text:list>
            <text:list-item>
              <text:p text:style-name="P207">Le groupe peut-il modifier « toto » ?</text:p>
            </text:list-item>
            <text:list-item>
              <text:p text:style-name="P207">Si oui, en tant que « user2 », modifiez le fichier « 1.txt ».</text:p>
            </text:list-item>
          </text:list>
          <text:p text:style-name="P207"/>
        </text:list-item>
        <text:list-item>
          <text:p text:style-name="P207">Pourquoi « user2 » ne peut pas modifier le fichier « 1.txt » ?</text:p>
        </text:list-item>
      </text:list>
      <text:p text:style-name="P100"/>
      <text:p text:style-name="P100">Exercice <text:span text:style-name="T187">5</text:span> [droits pour le propriétaire]</text:p>
      <text:p text:style-name="P61">(suite des exercices <text:span text:style-name="T187">1</text:span> → <text:span text:style-name="T187">4</text:span>)</text:p>
      <text:p text:style-name="P61"/>
      <text:p text:style-name="P61">Rappel : <text:span text:style-name="T191">l’</text:span>utilisateur courant « user » a crée l’arborescence suivante :</text:p>
      <text:p text:style-name="P61"/>
      <text:p text:style-name="P65">toto/</text:p>
      <text:p text:style-name="P65">├── 1.txt</text:p>
      <text:p text:style-name="P65">└── tata</text:p>
      <text:p text:style-name="P61"/>
      <text:p text:style-name="P61">où :</text:p>
      <text:p text:style-name="P61"/>
      <text:list xml:id="list3550682477" text:style-name="L30">
        <text:list-item>
          <text:p text:style-name="P210">« tata » est un dossier ;</text:p>
        </text:list-item>
        <text:list-item>
          <text:p text:style-name="P210">« 1.txt » est un « <text:span text:style-name="T192">simple » </text:span>fichier.</text:p>
        </text:list-item>
      </text:list>
      <text:p text:style-name="P61"/>
      <text:list xml:id="list1686776090" text:style-name="L31">
        <text:list-item>
          <text:p text:style-name="P211">Nous avons <text:span text:style-name="T193">créé</text:span> un groupe « groupe2 ».</text:p>
        </text:list-item>
        <text:list-item>
          <text:p text:style-name="P211">Nous avons <text:span text:style-name="T193">créé</text:span> un utilisateur « user2 » de groupe « groupe2 ».</text:p>
        </text:list-item>
        <text:list-item>
          <text:p text:style-name="P211">Nous avons <text:span text:style-name="T193">créé</text:span> un groupe « groupe3 ».</text:p>
        </text:list-item>
        <text:list-item>
          <text:p text:style-name="P211">Nous avons ajouté le groupe « groupe3 » aux utilisateurs « user » et « user2 ».</text:p>
        </text:list-item>
        <text:list-item>
          <text:p text:style-name="P211"><text:soft-page-break/>Après modification, le groupe de « toto » est désormais le groupe « groupe3 ».</text:p>
        </text:list-item>
        <text:list-item>
          <text:p text:style-name="P211">Nous avons supprimé le droit en exécution du répertoire « toto » pour les « autres utilisateurs ».</text:p>
        </text:list-item>
        <text:list-item>
          <text:p text:style-name="P212">De plus, le répertoire « toto » possède le droit en lecture pour les « autres utilisateurs ».</text:p>
        </text:list-item>
      </text:list>
      <text:p text:style-name="P61"/>
      <text:list xml:id="list4018917563" text:style-name="L32">
        <text:list-item>
          <text:p text:style-name="P213">En affichant les droits d’accès de « toto » par la commande : « <text:span text:style-name="T97">ls -l | grep toto</text:span><text:span text:style-name="T107">$</text:span> ».</text:p>
          <text:p text:style-name="P213">Assurez-vous des points 5) 6) <text:span text:style-name="T194">et 7)</text:span> ci-dessus.</text:p>
          <text:p text:style-name="P213"/>
        </text:list-item>
        <text:list-item>
          <text:p text:style-name="P213">Créer un utilisateur « user3 » puis initialisez son mot de passe.</text:p>
          <text:p text:style-name="P213">Quel est son groupe ?</text:p>
          <text:p text:style-name="P213"/>
        </text:list-item>
        <text:list-item>
          <text:p text:style-name="P213">Connectez-vous en tant que « user3 ».</text:p>
        </text:list-item>
      </text:list>
      <text:list xml:id="list3338957566" text:style-name="L33">
        <text:list-item>
          <text:list>
            <text:list-item>
              <text:p text:style-name="P214">Pouvez-vous entrer dans le répertoire « toto » ?</text:p>
            </text:list-item>
            <text:list-item>
              <text:p text:style-name="P214">Pouvez-vous lire le contenu du répertoire « toto » ?</text:p>
            </text:list-item>
          </text:list>
        </text:list-item>
      </text:list>
      <text:list xml:id="list205543391861082" text:continue-list="list4018917563" text:style-name="L32">
        <text:list-header>
          <text:p text:style-name="P213"/>
        </text:list-header>
        <text:list-item>
          <text:p text:style-name="P213">Retirer le droit « en exécution » pour le propriétaire par la commande :</text:p>
          <text:p text:style-name="P127">chmod u-x toto</text:p>
        </text:list-item>
      </text:list>
      <text:p text:style-name="P61"/>
      <text:list xml:id="list205541730905490" text:continue-numbering="true" text:style-name="L32">
        <text:list-header>
          <text:p text:style-name="P213">(« u » pour « utilisateur » ou « <text:span text:style-name="T78">user</text:span> »).</text:p>
          <text:p text:style-name="P213"/>
        </text:list-header>
        <text:list-item>
          <text:p text:style-name="P213">Assurez-vous que « toto » a le droit « en exécution » pour le groupe.</text:p>
          <text:p text:style-name="P213"/>
        </text:list-item>
        <text:list-item>
          <text:p text:style-name="P213">En tant que « user2 », pouvez-vous entrer dans le répertoire « toto » ?</text:p>
          <text:p text:style-name="P213"/>
        </text:list-item>
        <text:list-item>
          <text:p text:style-name="P213">De même, en tant que « user ». Si non, pourquoi ?</text:p>
          <text:p text:style-name="P213"/>
        </text:list-item>
      </text:list>
      <text:p text:style-name="P61"><text:span text:style-name="T195">Considérer l’extrait ci-après de </text:span><text:a xlink:type="simple" xlink:href="https://en.wikipedia.org/wiki/File_system_permissions" text:style-name="Internet_20_link" text:visited-style-name="Visited_20_Internet_20_Link">https://en.wikipedia.org/wiki/File_system_permissions</text:a> <text:span text:style-name="T195"> :</text:span></text:p>
      <text:h text:style-name="P5" text:outline-level="3"><text:bookmark text:name="Classes"/>Classes</text:h>
      <text:p text:style-name="P6"><text:a xlink:type="simple" xlink:href="https://en.wikipedia.org/wiki/Computer_file" text:style-name="Internet_20_link" text:visited-style-name="Visited_20_Internet_20_Link"><text:span text:style-name="T6">Files</text:span></text:a><text:span text:style-name="T8"> and </text:span><text:a xlink:type="simple" xlink:href="https://en.wikipedia.org/wiki/Directory_(file_systems)" text:style-name="Internet_20_link" text:visited-style-name="Visited_20_Internet_20_Link"><text:span text:style-name="T7">directories</text:span></text:a><text:span text:style-name="T8"> are owned by a user. The owner determines the file's </text:span><text:span text:style-name="T9">user class</text:span><text:span text:style-name="T8">. Distinct permissions apply to the owner.</text:span></text:p>
      <text:p text:style-name="P6"><text:soft-page-break/><text:span text:style-name="T8">Files and directories are assigned a </text:span><text:a xlink:type="simple" xlink:href="https://en.wikipedia.org/wiki/Group_identifier" text:style-name="Internet_20_link" text:visited-style-name="Visited_20_Internet_20_Link"><text:span text:style-name="T7">group</text:span></text:a><text:span text:style-name="T8">, which define the file's </text:span><text:span text:style-name="T9">group class.</text:span><text:span text:style-name="T8"> Distinct permissions apply to members of the file's group. The owner may be a member of the file's group.</text:span></text:p>
      <text:p text:style-name="P7">Users who are not the owner, nor a member of the group, comprise a file's <text:span text:style-name="T77">others class</text:span>. Distinct permissions apply to others.</text:p>
      <text:p text:style-name="P7">The <text:span text:style-name="T77">effective permissions</text:span> are determined based on the first class the user falls within in the order of user, group then others. For example, the user who is the owner of the file will have the permissions given to the user class regardless of the permissions assigned to the group class or others class.</text:p>
      <text:p text:style-name="P61"/>
      <text:p text:style-name="P100">Exercice <text:span text:style-name="T187">6</text:span> [droits pour le propriétaire]</text:p>
      <text:p text:style-name="P61">(suite des exercices <text:span text:style-name="T187">1</text:span> → <text:span text:style-name="T187">5</text:span>)</text:p>
      <text:p text:style-name="P61"/>
      <text:list xml:id="list2637268008" text:style-name="L34">
        <text:list-item>
          <text:p text:style-name="P215">En tant que « user » ajouter les droits « en exécution » pour le répertoire « toto » pour le propriétaire, par la commande :</text:p>
          <text:p text:style-name="P128">chmod u+x toto</text:p>
          <text:p text:style-name="P215"/>
        </text:list-item>
        <text:list-item>
          <text:p text:style-name="P215">En tant que « user » :</text:p>
        </text:list-item>
      </text:list>
      <text:list xml:id="list2513070486" text:style-name="L35">
        <text:list-item>
          <text:list>
            <text:list-item>
              <text:p text:style-name="P216">enlever les droits de lecture et d’écriture pour le fichier « 1.txt » pour « les autres » ;</text:p>
            </text:list-item>
            <text:list-item>
              <text:p text:style-name="P216">ajouter les droits de lecture et d’écriture pour le fichier « 1.txt » pour le groupe.</text:p>
            </text:list-item>
          </text:list>
        </text:list-item>
      </text:list>
      <text:list xml:id="list205542091099421" text:continue-list="list2637268008" text:style-name="L34">
        <text:list-header>
          <text:p text:style-name="P215"/>
        </text:list-header>
        <text:list-item>
          <text:p text:style-name="P215">Assurez-vous que « user2 » ne puisse ni lire ni modifier le fichier « 1.txt » en vous connectant sous « user2 », puis en testant, par exemple, les commandes suivantes :</text:p>
        </text:list-item>
      </text:list>
      <text:list xml:id="list1693241904" text:style-name="L36">
        <text:list-item>
          <text:list>
            <text:list-item>
              <text:p text:style-name="P144">cat 1.txt</text:p>
            </text:list-item>
            <text:list-item>
              <text:p text:style-name="P144">echo "blabla" &gt;&gt; 1.txt</text:p>
            </text:list-item>
            <text:list-item>
              <text:p text:style-name="P144">vi 1.txt</text:p>
            </text:list-item>
          </text:list>
        </text:list-item>
      </text:list>
      <text:list xml:id="list205543357218629" text:continue-list="list205542091099421" text:style-name="L34">
        <text:list-header>
          <text:p text:style-name="P215"/>
        </text:list-header>
        <text:list-item>
          <text:p text:style-name="P215">Assurez-vous que « user » puisse lire et modifier le fichier « 1.txt ».</text:p>
          <text:p text:style-name="P215"/>
        </text:list-item>
        <text:list-item>
          <text:p text:style-name="P215">« user » peut lire et modifier « toto/1.txt » contrairement à « user2 ».</text:p>
          <text:p text:style-name="P215">Pourtant :</text:p>
        </text:list-item>
      </text:list>
      <text:list xml:id="list376005195" text:style-name="L37">
        <text:list-item>
          <text:list>
            <text:list-item>
              <text:p text:style-name="P217">« <text:span text:style-name="T97">ls -l | grep toto</text:span><text:span text:style-name="T108">$</text:span> » indique que le groupe de toto est « groupe3 » ;</text:p>
            </text:list-item>
            <text:list-item>
              <text:p text:style-name="P217">« <text:span text:style-name="T97">groups user2</text:span> » indique que « groupe3 » est un groupe de « user2 » ;</text:p>
            </text:list-item>
            <text:list-item>
              <text:p text:style-name="P217"><text:soft-page-break/>de plus, en b) nous avons ajout<text:span text:style-name="T196">é</text:span> les droits <text:span text:style-name="T197">en</text:span> lecture et écriture pour « toto/1.txt » pour le groupe.</text:p>
            </text:list-item>
          </text:list>
        </text:list-item>
      </text:list>
      <text:list xml:id="list205543088369859" text:continue-list="list205543357218629" text:style-name="L34">
        <text:list-header>
          <text:p text:style-name="P215">Donnez <text:span text:style-name="T198">l’</text:span>explication.</text:p>
        </text:list-header>
      </text:list>
      <text:p text:style-name="P61"/>
      <text:p text:style-name="P103"/>
      <text:h text:style-name="P3" text:outline-level="1"><text:bookmark-start text:name="__RefHeading___Toc24922_2416982214"/>TP <text:span text:style-name="T41">7</text:span> – Scripts Bash, Utilisateurs et Permissions<text:bookmark-end text:name="__RefHeading___Toc24922_2416982214"/></text:h>
      <text:p text:style-name="P100"/>
      <text:p text:style-name="P82">Assurez-vous du bon fonctionnement de vos scripts via :</text:p>
      <text:list xml:id="list624560963" text:style-name="L38">
        <text:list-item>
          <text:p text:style-name="P219">le fichier <text:span text:style-name="T78">/etc/passwd</text:span> ;</text:p>
        </text:list-item>
        <text:list-item>
          <text:p text:style-name="P219">le fichier <text:span text:style-name="T78">/etc/group</text:span> ;</text:p>
        </text:list-item>
        <text:list-item>
          <text:p text:style-name="P220">la commande <text:span text:style-name="T97">tail</text:span> ;</text:p>
        </text:list-item>
        <text:list-item>
          <text:p text:style-name="P219">la commande <text:span text:style-name="T97">cat</text:span> ;</text:p>
        </text:list-item>
        <text:list-item>
          <text:p text:style-name="P219">la commande <text:span text:style-name="T97">grep</text:span> ; </text:p>
        </text:list-item>
        <text:list-item>
          <text:p text:style-name="P218">la commande <text:span text:style-name="T97">members</text:span> ;</text:p>
        </text:list-item>
        <text:list-item>
          <text:p text:style-name="P219">la commande <text:span text:style-name="T97">groups</text:span> ;</text:p>
        </text:list-item>
        <text:list-item>
          <text:p text:style-name="P221">et la commande <text:span text:style-name="T97">ls -l</text:span></text:p>
        </text:list-item>
      </text:list>
      <text:p text:style-name="P61"/>
      <text:p text:style-name="P100">Exercice 1</text:p>
      <text:p text:style-name="P61">Écrire un script <text:span text:style-name="T199">Bash</text:span> qui crée :</text:p>
      <text:list xml:id="list3153522722" text:style-name="L39">
        <text:list-item>
          <text:p text:style-name="P223">un groupe « toto » ;</text:p>
        </text:list-item>
        <text:list-item>
          <text:p text:style-name="P222"><text:span text:style-name="T56">les utilisateurs u1, </text:span><text:span text:style-name="T61">…</text:span><text:span text:style-name="T56">, u30 de groupe primaire « toto ».</text:span></text:p>
          <text:p text:style-name="P229"/>
        </text:list-item>
      </text:list>
      <text:p text:style-name="P100"><text:span text:style-name="T200">E</text:span><text:span text:style-name="T201">xercice 2</text:span></text:p>
      <text:p text:style-name="P83">(Suite de l’Exercice 1)</text:p>
      <text:p text:style-name="P61">Écrire un script B<text:span text:style-name="T199">ash</text:span> qui supprime :</text:p>
      <text:list xml:id="list761372962" text:style-name="L40">
        <text:list-item>
          <text:p text:style-name="P230"><text:span text:style-name="T56">les utilisateurs u1, </text:span><text:span text:style-name="T61">…</text:span><text:span text:style-name="T56">, u30 ;</text:span></text:p>
        </text:list-item>
        <text:list-item>
          <text:p text:style-name="P224">le groupe « toto ».</text:p>
        </text:list-item>
      </text:list>
      <text:p text:style-name="P101"/>
      <text:p text:style-name="P100"><text:span text:style-name="T200">E</text:span><text:span text:style-name="T201">xercice 3</text:span></text:p>
      <text:p text:style-name="P61">Écrire un script B<text:span text:style-name="T199">ash</text:span> qui crée :</text:p>
      <text:list xml:id="list2704158620" text:style-name="L41">
        <text:list-item>
          <text:p text:style-name="P231"><text:span text:style-name="T56">un groupe « toto » </text:span><text:span text:style-name="T61">;</text:span></text:p>
        </text:list-item>
        <text:list-item>
          <text:p text:style-name="P225"><text:soft-page-break/>un groupe « tata » ;</text:p>
        </text:list-item>
        <text:list-item>
          <text:p text:style-name="P231"><text:span text:style-name="T56">les utilisateurs u1, </text:span><text:span text:style-name="T61">…</text:span><text:span text:style-name="T56">, u15 de groupe primaire « toto » ;</text:span></text:p>
        </text:list-item>
        <text:list-item>
          <text:p text:style-name="P231"><text:span text:style-name="T56">les utilisateurs u16, </text:span><text:span text:style-name="T61">…</text:span><text:span text:style-name="T56">, u30 de groupe primaire « tata ».</text:span></text:p>
        </text:list-item>
      </text:list>
      <text:p text:style-name="P101"/>
      <text:p text:style-name="P100"><text:span text:style-name="T200">E</text:span><text:span text:style-name="T201">xercice </text:span><text:span text:style-name="T202">4</text:span></text:p>
      <text:p text:style-name="P83">(Suite de l’Exercice 3)</text:p>
      <text:p text:style-name="P61">Écrire un script B<text:span text:style-name="T199">ash</text:span> qui <text:span text:style-name="T204">supprime</text:span> :</text:p>
      <text:list xml:id="list2245888973" text:style-name="L42">
        <text:list-item>
          <text:p text:style-name="P232"><text:span text:style-name="T56">les utilisateurs u1, </text:span><text:span text:style-name="T61">…</text:span><text:span text:style-name="T56">, u</text:span><text:span text:style-name="T62">30 </text:span><text:span text:style-name="T56">;</text:span></text:p>
        </text:list-item>
        <text:list-item>
          <text:p text:style-name="P232"><text:span text:style-name="T63">le </text:span><text:span text:style-name="T56">groupe « toto » </text:span><text:span text:style-name="T61">;</text:span></text:p>
        </text:list-item>
        <text:list-item>
          <text:p text:style-name="P226"><text:span text:style-name="T204">le </text:span>groupe « tata ».</text:p>
        </text:list-item>
      </text:list>
      <text:p text:style-name="P101"/>
      <text:p text:style-name="P100"><text:span text:style-name="T200">E</text:span><text:span text:style-name="T201">xercice </text:span><text:span text:style-name="T203">5</text:span></text:p>
      <text:p text:style-name="P61">Écrire un script B<text:span text:style-name="T199">ash </text:span>qui crée :</text:p>
      <text:list xml:id="list4285007871" text:style-name="L43">
        <text:list-item>
          <text:p text:style-name="P233"><text:span text:style-name="T199">l’</text:span>arborescence suivante :</text:p>
          <text:p text:style-name="P106">A/</text:p>
          <text:p text:style-name="P106">-- <text:span text:style-name="T205">Â</text:span>1/</text:p>
          <text:p text:style-name="P106">-- ...</text:p>
          <text:p text:style-name="P106">-- <text:span text:style-name="T205">A</text:span>10/</text:p>
          <text:p text:style-name="P106"/>
          <text:p text:style-name="P107"/>
        </text:list-item>
        <text:list-item>
          <text:p text:style-name="P107">le groupe « a » ;</text:p>
          <text:p text:style-name="P107"/>
          <text:p text:style-name="P107"/>
        </text:list-item>
        <text:list-item>
          <text:p text:style-name="P233">les utilisateurs a1, …, a10 de groupe « a » ;</text:p>
          <text:p text:style-name="P206"/>
        </text:list-item>
        <text:list-item>
          <text:p text:style-name="P233"><text:span text:style-name="T207">l’</text:span><text:span text:style-name="T206">arborescence est telle que chaque dossier « </text:span><text:span text:style-name="T208">A</text:span><text:span text:style-name="T209">&lt;</text:span><text:span text:style-name="T206">i</text:span><text:span text:style-name="T209">&gt;</text:span><text:span text:style-name="T206">/ » est :</text:span></text:p>
          <text:list>
            <text:list-item>
              <text:p text:style-name="P227">de propriétaire « a&lt;i&gt; » ;</text:p>
            </text:list-item>
            <text:list-item>
              <text:p text:style-name="P227">de groupe « a » ;</text:p>
            </text:list-item>
            <text:list-item>
              <text:p text:style-name="P233"><text:span text:style-name="T56">permis en entrée, lecture et écriture à </text:span><text:span text:style-name="T64">l’</text:span><text:span text:style-name="T56">utilisateur « a</text:span><text:span text:style-name="T65">&lt;</text:span><text:span text:style-name="T56">i</text:span><text:span text:style-name="T65">&gt;</text:span><text:span text:style-name="T56"> » ;</text:span></text:p>
            </text:list-item>
            <text:list-item>
              <text:p text:style-name="P234"><text:span text:style-name="T56">permis en entrée et lecture</text:span><text:span text:style-name="T61"> ;</text:span><text:span text:style-name="T56"> et interdit en écriture aux utilisateurs de groupe « a ».</text:span></text:p>
            </text:list-item>
            <text:list-item>
              <text:p text:style-name="P233"><text:span text:style-name="T210">i</text:span><text:span text:style-name="T56">nterdit en entrée, lecture et écriture aux « autres utilisateurs » ;</text:span></text:p>
            </text:list-item>
          </text:list>
          <text:p text:style-name="P234"/>
        </text:list-item>
        <text:list-item>
          <text:p text:style-name="P228"><text:soft-page-break/>Tester la bonne exécution du script.</text:p>
          <text:p text:style-name="P228"/>
        </text:list-item>
        <text:list-item>
          <text:p text:style-name="P228">Écrire un script de suppression :</text:p>
          <text:list>
            <text:list-item>
              <text:p text:style-name="P228">des utilisateurs a1, …, a10 ;</text:p>
            </text:list-item>
            <text:list-item>
              <text:p text:style-name="P228">du groupe « a » ; </text:p>
            </text:list-item>
            <text:list-item>
              <text:p text:style-name="P228">ainsi que de l’arborescence « A/ ».</text:p>
            </text:list-item>
          </text:list>
        </text:list-item>
      </text:list>
      <text:p text:style-name="P61"/>
      <text:p text:style-name="P103"/>
      <text:h text:style-name="P3" text:outline-level="1"><text:bookmark-start text:name="__RefHeading___Toc24924_2416982214"/>TP <text:span text:style-name="T212">8 </text:span>– <text:span text:style-name="T42">Scripts Bash, arguments d’un script Bash</text:span><text:bookmark-end text:name="__RefHeading___Toc24924_2416982214"/></text:h>
      <text:p text:style-name="P102"/>
      <text:p text:style-name="P71">Exercice 1</text:p>
      <text:p text:style-name="P84">Soit le script <text:span text:style-name="T211">Bash </text:span>suivant :</text:p>
      <text:p text:style-name="P58">--- <text:span text:style-name="T213">exo1.sh ---</text:span></text:p>
      <text:p text:style-name="P58">#!/bin/bash<text:line-break/><text:line-break/>echo "$0"<text:line-break/>echo "$1"<text:line-break/>echo "$2"<text:line-break/><text:line-break/>echo "$#"<text:line-break/><text:line-break/>echo "$@"<text:line-break/></text:p>
      <text:p text:style-name="P84"/>
      <text:p text:style-name="P84">Que donne :</text:p>
      <text:list xml:id="list758106940" text:style-name="L44">
        <text:list-item>
          <text:p text:style-name="P145">bash <text:span text:style-name="T274">exo</text:span>1.sh</text:p>
        </text:list-item>
        <text:list-item>
          <text:p text:style-name="P145">bash <text:span text:style-name="T274">exo</text:span>1.sh toto tata</text:p>
        </text:list-item>
        <text:list-item>
          <text:p text:style-name="P145">bash <text:span text:style-name="T274">exo</text:span>1.sh toto tata bobo</text:p>
        </text:list-item>
        <text:list-item>
          <text:p text:style-name="P145">bash <text:span text:style-name="T274">exo</text:span>1.sh 1 2 10 1 2</text:p>
        </text:list-item>
        <text:list-item>
          <text:p text:style-name="P145">bash <text:span text:style-name="T274">exo</text:span>1.sh <text:span text:style-name="T214">a1 a2 a3</text:span></text:p>
        </text:list-item>
      </text:list>
      <text:p text:style-name="P84"/>
      <text:p text:style-name="P84"/>
      <text:p text:style-name="P71">Exercice 2</text:p>
      <text:p text:style-name="P84">Soit le script <text:span text:style-name="T211">Bash </text:span>suivant :</text:p>
      <text:p text:style-name="P58">--- <text:span text:style-name="T213">exo</text:span><text:span text:style-name="T215">2</text:span><text:span text:style-name="T220">.sh —</text:span></text:p>
      <text:p text:style-name="P58">#!/bin/bash<text:line-break/><text:line-break/>echo "le script s'appelle $0"<text:line-break/>echo "il possede $# arguments"<text:line-break/></text:p>
      <text:p text:style-name="P84"/>
      <text:p text:style-name="P84">Que donne :</text:p>
      <text:list xml:id="list3837498155" text:style-name="L45">
        <text:list-item>
          <text:p text:style-name="P148"><text:soft-page-break/>bash <text:span text:style-name="T274">exo</text:span>2.sh </text:p>
        </text:list-item>
        <text:list-item>
          <text:p text:style-name="P148">bash <text:span text:style-name="T274">exo</text:span>2.sh toto tata</text:p>
        </text:list-item>
        <text:list-item>
          <text:p text:style-name="P146">bash <text:span text:style-name="T274">exo</text:span>2.sh a1 a2 a3</text:p>
        </text:list-item>
      </text:list>
      <text:p text:style-name="P84"/>
      <text:p text:style-name="P84"/>
      <text:p text:style-name="P72">Exercice 3</text:p>
      <text:p text:style-name="P84">Soit le script <text:span text:style-name="T211">Bash </text:span>suivant :</text:p>
      <text:p text:style-name="P58">--- <text:span text:style-name="T213">exo</text:span><text:span text:style-name="T215">3</text:span><text:span text:style-name="T220">.sh —</text:span></text:p>
      <text:p text:style-name="P58">#!/bin/bash<text:line-break/><text:line-break/>if [ "$#" -lt 1 ]<text:line-break/>then<text:line-break/><text:tab/>echo "Usage : $0 demande au moins un argument"<text:line-break/><text:tab/>exit 1<text:line-break/>fi<text:line-break/><text:line-break/>echo "$1"<text:line-break/></text:p>
      <text:p text:style-name="P84"/>
      <text:p text:style-name="P84">Que donne :</text:p>
      <text:list xml:id="list4149168960" text:style-name="L46">
        <text:list-item>
          <text:p text:style-name="P151">./<text:span text:style-name="T274">exo</text:span>3.sh</text:p>
        </text:list-item>
        <text:list-item>
          <text:p text:style-name="P151">./<text:span text:style-name="T274">exo</text:span>3.sh ; echo $?</text:p>
        </text:list-item>
        <text:list-item>
          <text:p text:style-name="P151">./<text:span text:style-name="T274">exo</text:span>3.sh toto</text:p>
        </text:list-item>
        <text:list-item>
          <text:p text:style-name="P151">./<text:span text:style-name="T274">exo</text:span>3.sh toto; echo $?</text:p>
        </text:list-item>
        <text:list-item>
          <text:p text:style-name="P151">./<text:span text:style-name="T274">exo</text:span>3.sh toto tata </text:p>
        </text:list-item>
        <text:list-item>
          <text:p text:style-name="P151">./<text:span text:style-name="T274">exo</text:span>3.sh toto tata  ; echo $?</text:p>
        </text:list-item>
      </text:list>
      <text:p text:style-name="P85"/>
      <text:p text:style-name="P85"/>
      <text:p text:style-name="P72">Exercice 4</text:p>
      <text:p text:style-name="P84">Soit le script <text:span text:style-name="T211">Bash </text:span>suivant :</text:p>
      <text:p text:style-name="P58">--- <text:span text:style-name="T213">exo</text:span><text:span text:style-name="T215">4</text:span><text:span text:style-name="T220">.sh —</text:span></text:p>
      <text:p text:style-name="P58">#!/bin/bash<text:line-break/><text:line-break/><text:line-break/><text:soft-page-break/>for i in $(seq 10)<text:line-break/>do<text:line-break/><text:tab/>echo "$i"<text:line-break/>done<text:line-break/></text:p>
      <text:p text:style-name="P84"/>
      <text:p text:style-name="P84">Que donne :</text:p>
      <text:list xml:id="list466378113" text:style-name="L47">
        <text:list-item>
          <text:p text:style-name="P152">bash <text:span text:style-name="T274">exo</text:span>4.sh</text:p>
        </text:list-item>
        <text:list-item>
          <text:p text:style-name="P152">bash <text:span text:style-name="T274">exo</text:span>4.sh toto</text:p>
        </text:list-item>
      </text:list>
      <text:p text:style-name="P86"/>
      <text:p text:style-name="P86"/>
      <text:p text:style-name="P72">Exercice <text:span text:style-name="T221">5</text:span></text:p>
      <text:p text:style-name="P84">Soit le script <text:span text:style-name="T211">Bash </text:span>suivant :</text:p>
      <text:p text:style-name="P58">--- <text:span text:style-name="T213">exo</text:span><text:span text:style-name="T216">5</text:span><text:span text:style-name="T220">.sh ---</text:span></text:p>
      <text:p text:style-name="P58">#!/bin/bash<text:line-break/><text:line-break/><text:line-break/>for i in $(seq $1)<text:line-break/>do<text:line-break/><text:tab/>echo "$i"<text:line-break/>done<text:line-break/></text:p>
      <text:p text:style-name="P84"/>
      <text:p text:style-name="P84">Que donne :</text:p>
      <text:list xml:id="list881721425" text:style-name="L48">
        <text:list-item>
          <text:p text:style-name="P153">bash <text:span text:style-name="T274">exo</text:span>5.sh 1</text:p>
        </text:list-item>
        <text:list-item>
          <text:p text:style-name="P153">bash <text:span text:style-name="T274">exo</text:span>5.sh 2</text:p>
        </text:list-item>
        <text:list-item>
          <text:p text:style-name="P153">bash <text:span text:style-name="T274">exo</text:span>5.sh 6</text:p>
        </text:list-item>
        <text:list-item>
          <text:p text:style-name="P153">bash <text:span text:style-name="T274">exo</text:span>5.sh 10</text:p>
        </text:list-item>
        <text:list-item>
          <text:p text:style-name="P235">Pourquoi les appels ci-dessous échouent ?</text:p>
        </text:list-item>
        <text:list-item>
          <text:p text:style-name="P153">bash <text:span text:style-name="T274">exo</text:span>5.sh </text:p>
        </text:list-item>
        <text:list-item>
          <text:p text:style-name="P153">bash <text:span text:style-name="T274">exo</text:span>5.sh toto</text:p>
        </text:list-item>
      </text:list>
      <text:p text:style-name="P84"/>
      <text:p text:style-name="P84"/>
      <text:p text:style-name="P84"/>
      <text:p text:style-name="P73"><text:soft-page-break/>Exercice <text:span text:style-name="T220">6</text:span></text:p>
      <text:p text:style-name="P84">Soit le script <text:span text:style-name="T211">Bash </text:span>suivant :</text:p>
      <text:p text:style-name="P58">--- <text:span text:style-name="T213">exo</text:span><text:span text:style-name="T216">6</text:span><text:span text:style-name="T220">.sh ---</text:span></text:p>
      <text:p text:style-name="P59">#!/bin/bash<text:line-break/><text:line-break/>if [ "$#" -lt 1 ]<text:line-break/>then<text:line-break/><text:tab/>echo "Usage: $0 demande au moins un argument"<text:line-break/><text:tab/>exit 1<text:line-break/>fi<text:line-break/><text:line-break/><text:line-break/>for x in $@<text:line-break/>do<text:line-break/><text:tab/>echo $x<text:line-break/>done<text:line-break/></text:p>
      <text:p text:style-name="P84"/>
      <text:p text:style-name="P84">Que donne :</text:p>
      <text:list xml:id="list2493107169" text:style-name="L49">
        <text:list-item>
          <text:p text:style-name="P149">./<text:span text:style-name="T274">exo6</text:span>.sh </text:p>
        </text:list-item>
        <text:list-item>
          <text:p text:style-name="P150">./<text:span text:style-name="T274">exo6</text:span>.sh ; echo $?</text:p>
        </text:list-item>
        <text:list-item>
          <text:p text:style-name="P150"><text:span text:style-name="T222">./exo6</text:span>.sh toto</text:p>
        </text:list-item>
        <text:list-item>
          <text:p text:style-name="P150"><text:span text:style-name="T222">./exo6</text:span>.sh toto ; echo $?</text:p>
        </text:list-item>
        <text:list-item>
          <text:p text:style-name="P150"><text:span text:style-name="T222">./exo6</text:span>.sh toto tata</text:p>
        </text:list-item>
        <text:list-item>
          <text:p text:style-name="P150"><text:span text:style-name="T222">./exo6</text:span>.sh toto tata ; echo $?</text:p>
        </text:list-item>
        <text:list-item>
          <text:p text:style-name="P147"><text:span text:style-name="T222">./exo6</text:span>.sh a1 a2 a3</text:p>
        </text:list-item>
        <text:list-item>
          <text:p text:style-name="P154">./<text:span text:style-name="T274">exo</text:span>6.sh a1 a2 a3 ; echo $?</text:p>
        </text:list-item>
      </text:list>
      <text:p text:style-name="P61"/>
      <text:p text:style-name="P61"/>
      <text:p text:style-name="P61"><text:span text:style-name="T224">Exercice </text:span><text:span text:style-name="T225">7</text:span></text:p>
      <text:p text:style-name="P84">Que fait le script Bash suivant :</text:p>
      <text:p text:style-name="P58">--- <text:span text:style-name="T213">exo</text:span><text:span text:style-name="T216">7</text:span><text:span text:style-name="T211">.sh ---</text:span></text:p>
      <text:p text:style-name="P58"><text:span text:style-name="T233">#!/bin/bash<text:line-break/><text:line-break/>echo "entrer une valeur" <text:line-break/>read <text:s/>val<text:line-break/></text:span><text:soft-page-break/><text:span text:style-name="T233">echo " --&gt; $val"<text:line-break/></text:span></text:p>
      <text:p text:style-name="P84"/>
      <text:p text:style-name="P84"/>
      <text:p text:style-name="P87"><text:span text:style-name="T223">Exercice </text:span><text:span text:style-name="T226">8</text:span></text:p>
      <text:p text:style-name="P84">Que fait le script Bash suivant :</text:p>
      <text:p text:style-name="P58">--- <text:span text:style-name="T213">exo</text:span><text:span text:style-name="T217">8</text:span><text:span text:style-name="T213">.sh ---</text:span></text:p>
      <text:p text:style-name="P59">#!/bin/bash<text:line-break/><text:line-break/>echo -n "entrer une valeur: " <text:line-break/>read <text:s/>val<text:line-break/>echo " --&gt; $val"<text:line-break/></text:p>
      <text:p text:style-name="P84"/>
      <text:p text:style-name="P84"/>
      <text:p text:style-name="P87"><text:span text:style-name="T223">Exercice </text:span><text:span text:style-name="T226">9</text:span></text:p>
      <text:p text:style-name="P61"><text:span text:style-name="T211">Écrire un script Bash </text:span><text:span text:style-name="T85">exo9.sh</text:span><text:span text:style-name="T211"> qui agit comme suit :</text:span></text:p>
      <text:p text:style-name="P11">___<text:span text:style-name="T211">$ </text:span>./<text:span text:style-name="T211">exo9.sh</text:span></text:p>
      <text:p text:style-name="P8">Votre nom ?</text:p>
      <text:p text:style-name="P8">Toto</text:p>
      <text:p text:style-name="P8">Bonjour Toto</text:p>
      <text:p text:style-name="P8">Quel âge avez-vous ?</text:p>
      <text:p text:style-name="P8">10</text:p>
      <text:p text:style-name="P8">C’est enregistré, vous avez 10 ans.</text:p>
      <text:p text:style-name="P88"><text:s/></text:p>
      <text:p text:style-name="P61"/>
      <text:p text:style-name="P74">Exercice 10</text:p>
      <text:p text:style-name="P61"><text:span text:style-name="T211">Écrire un script Bash </text:span><text:span text:style-name="T85">exo10.sh</text:span><text:span text:style-name="T211"> qui :</text:span></text:p>
      <text:p text:style-name="P88"><text:span text:style-name="T234">-- prends</text:span> 2 arguments ;</text:p>
      <text:p text:style-name="P61"><text:span text:style-name="T211">-- affiche un </text:span><text:span text:style-name="T85">usage</text:span><text:span text:style-name="T211"> pertinent dans le cas où le nombre d’arguments n’est pas égal à 2 ;</text:span></text:p>
      <text:p text:style-name="P89">-- sinon affiche les arguments à la manière de l’exemple ci-dessous :</text:p>
      <text:p text:style-name="P9">___$ ./exo10.sh toto tata</text:p>
      <text:p text:style-name="P9">arg1 = toto et arg2 = tata</text:p>
      <text:p text:style-name="P89"><text:soft-page-break/><text:span text:style-name="T224">Exercice </text:span><text:span text:style-name="T227">11</text:span></text:p>
      <text:p text:style-name="P84">Que fait le script Bash suivant :</text:p>
      <text:p text:style-name="P58">--- <text:span text:style-name="T213">exo11.sh ---</text:span></text:p>
      <text:p text:style-name="P59">#!/bin/bash<text:line-break/><text:line-break/>for x in $( ls )<text:line-break/>do <text:line-break/><text:tab/>echo $x<text:line-break/>done<text:line-break/></text:p>
      <text:p text:style-name="P84"/>
      <text:p text:style-name="P84"/>
      <text:p text:style-name="P89"><text:span text:style-name="T223">Exercice 1</text:span><text:span text:style-name="T228">2</text:span></text:p>
      <text:p text:style-name="P61"><text:span text:style-name="T211">Écrire un script Bash </text:span><text:span text:style-name="T85">exo11.sh</text:span><text:span text:style-name="T211"> qui :</text:span></text:p>
      <text:p text:style-name="P90">-- prends 1 argument ;</text:p>
      <text:p text:style-name="P88">-- affiche un <text:span text:style-name="T87">u</text:span><text:span text:style-name="T78">sage</text:span> pertinent dans le cas <text:span text:style-name="T235">où le nombre d’arguments n’est pas égal à 1</text:span> ;</text:p>
      <text:p text:style-name="P89">– <text:span text:style-name="T236">agit à la manière de l’exemple ci-dessous.</text:span></text:p>
      <text:p text:style-name="P61"/>
      <text:p text:style-name="P90">Exemple</text:p>
      <text:p text:style-name="P12"><text:span text:style-name="T109">___$ </text:span><text:span text:style-name="T110">echo "1.txt" &gt; 1.txt</text:span></text:p>
      <text:p text:style-name="P10"><text:span text:style-name="T235">___$ bash </text:span>exo12.s<text:span text:style-name="T235">h 1</text:span>.txt</text:p>
      <text:p text:style-name="P10">L’argument entré est un fichier</text:p>
      <text:p text:style-name="P9">___$ <text:span text:style-name="T237">mkdir</text:span> t<text:span text:style-name="T234">oto</text:span></text:p>
      <text:p text:style-name="P9">___$ <text:span text:style-name="T237">bash exo12.sh</text:span> t<text:span text:style-name="T234">oto</text:span></text:p>
      <text:p text:style-name="P10"><text:span text:style-name="T237">toto </text:span>est un répertoire</text:p>
      <text:p text:style-name="P9">___$ <text:span text:style-name="T234">ln -s 1.txt 2.txt</text:span></text:p>
      <text:p text:style-name="P9">___$ ./<text:span text:style-name="T234">exo11.s</text:span>h <text:span text:style-name="T237">2.txt</text:span></text:p>
      <text:p text:style-name="P12"><text:span text:style-name="T110">2.txt</text:span><text:span text:style-name="T111"> est un f</text:span><text:span text:style-name="T110">ichier</text:span></text:p>
      <text:p text:style-name="P90"/>
      <text:p text:style-name="P90"/>
      <text:p text:style-name="P53"><text:span text:style-name="T223">Exercice 1</text:span><text:span text:style-name="T229">3</text:span></text:p>
      <text:p text:style-name="P61"><text:span text:style-name="T211">Écrire un script Bash </text:span><text:span text:style-name="T85">exo1</text:span><text:span text:style-name="T86">3</text:span><text:span text:style-name="T85">.sh</text:span><text:span text:style-name="T211"> qui affiche les répertoires présents dans le répertoire courant.</text:span></text:p>
      <text:p text:style-name="P103"><text:soft-page-break/></text:p>
      <text:h text:style-name="P3" text:outline-level="1"><text:bookmark-start text:name="__RefHeading___Toc24926_2416982214"/>TP <text:span text:style-name="T238">9 </text:span>– <text:span text:style-name="T239">Scripts Bash, grep, sed, wc et regex</text:span><text:bookmark-end text:name="__RefHeading___Toc24926_2416982214"/></text:h>
      <text:p text:style-name="P91"/>
      <text:p text:style-name="P75">Exercice 1 <text:span text:style-name="T240">[grep]</text:span></text:p>
      <text:p text:style-name="P91"><text:span text:style-name="T241">Écrire</text:span> un script Bash <text:span text:style-name="T78">exo1.sh</text:span> qui :</text:p>
      <text:p text:style-name="P91">– <text:span text:style-name="T241">prend</text:span> un argument &lt;arg&gt; ;</text:p>
      <text:p text:style-name="P91">– affiche un usage pertinent dans le cas où le nombre d’arguments n’est pas égal à 1 ;</text:p>
      <text:p text:style-name="P91">– affiche les paquets Linux traitant de &lt;arg&gt; et dont le nom commence par &lt;arg&gt;.</text:p>
      <text:p text:style-name="P91"><text:line-break/><text:span text:style-name="T241">Tester :</text:span></text:p>
      <text:p text:style-name="P67">___<text:span text:style-name="T241">$ bash exo1.sh vim</text:span></text:p>
      <text:p text:style-name="P91"/>
      <text:p text:style-name="P91"/>
      <text:p text:style-name="P75">Exercice 2 <text:span text:style-name="T240">[grep]</text:span></text:p>
      <text:p text:style-name="P91"><text:span text:style-name="T241">Écrire</text:span> un script Bash <text:span text:style-name="T78">exo</text:span><text:span text:style-name="T88">2</text:span><text:span text:style-name="T78">.sh</text:span> qui :</text:p>
      <text:p text:style-name="P91">– prend deux arguments &lt;arg1&gt; et &lt;arg2&gt; ;</text:p>
      <text:p text:style-name="P91">– affiche un usage pertinent dans le cas où le nombre d’arguments n’est pas égal à <text:span text:style-name="T241">2</text:span> ;</text:p>
      <text:p text:style-name="P91">– affiche les paquets Linux traitant de &lt;arg<text:span text:style-name="T241">1</text:span>&gt; et dont le nom commence par &lt;arg<text:span text:style-name="T241">2</text:span>&gt;.</text:p>
      <text:p text:style-name="P91"><text:line-break/><text:span text:style-name="T241">Tester :</text:span></text:p>
      <text:p text:style-name="P67">___<text:span text:style-name="T241">$ bash exo2.sh python idle</text:span></text:p>
      <text:p text:style-name="P91"/>
      <text:p text:style-name="P91"/>
      <text:p text:style-name="P75">Exercice 3 [sed]</text:p>
      <text:p text:style-name="P92">Considérer le fichier <text:span text:style-name="T78">toto.txt</text:span> ci-dessous :</text:p>
      <text:p text:style-name="P13">--- <text:s/>toto.txt --- <text:s/></text:p>
      <text:p text:style-name="P13">toto <text:span text:style-name="T242">toto</text:span></text:p>
      <text:p text:style-name="P13">tata</text:p>
      <text:p text:style-name="P13">Tata</text:p>
      <text:p text:style-name="P13">tototata<text:span text:style-name="T243">toto</text:span></text:p>
      <text:p text:style-name="P13">ToTo</text:p>
      <text:p text:style-name="P92"/>
      <text:p text:style-name="P92">Tester les commandes ci-après.</text:p>
      <text:p text:style-name="P68"><text:soft-page-break/>___$ cat toto.txt</text:p>
      <text:p text:style-name="P68">___$ cat toto.txt | sed s/toto/AAA/</text:p>
      <text:p text:style-name="P68">___$ cat toto.txt</text:p>
      <text:p text:style-name="P68">___$ cat toto.txt | sed s/toto/AAA/<text:span text:style-name="T242">g</text:span></text:p>
      <text:p text:style-name="P92"/>
      <text:p text:style-name="P92"/>
      <text:p text:style-name="P76">Note [concernant les exercices 4→9] :</text:p>
      <text:p text:style-name="P93">Pour vos tests, créez les fichiers : <text:span text:style-name="T78">abc.txt</text:span>, <text:span text:style-name="T78">abctxt,</text:span> <text:span text:style-name="T78">toto.txt,</text:span> <text:span text:style-name="T78">toto.TXT</text:span>.<text:span text:style-name="T78">,</text:span><text:span text:style-name="T244"> </text:span><text:span text:style-name="T89">a123b.txt </text:span><text:span text:style-name="T36">et </text:span><text:span text:style-name="T89">a123btxt.</text:span></text:p>
      <text:p text:style-name="P93"/>
      <text:p text:style-name="P93"/>
      <text:p text:style-name="P77">Exercice 4 [expression<text:span text:style-name="T245">s</text:span> régulière<text:span text:style-name="T245">s]</text:span></text:p>
      <text:p text:style-name="P94">Que f<text:span text:style-name="T246">ont</text:span> le<text:span text:style-name="T246">s </text:span>script<text:span text:style-name="T246">s</text:span> Bash ci-dessous.</text:p>
      <text:p text:style-name="P58">--- <text:span text:style-name="T247">exo4a.sh --- </text:span></text:p>
      <text:p text:style-name="P58">#!/bin/bash<text:line-break/><text:line-break/>for x in $(ls)<text:line-break/>do<text:line-break/><text:tab/>if [[ $x =~ \.txt$ ]]<text:tab/><text:line-break/><text:tab/>then<text:line-break/><text:tab/><text:tab/>echo $x<text:line-break/><text:tab/>fi<text:line-break/>done </text:p>
      <text:p text:style-name="P58"/>
      <text:p text:style-name="P94"/>
      <text:p text:style-name="P58">--- <text:span text:style-name="T247">exo4b.sh --- </text:span></text:p>
      <text:p text:style-name="P58">#!/bin/bash<text:line-break/><text:line-break/>for x in $(ls *.txt)<text:line-break/>do<text:line-break/><text:tab/>echo $x<text:line-break/>done </text:p>
      <text:p text:style-name="P58"/>
      <text:p text:style-name="P61"/>
      <text:p text:style-name="P61"/>
      <text:p text:style-name="P61"><text:span text:style-name="T230">Exercice 5 [expression</text:span><text:span text:style-name="T231">s</text:span><text:span text:style-name="T230"> régulière</text:span><text:span text:style-name="T231">s]</text:span></text:p>
      <text:p text:style-name="P94">Que f<text:span text:style-name="T246">ont</text:span> le<text:span text:style-name="T246">s </text:span>script<text:span text:style-name="T246">s</text:span> Bash ci-dessous.</text:p>
      <text:p text:style-name="P58">--- <text:span text:style-name="T247">exo</text:span><text:span text:style-name="T218">5</text:span><text:span text:style-name="T247">a.sh --- </text:span></text:p>
      <text:p text:style-name="P58"><text:soft-page-break/>#!/bin/bash<text:line-break/><text:line-break/>for x in $(ls)<text:line-break/>do<text:line-break/><text:tab/>if [[ $x =~ ^a ]]<text:tab/><text:line-break/><text:tab/>then<text:line-break/><text:tab/><text:tab/>if [[ $x =~ \.txt$ ]]<text:line-break/><text:tab/><text:tab/>then <text:line-break/><text:tab/><text:tab/><text:tab/>echo $x<text:line-break/><text:tab/><text:tab/>fi<text:line-break/><text:tab/>fi<text:line-break/>done </text:p>
      <text:p text:style-name="P58"/>
      <text:p text:style-name="P94"/>
      <text:p text:style-name="P58">--- <text:span text:style-name="T247">exo</text:span><text:span text:style-name="T218">5</text:span><text:span text:style-name="T247">b.sh --- </text:span></text:p>
      <text:p text:style-name="P58">#!/bin/bash<text:line-break/><text:line-break/>for x in $(ls a*.txt )<text:line-break/>do<text:line-break/><text:tab/>echo $x<text:line-break/>done </text:p>
      <text:p text:style-name="P58"/>
      <text:p text:style-name="P61"/>
      <text:p text:style-name="P61"/>
      <text:p text:style-name="P61"><text:span text:style-name="T230">Exercice 6 [expression</text:span><text:span text:style-name="T231">s</text:span><text:span text:style-name="T230"> régulière</text:span><text:span text:style-name="T231">s]</text:span></text:p>
      <text:p text:style-name="P94">Que f<text:span text:style-name="T246">ont</text:span> le<text:span text:style-name="T246">s </text:span>script<text:span text:style-name="T246">s</text:span> Bash ci-dessous.</text:p>
      <text:p text:style-name="P58">--- <text:span text:style-name="T247">exo</text:span><text:span text:style-name="T219">6</text:span><text:span text:style-name="T247">a.sh --- </text:span></text:p>
      <text:p text:style-name="P58">#!/bin/bash<text:line-break/><text:line-break/>for x in $(ls)<text:line-break/>do<text:line-break/><text:tab/>if [[ $x =~ [0-9] ]]<text:tab/><text:line-break/><text:tab/>then<text:line-break/><text:tab/><text:tab/>echo $x<text:line-break/><text:tab/>fi<text:line-break/>done <text:line-break/><text:tab/></text:p>
      <text:p text:style-name="P94"/>
      <text:p text:style-name="P58">--- <text:span text:style-name="T247">exo</text:span><text:span text:style-name="T219">6</text:span><text:span text:style-name="T247">b.sh --- </text:span></text:p>
      <text:p text:style-name="P58">#!/bin/bash<text:line-break/><text:line-break/>for x in $(ls *[0-9]*)<text:line-break/>do<text:line-break/><text:tab/>echo $x<text:line-break/><text:soft-page-break/>done <text:line-break/><text:tab/></text:p>
      <text:p text:style-name="P61"/>
      <text:p text:style-name="P61"/>
      <text:p text:style-name="P78">Exercice 7</text:p>
      <text:p text:style-name="P95">Écrire un script Bash <text:span text:style-name="T78">exo7.sh</text:span> qui :</text:p>
      <text:p text:style-name="P95">– prend <text:span text:style-name="T248">en</text:span> argument <text:span text:style-name="T248">un répertoire</text:span> &lt;arg&gt; ;</text:p>
      <text:p text:style-name="P95">– affiche un usage pertinent dans le cas où le nombre d’argument<text:span text:style-name="T249">s</text:span> n’est pas égal à 1 ;</text:p>
      <text:p text:style-name="P95">– affiche un usage pertinent dans le cas où l’argument &lt;arg&gt; n’est pas un répertoire ;</text:p>
      <text:p text:style-name="P95">– affiche les fichiers <text:span text:style-name="T250">(en Unix tout est fichier) </text:span>présent<text:span text:style-name="T249">s</text:span> dans &lt;arg&gt;, <text:span text:style-name="T249">qui :</text:span></text:p>
      <text:p text:style-name="P96"><text:tab/>– commence par « a » ;</text:p>
      <text:p text:style-name="P96"><text:tab/>– se terminent par « .txt » ;</text:p>
      <text:p text:style-name="P95"><text:tab/>– <text:span text:style-name="T249">contiennent au moins 1 chiffre.</text:span></text:p>
      <text:p text:style-name="P97"/>
      <text:p text:style-name="P97"/>
      <text:p text:style-name="P79">Exercice 8</text:p>
      <text:p text:style-name="P95">Q<text:span text:style-name="T251">ue font les scripts Bash suivant :</text:span></text:p>
      <text:p text:style-name="P58">--- <text:span text:style-name="T247">exo8a.sh --- </text:span></text:p>
      <text:p text:style-name="P60">#!/bin/bash<text:line-break/><text:line-break/>for x in $(ls)<text:line-break/>do<text:line-break/><text:tab/>if [[ $x =~ \.TXT$ ]]<text:line-break/><text:tab/>then<text:line-break/><text:tab/><text:tab/>echo $x<text:line-break/><text:tab/><text:tab/>echo $( echo $x | sed "s/\.TXT$/\.txt/" )<text:line-break/><text:tab/>fi<text:line-break/>done<text:line-break/></text:p>
      <text:p text:style-name="P98"/>
      <text:p text:style-name="P58">--- <text:span text:style-name="T247">exo8</text:span><text:span text:style-name="T218">b</text:span><text:span text:style-name="T247">.sh --- </text:span></text:p>
      <text:p text:style-name="P60">#!/bin/bash<text:line-break/><text:line-break/>for x in $(ls *.TXT)<text:line-break/>do<text:line-break/><text:tab/>echo $x<text:line-break/><text:tab/>echo $( echo $x | sed "s/\.TXT$/\.txt/" ) <text:line-break/><text:soft-page-break/>done<text:line-break/></text:p>
      <text:p text:style-name="P98"/>
      <text:p text:style-name="P97"/>
      <text:p text:style-name="P75">Exercice 9</text:p>
      <text:p text:style-name="P95">Écrire un script Bash <text:span text:style-name="T78">exo9.sh</text:span> qui <text:span text:style-name="T251">remplace, dans le répertoire courant, les noms de fichiers d’extension « .TXT » en « .txt ».</text:span></text:p>
      <text:p text:style-name="P91"/>
      <text:p text:style-name="P91"/>
      <text:p text:style-name="P91"><text:span text:style-name="T223">Exercice </text:span><text:span text:style-name="T232">10 [wc]</text:span></text:p>
      <text:p text:style-name="P95">Écrire un script Bash <text:span text:style-name="T78">exo</text:span><text:span text:style-name="T90">1</text:span><text:span text:style-name="T91">0</text:span><text:span text:style-name="T78">.sh</text:span> qui <text:span text:style-name="T252">affiche le nombre de liens symboliques présents dans le répertoire courant.</text:span></text:p>
      <text:p text:style-name="P95"/>
      <text:p text:style-name="P95"/>
      <text:p text:style-name="P75">Exercice <text:span text:style-name="T252">11 [wc]</text:span></text:p>
      <text:p text:style-name="P95">Écrire un script Bash <text:span text:style-name="T78">exo</text:span><text:span text:style-name="T90">1</text:span><text:span text:style-name="T91">1</text:span><text:span text:style-name="T78">.sh</text:span> qui <text:span text:style-name="T252">affiche le nombre de fichiers cachés présents dans le répertoire courant.</text:span></text:p>
      <text:p text:style-name="P103"/>
      <text:h text:style-name="P3" text:outline-level="1"><text:bookmark-start text:name="__RefHeading___Toc24928_2416982214"/>TP 1<text:span text:style-name="T253">0</text:span> – Scripts Bash, grep, find et awk<text:bookmark-end text:name="__RefHeading___Toc24928_2416982214"/></text:h>
      <text:p text:style-name="P41"/>
      <text:p text:style-name="P46">Exercice 1 [grep]</text:p>
      <text:p text:style-name="P15">Créer l’arborescence ci-après :</text:p>
      <text:p text:style-name="P14">t<text:span text:style-name="T254">i</text:span>t<text:span text:style-name="T254">i</text:span></text:p>
      <text:p text:style-name="P14">├── tata.txt</text:p>
      <text:p text:style-name="P14">├── t<text:span text:style-name="T254">o</text:span>t<text:span text:style-name="T254">o</text:span></text:p>
      <text:p text:style-name="P14">│   └── titi.txt</text:p>
      <text:p text:style-name="P14">└── toto.txt</text:p>
      <text:p text:style-name="P17"/>
      <text:p text:style-name="P17">telle que :</text:p>
      <text:p text:style-name="P17">-- « t<text:span text:style-name="T254">i</text:span>t<text:span text:style-name="T254">i</text:span> » et « t<text:span text:style-name="T254">o</text:span>t<text:span text:style-name="T254">o</text:span> » sont des répertoires ; </text:p>
      <text:p text:style-name="P17"><text:span text:style-name="T255">-- t</text:span><text:span text:style-name="T260">ata.txt</text:span><text:span text:style-name="T255"> contient le texte : « ToTo tata » ;</text:span></text:p>
      <text:p text:style-name="P17"><text:span text:style-name="T10">-- </text:span><text:span text:style-name="T13">toto.txt</text:span><text:span text:style-name="T10"> contient le texte : « toto » ;</text:span></text:p>
      <text:p text:style-name="P17"><text:span text:style-name="T10">-- </text:span><text:span text:style-name="T13">titi/titi.txt</text:span><text:span text:style-name="T10"> contient le texte : « tata toto toto ».</text:span></text:p>
      <text:p text:style-name="P17"/>
      <text:p text:style-name="P17"><text:span text:style-name="T255">Nous supposons que « t</text:span><text:span text:style-name="T256">i</text:span><text:span text:style-name="T255">t</text:span><text:span text:style-name="T256">i</text:span><text:span text:style-name="T255"> » se trouve dans le répertoire ~ ; et que l’utilisateur se </text:span><text:span text:style-name="T257">situe</text:span><text:span text:style-name="T255"> dans ce répertoire.</text:span></text:p>
      <text:p text:style-name="P17"/>
      <text:p text:style-name="P15">1. Que font les commandes : </text:p>
      <text:p text:style-name="P18">ls | grep toto</text:p>
      <text:p text:style-name="P18">ls | grep Toto</text:p>
      <text:p text:style-name="P18">ls | grep -i Toto</text:p>
      <text:p text:style-name="P17"/>
      <text:p text:style-name="P15">Nous nous plaçons au sein du répertoire « t<text:span text:style-name="T254">i</text:span>t<text:span text:style-name="T254">i</text:span> ». </text:p>
      <text:p text:style-name="P15">2. Que font les commandes :</text:p>
      <text:p text:style-name="P18">grep "toto" $(ls)</text:p>
      <text:p text:style-name="P18">grep -i "toto" $(ls)</text:p>
      <text:p text:style-name="P17"/>
      <text:p text:style-name="P15">3. Que font les commandes : </text:p>
      <text:p text:style-name="P18">grep -r "toto" </text:p>
      <text:p text:style-name="P19"><text:soft-page-break/>grep -ir "toto" </text:p>
      <text:p text:style-name="P17"/>
      <text:p text:style-name="P20">Nous nous plaçons au sein du répertoire « ~ », dans lequel est supposé se trouver le répertoire « t<text:span text:style-name="T254">i</text:span>t<text:span text:style-name="T254">i</text:span> » .</text:p>
      <text:p text:style-name="P22"><text:span text:style-name="T262">4</text:span>. Que font les commandes :</text:p>
      <text:p text:style-name="P24">grep <text:s/>"toto" t<text:span text:style-name="T254">i</text:span>t<text:span text:style-name="T254">i</text:span></text:p>
      <text:p text:style-name="P24">grep -r "toto" t<text:span text:style-name="T254">i</text:span>t<text:span text:style-name="T254">i</text:span></text:p>
      <text:p text:style-name="P24">grep -ir "toto" t<text:span text:style-name="T254">i</text:span>t<text:span text:style-name="T254">i</text:span></text:p>
      <text:p text:style-name="P24">grep -ir "^toto" t<text:span text:style-name="T254">i</text:span>t<text:span text:style-name="T254">i</text:span></text:p>
      <text:p text:style-name="P24">grep -ir "toto$" t<text:span text:style-name="T254">i</text:span>t<text:span text:style-name="T254">i</text:span></text:p>
      <text:p text:style-name="P25"/>
      <text:p text:style-name="P16">Nous nous plaçons au sein du répertoire « t<text:span text:style-name="T254">i</text:span>t<text:span text:style-name="T254">i</text:span> ». </text:p>
      <text:p text:style-name="P23"><text:span text:style-name="T263">5</text:span>. Que font les commandes :</text:p>
      <text:p text:style-name="P25">ls | grep ".txt<text:span text:style-name="T263">$</text:span>"</text:p>
      <text:p text:style-name="P25">ls | grep ".txt<text:span text:style-name="T263">$</text:span>" | wc -l</text:p>
      <text:p text:style-name="P25">grep -<text:span text:style-name="T264">r </text:span>"<text:span text:style-name="T264">toto</text:span>" .</text:p>
      <text:p text:style-name="P25">grep -<text:span text:style-name="T264">r </text:span>"<text:span text:style-name="T264">toto</text:span>" . | wc -l</text:p>
      <text:p text:style-name="P25">grep -<text:span text:style-name="T264">r </text:span>"<text:span text:style-name="T265">^toto</text:span>" .</text:p>
      <text:p text:style-name="P25">grep -<text:span text:style-name="T264">r </text:span>"<text:span text:style-name="T265">^toto</text:span>" . | wc -l</text:p>
      <text:p text:style-name="P26"/>
      <text:p text:style-name="P26"/>
      <text:p text:style-name="P46">Exercice 2 [grep]</text:p>
      <text:p text:style-name="P27"><text:span text:style-name="T255">Écrire un script Bash : </text:span><text:span text:style-name="T260">super_grep.sh</text:span><text:span text:style-name="T255"> qui :</text:span></text:p>
      <text:p text:style-name="P29">-- prend deux arguments : &lt;arg1&gt; et &lt;arg2&gt; ;</text:p>
      <text:p text:style-name="P29">-- affiche un usage pertinent dans le cas où le nombre d’arguments n’est pas égal à 2 ;</text:p>
      <text:p text:style-name="P17"><text:span text:style-name="T255">-- affiche un usage pertinent dans le cas où &lt;arg1&gt; n’est pas un </text:span><text:span text:style-name="T256">répertoire</text:span><text:span text:style-name="T255"> ; </text:span></text:p>
      <text:p text:style-name="P15">-- sinon affiche, <text:span text:style-name="T254">sans tenir compte de la casse, </text:span>le résultat de la recherche de &lt;arg2&gt; au sein d<text:span text:style-name="T254">u contenu d</text:span>e<text:span text:style-name="T254">s fichiers présents dans</text:span> l’arborescence de racine &lt;arg1&gt;.</text:p>
      <text:p text:style-name="P44"/>
      <text:p text:style-name="P44"/>
      <text:p text:style-name="P46"><text:soft-page-break/>Exercice 3 [find]</text:p>
      <text:p text:style-name="P44">Que font les commandes ci-après ?</text:p>
      <text:p text:style-name="P51">find <text:span text:style-name="T266">titi</text:span> -iname toto</text:p>
      <text:p text:style-name="P51">find <text:span text:style-name="T266">titi</text:span> -iname "*toto*"</text:p>
      <text:p text:style-name="P51">find <text:span text:style-name="T266">titi</text:span> -iname "*toto*" -type f</text:p>
      <text:p text:style-name="P51">find <text:span text:style-name="T266">titi</text:span> -iname "*toto*" -type d</text:p>
      <text:p text:style-name="P51">find <text:span text:style-name="T266">titi</text:span> -iname "*.txt"</text:p>
      <text:p text:style-name="P52"/>
      <text:p text:style-name="P52"/>
      <text:p text:style-name="P52">Exercice 4 [find]</text:p>
      <text:p text:style-name="P41"><text:span text:style-name="T10">Écrire un script Bash : </text:span><text:span text:style-name="T13">find2.sh</text:span><text:span text:style-name="T10"> qui :</text:span></text:p>
      <text:p text:style-name="P44">-- prend deux arguments : &lt;arg1&gt; et &lt;arg2&gt; ;</text:p>
      <text:p text:style-name="P48">-- affiche un usage pertinent dans le cas où le nombre d’arguments n’est pas égal à 2 ;</text:p>
      <text:p text:style-name="P27"><text:span text:style-name="T255">-- affiche un usage pertinent dans le cas où &lt;arg1&gt; n’est pas un </text:span><text:span text:style-name="T258">répertoire</text:span><text:span text:style-name="T255"> ; </text:span></text:p>
      <text:p text:style-name="P29">-- sinon affiche le résultat de la recherche : </text:p>
      <text:p text:style-name="P30"><text:span text:style-name="T266">find &lt;arg1&gt; -iname </text:span>&lt;arg2&gt;</text:p>
      <text:p text:style-name="P44"/>
      <text:p text:style-name="P44"/>
      <text:p text:style-name="P46">Exercice 5 [find]</text:p>
      <text:p text:style-name="P27"><text:span text:style-name="T255">Écrire un script Bash : </text:span><text:span text:style-name="T260">find3.sh</text:span><text:span text:style-name="T255"> qui procède comme précédemment, mais créer un fichier :</text:span></text:p>
      <text:p text:style-name="P28"><text:span text:style-name="T260">resultats__</text:span><text:span text:style-name="T261">&lt;arg1&gt;_&lt;arg2&gt;__</text:span><text:span text:style-name="T260">.txt</text:span><text:span text:style-name="T255"> </text:span></text:p>
      <text:p text:style-name="P27"><text:span text:style-name="T255">contenant les résultats de la recherche, au lieu d’afficher les résultats </text:span><text:span text:style-name="T258">dans le terminal.</text:span></text:p>
      <text:p text:style-name="P27"/>
      <text:p text:style-name="P27"/>
      <text:p text:style-name="P21">Exercice <text:span text:style-name="T267">6</text:span> [find]</text:p>
      <text:p text:style-name="P27"><text:span text:style-name="T10">Écrire un script Bash : </text:span><text:span text:style-name="T14">cpt_txt</text:span><text:span text:style-name="T13">.sh</text:span><text:span text:style-name="T10"> qui :</text:span></text:p>
      <text:p text:style-name="P41"><text:span text:style-name="T10">-- prend </text:span><text:span text:style-name="T11">un</text:span><text:span text:style-name="T10"> argument : &lt;arg&gt; ;</text:span></text:p>
      <text:p text:style-name="P41"><text:span text:style-name="T255">-- affiche un usage pertinent dans le cas où le nombre d’arguments n’est pas égal à </text:span><text:span text:style-name="T259">1</text:span><text:span text:style-name="T255"> ;</text:span></text:p>
      <text:p text:style-name="P27"><text:span text:style-name="T10">-- affiche un usage pertinent dans le cas où &lt;arg&gt; n’est pas un </text:span><text:span text:style-name="T12">répertoire</text:span><text:span text:style-name="T10"> ; </text:span></text:p>
      <text:p text:style-name="P31"><text:soft-page-break/>-- sinon affiche <text:span text:style-name="T268">le </text:span><text:span text:style-name="T269">nombre</text:span><text:span text:style-name="T270"> fichiers « .txt » présent dans l’arborescence de racine &lt;arg&gt;.</text:span></text:p>
      <text:p text:style-name="P31"/>
      <text:p text:style-name="P31"/>
      <text:p text:style-name="P41"><text:span text:style-name="T15">Exercice </text:span><text:span text:style-name="T16">7</text:span><text:span text:style-name="T15"> [awk]</text:span></text:p>
      <text:p text:style-name="P42">Considérer le fichier suivant.</text:p>
      <text:p text:style-name="P13">--- gogo.txt ----------</text:p>
      <text:p text:style-name="P13">a b c d 1</text:p>
      <text:p text:style-name="P13">aa bb cc dd 2</text:p>
      <text:p text:style-name="P13">aaa bbb ccc ddd 3</text:p>
      <text:p text:style-name="P13">aaaa bbbb cccc dddd 4</text:p>
      <text:p text:style-name="P13">-----------------------</text:p>
      <text:p text:style-name="P43"/>
      <text:p text:style-name="P43">1/ Que donnent les commandes suivantes :</text:p>
      <text:p text:style-name="P49"><text:span text:style-name="T20">cat </text:span><text:span text:style-name="T21">gogo.txt</text:span></text:p>
      <text:p text:style-name="P47">cat gogo.txt | awk '{ print $1 }'</text:p>
      <text:p text:style-name="P47">cat gogo.txt | awk '{ print $2 }'</text:p>
      <text:p text:style-name="P47">cat gogo.txt | awk '{ print $3 }'</text:p>
      <text:p text:style-name="P47">cat gogo.txt | awk '{ print $4 }'</text:p>
      <text:p text:style-name="P47">cat gogo.txt | awk '{ print $5 }'</text:p>
      <text:p text:style-name="P47">cat gogo.txt | awk '{ print $0 }'</text:p>
      <text:p text:style-name="P47">cat gogo.txt | awk '{ print $6 }'</text:p>
      <text:p text:style-name="P50"><text:span text:style-name="T21">cat gogo.txt | awk '{ print </text:span><text:span text:style-name="T22">$1 </text:span><text:span text:style-name="T21">$</text:span><text:span text:style-name="T22">5</text:span><text:span text:style-name="T21"> }'</text:span></text:p>
      <text:p text:style-name="P50"><text:span text:style-name="T21">cat gogo.txt | awk '{ print </text:span><text:span text:style-name="T22">$1 " " </text:span><text:span text:style-name="T21">$</text:span><text:span text:style-name="T22">5</text:span><text:span text:style-name="T21"> }'</text:span></text:p>
      <text:p text:style-name="P41"><text:span text:style-name="T24">cat gogo.txt | awk '{ print </text:span><text:span text:style-name="T25">$5 " " </text:span><text:span text:style-name="T24">$</text:span><text:span text:style-name="T25">1</text:span><text:span text:style-name="T24"> }'</text:span></text:p>
      <text:p text:style-name="P47"/>
      <text:p text:style-name="P43">2/ Que donnent les commandes suivantes :</text:p>
      <text:p text:style-name="P47">ls -l</text:p>
      <text:p text:style-name="P47">ls -l | awk '{ print $1 }'</text:p>
      <text:p text:style-name="P47">ls -l | awk '{ print $4 }'</text:p>
      <text:p text:style-name="P47">ls -l | awk '{ print $6 }'</text:p>
      <text:p text:style-name="P47">ls -l | awk '{ print $8 }'</text:p>
      <text:p text:style-name="P47">ls -l | awk '{ print $9 }'</text:p>
      <text:p text:style-name="P47"><text:soft-page-break/>ls -l | awk '{ print $0 }'</text:p>
      <text:p text:style-name="P43"/>
      <text:p text:style-name="P43">3/ Que donnent les commandes suivantes :</text:p>
      <text:p text:style-name="P50"><text:span text:style-name="T21">ls -l | </text:span><text:span text:style-name="T23">grep -v "^total" | </text:span><text:span text:style-name="T21">awk '{ print $1 }'</text:span></text:p>
      <text:p text:style-name="P46"/>
      <text:p text:style-name="P46"/>
      <text:p text:style-name="P41"><text:span text:style-name="T15">Exercice </text:span><text:span text:style-name="T17">8</text:span><text:span text:style-name="T15"> [awk]</text:span></text:p>
      <text:p text:style-name="P41"><text:span text:style-name="T10">Écrire un script Bash : </text:span><text:span text:style-name="T13">proprio.sh</text:span><text:span text:style-name="T10"> qui :</text:span></text:p>
      <text:p text:style-name="P44">-- prend en argument un nom de fichier &lt;arg&gt; ; (rappel : en Unix tout est fichier) ; </text:p>
      <text:p text:style-name="P44">-- affiche un usage pertinent dans le cas où le nombre d’argument n’est pas égal à 1 ;</text:p>
      <text:p text:style-name="P41">-- affiche un usage pertinent dans le cas où le fichier donné en argument n’e<text:span text:style-name="T271">st pas présent dans le répertoire courant </text:span>; </text:p>
      <text:p text:style-name="P41">-- sinon affiche le propriétaire de &lt;arg&gt;.</text:p>
      <text:p text:style-name="P41"/>
      <text:p text:style-name="P41"/>
      <text:p text:style-name="P41"><text:span text:style-name="T15">Exercice </text:span><text:span text:style-name="T16">9</text:span><text:span text:style-name="T15"> [awk]</text:span></text:p>
      <text:p text:style-name="P41">Écrire un script Bash : <text:span text:style-name="T77">ls_symb.sh</text:span> qui affiche les liens symboliques présents dans le répertoire courant.</text:p>
      <text:p text:style-name="P41"/>
      <text:p text:style-name="P41"/>
      <text:p text:style-name="P41"/>
      <text:p text:style-name="P41"><text:span text:style-name="T15">Exercice </text:span><text:span text:style-name="T18">10</text:span><text:span text:style-name="T15"> [awk]</text:span></text:p>
      <text:p text:style-name="P41">Écrire un script Bash : <text:span text:style-name="T92">cpt</text:span><text:span text:style-name="T77">_symb.sh</text:span> qui affiche <text:span text:style-name="T272">le nombre de </text:span>liens symboliques présents dans le répertoire courant.</text:p>
      <text:p text:style-name="P41"/>
      <text:p text:style-name="P41"/>
      <text:p text:style-name="P41"><text:span text:style-name="T15">Exercice </text:span><text:span text:style-name="T19">1</text:span><text:span text:style-name="T18">1</text:span><text:span text:style-name="T19"> </text:span><text:span text:style-name="T15">[awk]</text:span></text:p>
      <text:p text:style-name="P27"><text:span text:style-name="T255">Écrire un script Bash : </text:span><text:span text:style-name="T260">ls_pg.sh</text:span><text:span text:style-name="T255"> qui affiche, pour chaque fichier, son propriétaire et son groupe.</text:span></text:p>
      <text:p text:style-name="P29"/>
      <text:p text:style-name="P4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1" svg:font-family="Consolas"/>
    <style:font-face style:name="Liberation Serif1" svg:font-family="'Liberation Serif'"/>
    <style:font-face style:name="Times New Roman" svg:font-family="'Times New Roman'"/>
    <style:font-face style:name="sans-serif" svg:font-family="sans-serif"/>
    <style:font-face style:name="LiberationSerif1" svg:font-family="LiberationSerif" style:font-family-generic="roman"/>
    <style:font-face style:name="Lucida Sans1" svg:font-family="'Lucida Sans'" style:font-family-generic="swiss"/>
    <style:font-face style:name="Consolas2" svg:font-family="Consolas" style:font-family-generic="modern" style:font-pitch="fixed"/>
    <style:font-face style:name="Consolas" svg:font-family="Consolas" style:font-adornments="Normal"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LiberationSerif-Bold" svg:font-family="LiberationSerif-Bold" style:font-family-generic="roman" style:font-pitch="variable"/>
    <style:font-face style:name="OpenSymbol1" svg:font-family="OpenSymbol"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_5f_ensTP_5f__5f_Code" style:display-name="_ensTP__Code" style:family="paragraph" style:parent-style-name="Preformatted_20_Text" style:master-page-name="">
      <loext:graphic-properties draw:fill="solid" draw:fill-color="#eeeeee"/>
      <style:paragraph-properties fo:margin-left="0.4cm" fo:margin-right="0cm" fo:text-indent="0cm" style:auto-text-indent="false" style:page-number="auto" fo:background-color="#eeeeee"/>
      <style:text-properties style:font-name="Consolas" fo:font-family="Consolas" style:font-style-name="Normal" style:font-family-generic="modern" style:font-pitch="fixed" fo:font-size="12pt"/>
    </style:style>
    <style:style style:name="_5f_ensTP_5f__5f_Titre" style:display-name="_ensTP__Titre" style:family="paragraph" style:parent-style-name="Heading">
      <style:paragraph-properties fo:text-align="center" style:justify-single-word="false"/>
      <style:text-properties fo:font-size="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_5f_ensTP_5f__5f_Exercice" style:display-name="_ensTP__Exercice" style:family="paragraph" style:parent-style-name="Heading_20_1" style:next-style-name="_5f_ensTP_5f__5f_Corps" style:default-outline-level="" style:master-page-name="">
      <style:paragraph-properties style:page-number="auto" fo:keep-with-next="always">
        <style:tab-stops/>
      </style:paragraph-properties>
      <style:text-properties fo:font-size="12pt"/>
    </style:style>
    <style:style style:name="_5f_ensTP_5f__5f_Corps" style:display-name="_ensTP__Corps" style:family="paragraph" style:parent-style-name="Text_20_body"/>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056bbc" officeooo:paragraph-rsid="00056bbc"/>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 M. GUEDJ</text:p>
      </style:header>
      <style:footer>
        <text:p text:style-name="MP2"><text:page-number text:select-page="current">53</text:page-number>/<text:page-count>53</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1-04T16:57:04.012000000</meta:creation-date>
    <dc:date>2019-11-08T20:55:39.404000000</dc:date>
    <meta:editing-duration>PT28M45S</meta:editing-duration>
    <meta:editing-cycles>11</meta:editing-cycles>
    <meta:generator>LibreOffice/6.3.2.2$Windows_X86_64 LibreOffice_project/98b30e735bda24bc04ab42594c85f7fd8be07b9c</meta:generator>
    <meta:document-statistic meta:table-count="3" meta:image-count="1" meta:object-count="0" meta:page-count="53" meta:paragraph-count="922" meta:word-count="6614" meta:character-count="34103" meta:non-whitespace-character-count="28329"/>
  </office:meta>
</office:document-meta>
</file>